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571b" officeooo:paragraph-rsid="0000571b"/>
    </style:style>
    <style:style style:name="P2" style:family="paragraph" style:parent-style-name="Standard">
      <style:text-properties fo:font-size="14pt" officeooo:rsid="0005f57c" officeooo:paragraph-rsid="0005f57c" style:font-size-asian="14pt" style:font-size-complex="14pt"/>
    </style:style>
    <style:style style:name="P3" style:family="paragraph" style:parent-style-name="Standard">
      <style:text-properties fo:font-size="15pt" officeooo:rsid="0004450c" officeooo:paragraph-rsid="0005f57c" style:font-size-asian="15pt" style:font-size-complex="15pt"/>
    </style:style>
    <style:style style:name="P4" style:family="paragraph" style:parent-style-name="Standard">
      <style:text-properties fo:font-size="15pt" officeooo:rsid="0004450c" officeooo:paragraph-rsid="0004450c" style:font-size-asian="15pt" style:font-size-complex="15pt"/>
    </style:style>
    <style:style style:name="P5" style:family="paragraph" style:parent-style-name="Standard">
      <style:text-properties fo:font-size="15pt" officeooo:rsid="0004450c" officeooo:paragraph-rsid="0004450c" style:font-size-asian="13.1000003814697pt" style:font-size-complex="15pt"/>
    </style:style>
    <style:style style:name="P6" style:family="paragraph" style:parent-style-name="Standard">
      <style:text-properties fo:font-size="15pt" officeooo:rsid="0004450c" officeooo:paragraph-rsid="0005f57c" style:font-size-asian="13.1000003814697pt" style:font-size-complex="15pt"/>
    </style:style>
    <style:style style:name="P7" style:family="paragraph" style:parent-style-name="Standard">
      <style:text-properties fo:font-size="15pt" officeooo:rsid="0005f57c" officeooo:paragraph-rsid="0005f57c" style:font-size-asian="13.1000003814697pt" style:font-size-complex="15pt"/>
    </style:style>
    <style:style style:name="P8" style:family="paragraph" style:parent-style-name="Standard">
      <style:text-properties fo:font-size="18pt" officeooo:rsid="0000571b" officeooo:paragraph-rsid="0000571b" style:font-size-asian="18pt" style:font-size-complex="18pt"/>
    </style:style>
    <style:style style:name="P9" style:family="paragraph" style:parent-style-name="Standard">
      <style:text-properties fo:font-size="13pt" style:font-size-asian="13pt" style:font-size-complex="13pt"/>
    </style:style>
    <style:style style:name="P10" style:family="paragraph" style:parent-style-name="Standard">
      <style:text-properties fo:font-size="13pt" officeooo:rsid="0000571b" officeooo:paragraph-rsid="0000571b" style:font-size-asian="13pt" style:font-size-complex="13pt"/>
    </style:style>
    <style:style style:name="P11" style:family="paragraph" style:parent-style-name="Standard">
      <style:text-properties fo:font-size="13pt" officeooo:rsid="0005f57c" officeooo:paragraph-rsid="0005f57c" style:font-size-asian="13pt" style:font-size-complex="13pt"/>
    </style:style>
    <style:style style:name="P12" style:family="paragraph" style:parent-style-name="Standard">
      <style:text-properties fo:font-size="10pt" officeooo:rsid="0005f57c" officeooo:paragraph-rsid="0005f57c" style:font-size-asian="10pt" style:font-size-complex="10pt"/>
    </style:style>
    <style:style style:name="P13" style:family="paragraph" style:parent-style-name="Standard">
      <style:text-properties fo:font-size="10pt" officeooo:rsid="0005f57c" officeooo:paragraph-rsid="00076777" style:font-size-asian="10pt" style:font-size-complex="10pt"/>
    </style:style>
    <style:style style:name="P14" style:family="paragraph" style:parent-style-name="Standard">
      <style:text-properties fo:font-size="10pt" officeooo:rsid="0005f57c" officeooo:paragraph-rsid="000a7d2c" style:font-size-asian="10pt" style:font-size-complex="10pt"/>
    </style:style>
    <style:style style:name="P15" style:family="paragraph" style:parent-style-name="Standard">
      <style:text-properties fo:font-size="8pt" officeooo:rsid="0005f57c" officeooo:paragraph-rsid="0005f57c" style:font-size-asian="8pt" style:font-size-complex="8pt"/>
    </style:style>
    <style:style style:name="P16" style:family="paragraph" style:parent-style-name="Standard">
      <style:text-properties fo:font-size="11pt" officeooo:rsid="0004450c" officeooo:paragraph-rsid="00029c2f" style:font-size-asian="9.60000038146973pt" style:font-size-complex="11pt"/>
    </style:style>
    <style:style style:name="P17" style:family="paragraph" style:parent-style-name="Standard">
      <style:text-properties fo:font-size="11pt" officeooo:rsid="0005f57c" officeooo:paragraph-rsid="0005f57c" style:font-size-asian="11pt" style:font-size-complex="11pt"/>
    </style:style>
    <style:style style:name="P18" style:family="paragraph" style:parent-style-name="Standard">
      <style:text-properties fo:font-size="11pt" officeooo:rsid="0005f57c" officeooo:paragraph-rsid="0014f42f" style:font-size-asian="11pt" style:font-size-complex="11pt"/>
    </style:style>
    <style:style style:name="P19" style:family="paragraph" style:parent-style-name="Standard">
      <style:text-properties fo:font-size="7pt" officeooo:rsid="0005f57c" officeooo:paragraph-rsid="0005f57c" style:font-size-asian="7pt" style:font-size-complex="7pt"/>
    </style:style>
    <style:style style:name="P20" style:family="paragraph" style:parent-style-name="Standard">
      <style:text-properties fo:font-size="16pt" officeooo:rsid="0005f57c" officeooo:paragraph-rsid="0005f57c" style:font-size-asian="16pt" style:font-size-complex="16pt"/>
    </style:style>
    <style:style style:name="P21" style:family="paragraph" style:parent-style-name="Standard">
      <style:paragraph-properties fo:break-before="page"/>
      <style:text-properties fo:font-size="13pt" officeooo:rsid="0005f57c" officeooo:paragraph-rsid="0005f57c" style:font-size-asian="13pt" style:font-size-complex="13pt"/>
    </style:style>
    <style:style style:name="P22" style:family="paragraph" style:parent-style-name="Standard">
      <style:paragraph-properties fo:break-before="page"/>
      <style:text-properties fo:font-size="10pt" officeooo:rsid="0005f57c" officeooo:paragraph-rsid="0005f57c" style:font-size-asian="10pt" style:font-size-complex="10pt"/>
    </style:style>
    <style:style style:name="P23" style:family="paragraph" style:parent-style-name="Standard">
      <style:paragraph-properties fo:break-before="page"/>
      <style:text-properties fo:font-size="10pt" officeooo:rsid="0005f57c" officeooo:paragraph-rsid="000a7d2c" style:font-size-asian="10pt" style:font-size-complex="10pt"/>
    </style:style>
    <style:style style:name="P24" style:family="paragraph" style:parent-style-name="Standard">
      <style:paragraph-properties fo:break-before="page"/>
      <style:text-properties fo:font-size="8pt" officeooo:rsid="0005f57c" officeooo:paragraph-rsid="0005f57c" style:font-size-asian="8pt" style:font-size-complex="8pt"/>
    </style:style>
    <style:style style:name="P25" style:family="paragraph" style:parent-style-name="Standard">
      <style:paragraph-properties fo:break-before="page"/>
      <style:text-properties fo:font-size="11pt" officeooo:rsid="0004450c" officeooo:paragraph-rsid="0004450c" style:font-size-asian="9.60000038146973pt" style:font-size-complex="11pt"/>
    </style:style>
    <style:style style:name="P26" style:family="paragraph" style:parent-style-name="Standard">
      <style:paragraph-properties fo:break-before="page"/>
      <style:text-properties fo:font-size="11pt" officeooo:rsid="0005f57c" officeooo:paragraph-rsid="0005f57c" style:font-size-asian="11pt" style:font-size-complex="11pt"/>
    </style:style>
    <style:style style:name="P27" style:family="paragraph" style:parent-style-name="Standard">
      <style:paragraph-properties fo:break-before="page"/>
      <style:text-properties fo:font-size="15pt" officeooo:rsid="0004450c" officeooo:paragraph-rsid="0005f57c" style:font-size-asian="15pt" style:font-size-complex="15pt"/>
    </style:style>
    <style:style style:name="P28" style:family="paragraph" style:parent-style-name="Standard">
      <style:paragraph-properties fo:break-before="page"/>
      <style:text-properties fo:font-size="15pt" officeooo:rsid="0004450c" officeooo:paragraph-rsid="0005f57c" style:font-size-asian="13.1000003814697pt" style:font-size-complex="15pt"/>
    </style:style>
    <style:style style:name="P29" style:family="paragraph" style:parent-style-name="Standard">
      <style:paragraph-properties fo:break-before="page"/>
      <style:text-properties fo:font-size="15pt" officeooo:rsid="0005f57c" officeooo:paragraph-rsid="0005f57c" style:font-size-asian="13.1000003814697pt" style:font-size-complex="15pt"/>
    </style:style>
    <style:style style:name="P30" style:family="paragraph" style:parent-style-name="Standard">
      <style:paragraph-properties fo:break-before="page"/>
      <style:text-properties fo:font-size="7pt" officeooo:rsid="0005f57c" officeooo:paragraph-rsid="0005f57c" style:font-size-asian="7pt" style:font-size-complex="7pt"/>
    </style:style>
    <style:style style:name="P31" style:family="paragraph" style:parent-style-name="Standard">
      <style:paragraph-properties fo:break-before="page"/>
      <style:text-properties fo:font-size="14pt" officeooo:rsid="0005f57c" officeooo:paragraph-rsid="0005f57c" style:font-size-asian="14pt" style:font-size-complex="14pt"/>
    </style:style>
    <style:style style:name="P32" style:family="paragraph" style:parent-style-name="Standard">
      <style:paragraph-properties fo:break-before="page"/>
      <style:text-properties fo:font-size="16pt" officeooo:rsid="0005f57c" officeooo:paragraph-rsid="0005f57c" style:font-size-asian="16pt" style:font-size-complex="16pt"/>
    </style:style>
    <style:style style:name="T1" style:family="text">
      <style:text-properties officeooo:rsid="0000571b"/>
    </style:style>
    <style:style style:name="T2" style:family="text">
      <style:text-properties officeooo:rsid="0005f57c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t ain’t gonna rain no more no more<text:tab/>It ain’t gonna rain no more</text:p>
      <text:p text:style-name="P8">How in the heck can I wash my neck<text:tab/>If it ain’t gonna rain no more</text:p>
      <text:p text:style-name="P1"/>
      <text:section text:style-name="Sect1" text:name="Section1">
        <text:p text:style-name="P10">Oh mosquito he fly high<text:tab/><text:tab/>Mosquito he fly low</text:p>
        <text:p text:style-name="P10">But if mosquito lights on me<text:tab/>He ain’t gonna fly no more</text:p>
        <text:p text:style-name="P9">-<text:span text:style-name="T1">Chorus</text:span></text:p>
        <text:p text:style-name="P9"/>
        <text:p text:style-name="P9">A bum sat by the sewer<text:tab/><text:tab/>And by the sewer he died</text:p>
        <text:p text:style-name="P9">And at the coroners inquest<text:tab/>They called it 'sewer side'</text:p>
        <text:p text:style-name="P9">- Chorus</text:p>
        <text:p text:style-name="P9"/>
        <text:p text:style-name="P9">A peanut sat on the railroad track<text:tab/>It's heart was all a-flutter</text:p>
        <text:p text:style-name="P9">Along came the 4:15<text:tab/><text:tab/>Toot toot, peanut butter</text:p>
        <text:p text:style-name="P9">- Chorus</text:p>
        <text:p text:style-name="P9"/>
        <text:p text:style-name="P9">My father is a butcher<text:tab/>My mother is a cook</text:p>
        <text:p text:style-name="P9">And I'm the little hot-dog<text:tab/>With the candy that I took</text:p>
        <text:p text:style-name="P9">- Chorus</text:p>
        <text:p text:style-name="P9"/>
        <text:p text:style-name="P9">My father built a chimney<text:tab/><text:tab/>He built it up so high</text:p>
        <text:p text:style-name="P9">He had to take it down each n<text:span text:style-name="T1">i</text:span>ght<text:tab/>To let the moon go by.</text:p>
        <text:p text:style-name="P9">- Chorus</text:p>
        <text:p text:style-name="P9"/>
        <text:p text:style-name="P9">My daddy is a doctor,<text:tab/>My mommy is a nurse,</text:p>
        <text:p text:style-name="P9">And I'm the little needle<text:tab/>That gets you where it hurts.</text:p>
        <text:p text:style-name="P9">- Chorus</text:p>
        <text:p text:style-name="P9"/>
        <text:p text:style-name="P9">Mary had a little lamb<text:tab/><text:tab/>She kept it in a closet</text:p>
        <text:p text:style-name="P9">And every time she took it out<text:tab/>It left a small deposit</text:p>
        <text:p text:style-name="P9">- Chorus</text:p>
        <text:p text:style-name="P9"/>
        <text:p text:style-name="P9"/>
        <text:p text:style-name="P9">Mary had a little lamb,<text:tab/><text:tab/>Her father shot it dead</text:p>
        <text:p text:style-name="P9">Oh, she still takes it off to school<text:tab/>But on a slice of bread.</text:p>
        <text:p text:style-name="P9">- Chorus</text:p>
        <text:p text:style-name="P9"/>
        <text:p text:style-name="P9">Mary had a steamboat<text:tab/>The steamboat had a bell.</text:p>
        <text:p text:style-name="P9">Mary went to heaven.<text:tab/>The steamboat went to TOOT-TOOT!</text:p>
        <text:p text:style-name="P9">- Chorus</text:p>
        <text:p text:style-name="P9"/>
        <text:p text:style-name="P9">My uncle was a chemist.<text:tab/><text:tab/>A chemist he is no more.</text:p>
        <text:p text:style-name="P9">For what he thought was H-2-O<text:tab/>Was H-2-S-O-4</text:p>
        <text:p text:style-name="P9">- Chorus</text:p>
        <text:p text:style-name="P9"/>
        <text:p text:style-name="P9">Peter was a rabbit<text:tab/><text:tab/><text:tab/><text:tab/>A rabbit he is no more</text:p>
        <text:p text:style-name="P9">For what he thought was a rabbit hole<text:tab/>Was a hole in the outhouse floor</text:p>
        <text:p text:style-name="P9">- Chorus</text:p>
        <text:p text:style-name="P9"/>
        <text:p text:style-name="P9">I never saw a purple cow<text:tab/>I never hope to see one</text:p>
        <text:p text:style-name="P9">But I can tell you anyhow<text:tab/>I'd rather see than be one.</text:p>
        <text:p text:style-name="P9">- Chorus</text:p>
        <text:p text:style-name="P9"/>
        <text:p text:style-name="P9">I never saw a chocolate cow<text:tab/>I never hope to see one</text:p>
        <text:p text:style-name="P9">But judging by the milk we get<text:tab/>There certainly must be one</text:p>
        <text:p text:style-name="P9">- Chorus</text:p>
        <text:p text:style-name="P25">Seven Old Ladies</text:p>
        <text:p text:style-name="P16"/>
        <text:p text:style-name="P16">-Chorus-</text:p>
        <text:p text:style-name="P16">(V) <text:s text:c="2"/>(I) <text:s text:c="5"/>(V) <text:s text:c="11"/>(I)</text:p>
        <text:p text:style-name="P16">Oh Dear, what can the matter be?</text:p>
        <text:p text:style-name="P16">(V) <text:s text:c="10"/>(I)         <text:s/>(II) <text:s text:c="4"/></text:p>
        <text:p text:style-name="P16">Seven old ladies got locked in the lavatory!</text:p>
        <text:p text:style-name="P16">(V) <text:s text:c="10"/>(I)          (V)           (I)</text:p>
        <text:p text:style-name="P16">They were there from Sunday to Saturday</text:p>
        <text:p text:style-name="P16">(V) <text:s text:c="7"/>(I)             <text:s/>(II)</text:p>
        <text:p text:style-name="P16">Nobody knew they were there</text:p>
        <text:p text:style-name="P16"/>
        <text:p text:style-name="P16">(VI)m</text:p>
        <text:p text:style-name="P16">la la la</text:p>
        <text:p text:style-name="P16"><text:s text:c="9"/></text:p>
        <text:p text:style-name="P16">(V) <text:s text:c="9"/>(I) <text:s text:c="8"/>(IV) <text:s text:c="7"/>(I) <text:s text:c="10"/>(V)</text:p>
        <text:p text:style-name="P16">Well the first old lady, was old Mrs. Humphry</text:p>
        <text:p text:style-name="P16"><text:s text:c="5"/>(I) <text:s text:c="7"/>(IV) <text:s text:c="6"/>(I) <text:s text:c="11"/>(V)</text:p>
        <text:p text:style-name="P16">She only went in to make herself comfy</text:p>
        <text:p text:style-name="P16"><text:s text:c="6"/>(I) <text:s text:c="16"/>(IV) <text:s text:c="8"/>(I) <text:s text:c="13"/>(V)</text:p>
        <text:p text:style-name="P16">But when she went to leave she couldn't get her bum free</text:p>
        <text:p text:style-name="P16"><text:s text:c="8"/>(I) <text:s text:c="5"/>(IV) <text:s text:c="12"/>(I)</text:p>
        <text:p text:style-name="P16">Cause nobody knew she was there</text:p>
        <text:p text:style-name="P16"/>
        <text:p text:style-name="P16">-Chorus-</text:p>
        <text:p text:style-name="P16"/>
        <text:p text:style-name="P16">(V) <text:s text:c="9"/>(I) <text:s text:c="8"/>(IV) <text:s text:c="7"/>(I) <text:s text:c="10"/>(V)</text:p>
        <text:p text:style-name="P16">Well the next one in line was old Mrs. Draper</text:p>
        <text:p text:style-name="P16"><text:s text:c="5"/>(I) <text:s text:c="7"/>(IV) <text:s text:c="6"/>(I) <text:s text:c="11"/>(V)</text:p>
        <text:p text:style-name="P16">She went in but couldn't find the paper</text:p>
        <text:p text:style-name="P16"><text:s/>(I) <text:s text:c="6"/>(IV) <text:s text:c="3"/>(No Chord)</text:p>
        <text:p text:style-name="P16">So she used a <text:s/>brick layers scraper</text:p>
        <text:p text:style-name="P16"><text:s text:c="7"/>(I) <text:s text:c="5"/>(IV) <text:s text:c="12"/>(I)</text:p>
        <text:p text:style-name="P16">And nobody knew she was there</text:p>
        <text:p text:style-name="P16"/>
        <text:p text:style-name="P16">-Chorus-</text:p>
        <text:p text:style-name="P16"/>
        <text:p text:style-name="P16">(V) <text:s text:c="9"/>(I) <text:s text:c="6"/>(IV) <text:s text:c="7"/>(I)           (V)</text:p>
        <text:p text:style-name="P16">Well the next old lady was old Mrs. Flynn</text:p>
        <text:p text:style-name="P16"><text:s text:c="5"/>(I) <text:s text:c="7"/>(IV) <text:s text:c="6"/>(I) <text:s text:c="9"/>(V)</text:p>
        <text:p text:style-name="P16">She only went in on a personal whim</text:p>
        <text:p text:style-name="P16"><text:s text:c="4"/>(I) <text:s text:c="12"/>(IV) <text:s text:c="3"/>(No Chord)</text:p>
        <text:p text:style-name="P16">Somehow she got stuck <text:s/>between the bowl and the rim</text:p>
        <text:p text:style-name="P16"><text:s text:c="6"/>(I) <text:s text:c="5"/>(IV) <text:s text:c="12"/>(I)</text:p>
        <text:p text:style-name="P16">Cause nobody knew she was there</text:p>
        <text:p text:style-name="P16"/>
        <text:p text:style-name="P16">-Chorus-</text:p>
        <text:p text:style-name="P16"/>
        <text:p text:style-name="P16">(V) <text:s text:c="9"/>(I) <text:s text:c="6"/>(IV) <text:s text:c="5"/>(I) <text:s text:c="5"/>(V)</text:p>
        <text:p text:style-name="P16">Well the next one in was Mrs. McArthur</text:p>
        <text:p text:style-name="P16"><text:s text:c="5"/>(I) <text:s text:c="7"/>(IV) <text:s text:c="13"/>(I) <text:s text:c="9"/>(V)</text:p>
        <text:p text:style-name="P16">She needed to go, to the washroom she darted</text:p>
        <text:p text:style-name="P16"><text:s text:c="6"/>(I) <text:s text:c="6"/>(IV) <text:s text:c="11"/>(No Chord)</text:p>
        <text:p text:style-name="P16">She paid a nickel but only (horn simulating flatulence)</text:p>
        <text:p text:style-name="P16"><text:s text:c="5"/>(I) <text:s text:c="5"/>(IV) <text:s text:c="12"/>(I)</text:p>
        <text:p text:style-name="P16">And nobody knew she was there</text:p>
        <text:p text:style-name="P16"/>
        <text:p text:style-name="P16">-Chorus-</text:p>
        <text:p text:style-name="P16"/>
        <text:p text:style-name="P16">(V) <text:s text:c="9"/>(I) <text:s text:c="6"/>(IV) <text:s text:c="7"/>(I) <text:s text:c="7"/>(V)</text:p>
        <text:p text:style-name="P16">Well the next old lady was old Mrs. Schuster</text:p>
        <text:p text:style-name="P16"><text:s text:c="5"/>(I) <text:s text:c="10"/>(IV) <text:s text:c="7"/>(No Chord)</text:p>
        <text:p text:style-name="P16">She sat on the handle and thought someone goosed her</text:p>
        <text:p text:style-name="P16"><text:s text:c="2"/>(I) <text:s text:c="9"/>(IV) <text:s text:c="2"/>(No Chord)</text:p>
        <text:p text:style-name="P16">Said "Oh my dear, it don't feel like it used to"</text:p>
        <text:p text:style-name="P16"><text:s text:c="2"/>(I) <text:s text:c="5"/>(IV) <text:s text:c="12"/>(I)</text:p>
        <text:p text:style-name="P16">Nobody knew she was there</text:p>
        <text:p text:style-name="P16"/>
        <text:p text:style-name="P16">-Chorus-</text:p>
        <text:p text:style-name="P16"/>
        <text:p text:style-name="P16">(V) <text:s text:c="9"/>(I) <text:s text:c="6"/>(IV) <text:s text:c="7"/>(I) <text:s text:c="7"/>(V)</text:p>
        <text:p text:style-name="P16">Well the last old lady was old Mrs. Mason</text:p>
        <text:p text:style-name="P16"><text:s text:c="7"/>(I) <text:s text:c="7"/>(IV) <text:s text:c="4"/>(I) <text:s text:c="10"/>(V)</text:p>
        <text:p text:style-name="P16">Well she had to go so she used a basin</text:p>
        <text:p text:style-name="P16"><text:s text:c="7"/>(I) <text:s text:c="7"/>(IV) <text:s text:c="6"/>(I) <text:s text:c="13"/>(V)</text:p>
        <text:p text:style-name="P16">That was the water that I washed my face in</text:p>
        <text:p text:style-name="P16"><text:s/>(I) <text:s text:c="5"/>(IV) <text:s text:c="12"/>(I)</text:p>
        <text:p text:style-name="P16">Nobody knew she was there</text:p>
        <text:p text:style-name="P27">Hallelujah, I'm a <text:span text:style-name="T2">B</text:span>um</text:p>
        <text:p text:style-name="P3"/>
        <text:p text:style-name="P3">(I) <text:s text:c="29"/>(IV)</text:p>
        <text:p text:style-name="P4">Rejoice and be glad, for the spring time has come,</text:p>
        <text:p text:style-name="P4">(I) <text:s text:c="32"/>(V)</text:p>
        <text:p text:style-name="P4">We can throw down our shovels and go on the bum</text:p>
        <text:p text:style-name="P4"/>
        <text:p text:style-name="P4"><text:s text:c="6"/>(I) <text:s text:c="11"/>(IV) <text:s text:c="7"/>(I) <text:s text:c="12"/>(V)</text:p>
        <text:p text:style-name="P4">Hallelujah, I'm a bum, Hallelujah, bum again,</text:p>
        <text:p text:style-name="P4"><text:s text:c="6"/>(I) <text:s text:c="16"/>(IV) <text:s text:c="9"/>(V) <text:s text:c="9"/>(I)</text:p>
        <text:p text:style-name="P4">Hallelujah, give us a handout, To revive us again</text:p>
        <text:p text:style-name="P4"/>
        <text:p text:style-name="P4">The springtime has come and I'm just out of jail,</text:p>
        <text:p text:style-name="P4">Without any money, without any bail</text:p>
        <text:p text:style-name="P4"/>
        <text:p text:style-name="P4">I went to a house and I wrapped on the door,</text:p>
        <text:p text:style-name="P4">And the lady said, "Bum, bum, you've been here before."</text:p>
        <text:p text:style-name="P4"/>
        <text:p text:style-name="P4">I like Jim Hill, He's a good friend of mine,</text:p>
        <text:p text:style-name="P4">That is why I am hiking down Jim Hill's main line</text:p>
        <text:p text:style-name="P4"/>
        <text:p text:style-name="P4">I went to a house, and I asked for some bread,</text:p>
        <text:p text:style-name="P4">And the lady said "Bum, bum, the baker is dead."</text:p>
        <text:p text:style-name="P4"/>
        <text:p text:style-name="P4">Oh why don't you work like other men do?</text:p>
        <text:p text:style-name="P4">Now how can I work when there's no work to do?</text:p>
        <text:p text:style-name="P4"/>
        <text:p text:style-name="P4">Why don't you save all the money you earn?</text:p>
        <text:p text:style-name="P4">If I didn't eat, I'd have money to burn</text:p>
        <text:p text:style-name="P4"/>
        <text:p text:style-name="P4">I don't like work, and work don't like me,</text:p>
        <text:p text:style-name="P4">and that is the reason I am so hungry</text:p>
        <text:p text:style-name="P4"/>
        <text:p text:style-name="P4"/>
        <text:p text:style-name="P4">Some Alternate Verses:</text:p>
        <text:p text:style-name="P4"/>
        <text:p text:style-name="P4">I can't buy a job 'cause I ain't got the dough,</text:p>
        <text:p text:style-name="P4">So I ride in a boxcar 'cause I'm a hobo</text:p>
        <text:p text:style-name="P4"/>
        <text:p text:style-name="P4">Why don't you work like other men do?</text:p>
        <text:p text:style-name="P4">How can I get a job when you're holding down two?</text:p>
        <text:p text:style-name="P4"/>
        <text:p text:style-name="P4">I went to a bar and I asked for a drink,</text:p>
        <text:p text:style-name="P4">They gave me a cup and said there's the sink</text:p>
        <text:p text:style-name="P4"/>
        <text:p text:style-name="P4">Why don't you work like other men do?</text:p>
        <text:p text:style-name="P4">How the hell can I work when the sky is blue?</text:p>
        <text:p text:style-name="P29">I’ll Fly Away</text:p>
        <text:p text:style-name="P5"/>
        <text:p text:style-name="P5">[Verse 1]</text:p>
        <text:p text:style-name="P5"><text:s/>(I) <text:s text:c="18"/>(I)7 <text:s text:c="20"/>(IV) <text:s text:c="7"/>(I)</text:p>
        <text:p text:style-name="P5"><text:s/>Some glad morning when this life is o'er, I'll fly away</text:p>
        <text:p text:style-name="P5"><text:s/>(I) <text:s text:c="39"/>(V)7 <text:s text:c="2"/>(I)</text:p>
        <text:p text:style-name="P5"><text:s/>To a home on God's celestial shore, I'll fly away</text:p>
        <text:p text:style-name="P5"/>
        <text:p text:style-name="P5"/>
        <text:p text:style-name="P5"><text:s/>[Chorus]</text:p>
        <text:p text:style-name="P5"><text:s/>(I) <text:s text:c="16"/>(I)7 <text:s text:c="4"/>(IV) <text:s text:c="7"/>(I)</text:p>
        <text:p text:style-name="P5"><text:s/>I'll fly away, O glory, I'll fly away</text:p>
        <text:p text:style-name="P5"><text:s/>(I) <text:s text:c="3"/>(IV) <text:s/>(I) <text:s text:c="29"/>(V)7 <text:s text:c="2"/>(I)</text:p>
        <text:p text:style-name="P5"><text:s/>When I die, hallelujah, by and by I'll fly away</text:p>
        <text:p text:style-name="P5"/>
        <text:p text:style-name="P5"/>
        <text:p text:style-name="P5"><text:s/>[Verse 2]</text:p>
        <text:p text:style-name="P5"><text:s/>(I) <text:s text:c="16"/>(I)7 <text:s text:c="22"/>(IV) <text:s text:c="7"/>(I)</text:p>
        <text:p text:style-name="P5"><text:s/>When the shadows of this life have grown, I'll fly away</text:p>
        <text:p text:style-name="P5"><text:s/>(I) <text:s text:c="44"/>(V)7 <text:s text:c="2"/>(I)</text:p>
        <text:p text:style-name="P5"><text:s/>Like a bird from prison bars has flown, I'll fly away</text:p>
        <text:p text:style-name="P5"/>
        <text:p text:style-name="P5"/>
        <text:p text:style-name="P5"><text:s/>[Chorus]</text:p>
        <text:p text:style-name="P5"/>
        <text:p text:style-name="P5"/>
        <text:p text:style-name="P6"><text:s/></text:p>
        <text:p text:style-name="P6">[Verse 3]</text:p>
        <text:p text:style-name="P5"><text:s/>(I) <text:s text:c="14"/>(I)7 <text:s text:c="18"/>(IV) <text:s text:c="9"/>(I)</text:p>
        <text:p text:style-name="P5"><text:s/>Oh how glad and happy when we meet, I'll fly away</text:p>
        <text:p text:style-name="P5"><text:s/>(I) <text:s text:c="14"/>(I)7 <text:s text:c="21"/>(IV) <text:s text:c="7"/>(I)</text:p>
        <text:p text:style-name="P5"><text:s/>No more cold iron shackles on my feet, I'll fly away</text:p>
        <text:p text:style-name="P5"><text:s/>[Chorus]</text:p>
        <text:p text:style-name="P5"><text:s/>(I) <text:s text:c="16"/>(I)7 <text:s text:c="4"/>(IV) <text:s text:c="7"/>(I)</text:p>
        <text:p text:style-name="P5"><text:s/>I'll fly away, O glory, I'll fly away</text:p>
        <text:p text:style-name="P5"><text:s/>(I) <text:s text:c="3"/>(IV) <text:s/>(I) <text:s text:c="29"/>(V)7 <text:s text:c="2"/>(I)</text:p>
        <text:p text:style-name="P5"><text:s/>When I die, hallelujah, by and by I'll fly away</text:p>
        <text:p text:style-name="P5"/>
        <text:p text:style-name="P5"/>
        <text:p text:style-name="P5"><text:s/>[Verse 4]</text:p>
        <text:p text:style-name="P5"><text:s/>(I) <text:s text:c="15"/>(I)7 <text:s text:c="19"/>(IV) <text:s text:c="7"/>(I)</text:p>
        <text:p text:style-name="P5"><text:s/>Just a few more weary days, and then, I'll fly away</text:p>
        <text:p text:style-name="P5"><text:s/>(I) <text:s text:c="42"/>(V)7 <text:s text:c="2"/>(I)</text:p>
        <text:p text:style-name="P5"><text:s/>To a land where joys shall never end, I'll fly away</text:p>
        <text:p text:style-name="P5"/>
        <text:p text:style-name="P5"/>
        <text:p text:style-name="P5"><text:s/>[Chorus]</text:p>
        <text:p text:style-name="P5"/>
        <text:p text:style-name="P28">Head, <text:span text:style-name="T2">S</text:span>houlders, <text:span text:style-name="T2">K</text:span>nees, and <text:span text:style-name="T2">T</text:span>oes</text:p>
        <text:p text:style-name="P5"/>
        <text:p text:style-name="P5">[Verse 1]</text:p>
        <text:p text:style-name="P5">(I)</text:p>
        <text:p text:style-name="P5">Head and shoulders knees and toes, knees and toes</text:p>
        <text:p text:style-name="P5">(I) <text:s text:c="28"/>(V)</text:p>
        <text:p text:style-name="P5">Head and shoulders knees and toes, knees and toes</text:p>
        <text:p text:style-name="P5"><text:s text:c="5"/>(I) <text:s text:c="16"/>(IV)</text:p>
        <text:p text:style-name="P5">And eyes and ears and mouth and nose</text:p>
        <text:p text:style-name="P5">(V)7 <text:s text:c="26"/>(I)</text:p>
        <text:p text:style-name="P5">Head and shoulders knees and toes</text:p>
        <text:p text:style-name="P5"/>
        <text:p text:style-name="P5">[Verse 2]</text:p>
        <text:p text:style-name="P5">(I)</text:p>
        <text:p text:style-name="P5">Feet and tummies arms and chins, arms and chins</text:p>
        <text:p text:style-name="P5">(I) <text:s text:c="26"/>(V)</text:p>
        <text:p text:style-name="P5">Feet and tummies arms and chins, arms and chins</text:p>
        <text:p text:style-name="P5"><text:s text:c="5"/>(I) <text:s text:c="16"/>(IV)</text:p>
        <text:p text:style-name="P5">And eyes and ears and mouth and shins</text:p>
        <text:p text:style-name="P5">(V)7 <text:s text:c="25"/>(I)</text:p>
        <text:p text:style-name="P5">Feet and tummies arms and chins</text:p>
        <text:p text:style-name="P5"/>
        <text:p text:style-name="P5">[Verse 3]</text:p>
        <text:p text:style-name="P5">(I)</text:p>
        <text:p text:style-name="P5">Hands and fingers legs and lips, legs and lips</text:p>
        <text:p text:style-name="P5">(I) <text:s text:c="26"/>(V)</text:p>
        <text:p text:style-name="P5">Hands and fingers legs and lips, legs and lips</text:p>
        <text:p text:style-name="P5"><text:s text:c="5"/>(I)                 (IV)</text:p>
        <text:p text:style-name="P5">And eyes and ears and mouth and hips</text:p>
        <text:p text:style-name="P5">(V)7 <text:s text:c="25"/>(I)</text:p>
        <text:p text:style-name="P5">Hands and fingers legs and lips</text:p>
        <text:p text:style-name="P5"/>
        <text:p text:style-name="P5">[Verse 4]</text:p>
        <text:p text:style-name="P5">(I)</text:p>
        <text:p text:style-name="P5">Head and shoulders knees and toes, knees and toes</text:p>
        <text:p text:style-name="P5">(I) <text:s text:c="28"/>(V)</text:p>
        <text:p text:style-name="P5">Head and shoulders knees and toes, knees and toes</text:p>
        <text:p text:style-name="P5"><text:s text:c="5"/>(I) <text:s text:c="16"/>(IV)</text:p>
        <text:p text:style-name="P5">And eyes and ears and mouth and nose</text:p>
        <text:p text:style-name="P5">(V)7 <text:s text:c="26"/>(I)</text:p>
        <text:p text:style-name="P5">Head and shoulders knees and toes</text:p>
        <text:p text:style-name="P29">Bingo</text:p>
        <text:p text:style-name="P7">[Verse]</text:p>
        <text:p text:style-name="P7"><text:s text:c="6"/>(I) <text:s text:c="11"/>(IV) <text:s text:c="4"/>(I)</text:p>
        <text:p text:style-name="P7">There was a farmer had a dog,</text:p>
        <text:p text:style-name="P7"><text:s text:c="4"/>(I)     (V)       (I)</text:p>
        <text:p text:style-name="P7">And Bingo was his name-o.</text:p>
        <text:p text:style-name="P7">(I) <text:s text:c="2"/>(IV)</text:p>
        <text:p text:style-name="P7">B-I-N-G-O</text:p>
        <text:p text:style-name="P7">(V) <text:s text:c="2"/>(I)</text:p>
        <text:p text:style-name="P7">B-I-N-G-O</text:p>
        <text:p text:style-name="P7">(VI)m <text:s/>(IV)</text:p>
        <text:p text:style-name="P7">B-I-N-G-O</text:p>
        <text:p text:style-name="P7"><text:s text:c="4"/>(V) <text:s text:c="12"/>(I)</text:p>
        <text:p text:style-name="P7">And Bingo was his name-o.</text:p>
        <text:p text:style-name="P7"/>
        <text:p text:style-name="P7"/>
        <text:p text:style-name="P7"/>
        <text:p text:style-name="P13">(VI)m <text:s text:c="33"/>(I)</text:p>
        <text:p text:style-name="P13">The ants go marching one by one, hurrah, hurrah</text:p>
        <text:p text:style-name="P13">(VI)m <text:s text:c="33"/>(I)</text:p>
        <text:p text:style-name="P13">The ants go marching one by one, hurrah, hurrah</text:p>
        <text:p text:style-name="P13"><text:s text:c="21"/>(V)7 <text:s text:c="13"/>(VI)m <text:s text:c="18"/>(III)</text:p>
        <text:p text:style-name="P13">The ants go marching one by one, the little one stops to suck his thumb</text:p>
        <text:p text:style-name="P13"><text:s text:c="9"/>(I) <text:s text:c="2"/>(V)7 (VI)m (III) <text:s text:c="4"/>(VI)m <text:s text:c="3"/></text:p>
        <text:p text:style-name="P13">And they all go marching down to the ground to get out of the rain,</text:p>
        <text:p text:style-name="P13">(III) <text:s text:c="4"/>(IV)# <text:s text:c="3"/>(V)# (as single notes)</text:p>
        <text:p text:style-name="P13">BOOM! BOOM! BOOM!</text:p>
        <text:p text:style-name="P13"/>
        <text:p text:style-name="P13"/>
        <text:p text:style-name="P7"/>
        <text:p text:style-name="P7"/>
        <text:p text:style-name="P7"/>
        <text:p text:style-name="P7"><text:s text:c="10"/>(I) <text:s text:c="14"/>(V)7 <text:s text:c="28"/>(I)</text:p>
        <text:p text:style-name="P7">This is a song that never ends. Yes it goes on and on my friends.</text:p>
        <text:p text:style-name="P7">(I) <text:s text:c="34"/>(V)7</text:p>
        <text:p text:style-name="P7">Some people started singing it, not knowing what it was,</text:p>
        <text:p text:style-name="P7">(V)7 <text:s text:c="29"/>(I)</text:p>
        <text:p text:style-name="P7">And they'll continue singing it forever just because...(Repeat)</text:p>
        <text:p text:style-name="P7"/>
        <text:p text:style-name="P7"/>
        <text:p text:style-name="P7"/>
        <text:p text:style-name="P7">(I)</text:p>
        <text:p text:style-name="P7">The itsy bitsy spider</text:p>
        <text:p text:style-name="P7"><text:s text:c="5"/>(V)7 <text:s text:c="11"/>(I)</text:p>
        <text:p text:style-name="P7">Went up the garden spout.</text:p>
        <text:p text:style-name="P7"/>
        <text:p text:style-name="P7">Down came the rain</text:p>
        <text:p text:style-name="P7"><text:s text:c="4"/>(V)7 <text:s text:c="15"/>(I)</text:p>
        <text:p text:style-name="P7">And washed the spider out.</text:p>
        <text:p text:style-name="P7"/>
        <text:p text:style-name="P7">Out came the sun</text:p>
        <text:p text:style-name="P7"><text:s text:c="4"/>(V)7 <text:s text:c="14"/>(I)</text:p>
        <text:p text:style-name="P7">And dried up all the rain.</text:p>
        <text:p text:style-name="P7"><text:s text:c="8"/>(I)</text:p>
        <text:p text:style-name="P7">And the itsy bitsy spider</text:p>
        <text:p text:style-name="P7"><text:s text:c="5"/>(V)7 <text:s text:c="11"/>(I)</text:p>
        <text:p text:style-name="P7">Went up the spout again.</text:p>
        <text:p text:style-name="P21">You Are My Sunshine</text:p>
        <text:p text:style-name="P11"/>
        <text:p text:style-name="P11">[Verse]</text:p>
        <text:p text:style-name="P11"><text:s/>(I)</text:p>
        <text:p text:style-name="P11"><text:s/>The other night dear, as I lay sleeping</text:p>
        <text:p text:style-name="P11"><text:s text:c="15"/>(IV) <text:s text:c="12"/>(I) </text:p>
        <text:p text:style-name="P11"><text:s/>I dreamed I held you in my arms</text:p>
        <text:p text:style-name="P11"><text:s text:c="15"/>(IV) <text:s text:c="13"/>(I) <text:s text:c="4"/></text:p>
        <text:p text:style-name="P11"><text:s/>But when I awoke dear, I was mistaken</text:p>
        <text:p text:style-name="P11"><text:s text:c="16"/>(V) <text:s text:c="8"/>(I) </text:p>
        <text:p text:style-name="P11"><text:s/>And I hung my head and cried</text:p>
        <text:p text:style-name="P11"/>
        <text:p text:style-name="P11">[Chorus:]</text:p>
        <text:p text:style-name="P11"><text:s/>(I) <text:s text:c="37"/></text:p>
        <text:p text:style-name="P11"><text:s/>You are my sunshine, my only sunshine</text:p>
        <text:p text:style-name="P11"><text:s text:c="15"/>(IV) <text:s text:c="18"/>(I)</text:p>
        <text:p text:style-name="P11"><text:s/>You make me happy when skies are gray</text:p>
        <text:p text:style-name="P11"><text:s text:c="15"/>(IV) <text:s text:c="21"/>(I) </text:p>
        <text:p text:style-name="P11"><text:s/>You'll never know dear, how much I love you</text:p>
        <text:p text:style-name="P11"><text:s text:c="25"/>(V) <text:s text:c="6"/>(I) <text:s text:c="2"/></text:p>
        <text:p text:style-name="P11"><text:s/>Please don't take my sunshine away</text:p>
        <text:p text:style-name="P11"/>
        <text:p text:style-name="P11">[Verse]</text:p>
        <text:p text:style-name="P11"><text:s/>(I)</text:p>
        <text:p text:style-name="P11"><text:s/>I'll always love you and make you happy</text:p>
        <text:p text:style-name="P11"><text:s text:c="14"/>(IV) <text:s text:c="12"/>(I) <text:s text:c="2"/></text:p>
        <text:p text:style-name="P11"><text:s/>If you could only say the same</text:p>
        <text:p text:style-name="P11"><text:s text:c="14"/>(IV) <text:s text:c="17"/>(I)</text:p>
        <text:p text:style-name="P11"><text:s/>But if you leave me, to love another</text:p>
        <text:p text:style-name="P11"><text:s text:c="20"/>(V) <text:s text:c="9"/>(I) <text:s/></text:p>
        <text:p text:style-name="P11"><text:s/>Well you'll regret it all someday</text:p>
        <text:p text:style-name="P11"/>
        <text:p text:style-name="P11"><text:s/>[Chorus:]</text:p>
        <text:p text:style-name="P11"/>
        <text:p text:style-name="P11"><text:s/>[Verse]</text:p>
        <text:p text:style-name="P11"><text:s/>(I)</text:p>
        <text:p text:style-name="P11"><text:s/>The other night dear, as I lay sleeping</text:p>
        <text:p text:style-name="P11"><text:s text:c="15"/>(IV) <text:s text:c="12"/>(I) </text:p>
        <text:p text:style-name="P11"><text:s/>I dreamed I held you in my arms</text:p>
        <text:p text:style-name="P11"><text:s text:c="15"/>(IV) <text:s text:c="13"/>(I) <text:s text:c="4"/></text:p>
        <text:p text:style-name="P11"><text:s/>But when I awoke dear, I was mistaken</text:p>
        <text:p text:style-name="P11"><text:s text:c="16"/>(V) <text:s text:c="8"/>(I) </text:p>
        <text:p text:style-name="P11"><text:s/>And I hung my head and cried</text:p>
        <text:p text:style-name="P11"/>
        <text:p text:style-name="P11">[Chorus:]</text:p>
        <text:p text:style-name="P11"/>
        <text:p text:style-name="P11">[Verse]</text:p>
        <text:p text:style-name="P11"><text:s/>(I)</text:p>
        <text:p text:style-name="P11"><text:s/>I'll always love you and make you happy</text:p>
        <text:p text:style-name="P11"><text:s text:c="14"/>(IV) <text:s text:c="12"/>(I) <text:s text:c="2"/></text:p>
        <text:p text:style-name="P11"><text:s/>If you could only say the same</text:p>
        <text:p text:style-name="P11"><text:s text:c="14"/>(IV) <text:s text:c="17"/>(I)</text:p>
        <text:p text:style-name="P11"><text:s/>But if you leave me, to love another</text:p>
        <text:p text:style-name="P11"><text:s text:c="20"/>(V) <text:s text:c="9"/>(I) <text:s/></text:p>
        <text:p text:style-name="P11"><text:s/>Well you'll regret it all someday</text:p>
        <text:p text:style-name="P11"><text:s/>[Chorus:]</text:p>
        <text:p text:style-name="P21"><text:s/>[Verse 1]</text:p>
        <text:p text:style-name="P11"><text:s/>(I) <text:s text:c="12"/>(VI)m <text:s text:c="5"/>(IV) <text:s text:c="8"/>(V) </text:p>
        <text:p text:style-name="P11"><text:s/>Why are there so many songs about rainbows,</text:p>
        <text:p text:style-name="P11"><text:s/>(I) <text:s text:c="18"/>(VI)m <text:s text:c="3"/>(IV)</text:p>
        <text:p text:style-name="P11"><text:s/>and what's on the other side?</text:p>
        <text:p text:style-name="P11"><text:s/>(I) <text:s text:c="12"/>(VI)m <text:s text:c="5"/>(IV) <text:s text:c="8"/>(V) </text:p>
        <text:p text:style-name="P11"><text:s/>Rainbows are visions, but only illusions.</text:p>
        <text:p text:style-name="P11"><text:s/>(I) <text:s text:c="18"/>(VI)m <text:s text:c="3"/>(IV)</text:p>
        <text:p text:style-name="P11"><text:s/>Rainbows have nothing to hide.</text:p>
        <text:p text:style-name="P11"/>
        <text:p text:style-name="P11"><text:s text:c="2"/>(IV)maj7</text:p>
        <text:p text:style-name="P11"><text:s/>So we've been told and some choose to believe it.</text:p>
        <text:p text:style-name="P11"><text:s/>(V)7 <text:s/>(V) </text:p>
        <text:p text:style-name="P11"><text:s/>I know they're wrong; wait and see.</text:p>
        <text:p text:style-name="P11"/>
        <text:p text:style-name="P11"><text:s/>[chorus]</text:p>
        <text:p text:style-name="P11"><text:s/>(IV) <text:s text:c="15"/>(V) <text:s text:c="9"/>(I) <text:s text:c="12"/>(VI)m</text:p>
        <text:p text:style-name="P11"><text:s/>Some day we'll find it, the rainbow connection,</text:p>
        <text:p text:style-name="P11"><text:s/>(IV) <text:s text:c="14"/>(V) <text:s text:c="12"/>(I) </text:p>
        <text:p text:style-name="P11"><text:s/>The lovers, the dreamers, and me.</text:p>
        <text:p text:style-name="P11"/>
        <text:p text:style-name="P11"><text:s/>[Verse 2]</text:p>
        <text:p text:style-name="P11"><text:s/>(I) <text:s text:c="12"/>(VI)m <text:s text:c="13"/>(IV) <text:s text:c="8"/>(V) </text:p>
        <text:p text:style-name="P11"><text:s/>Who said that every wish will be heard and answered</text:p>
        <text:p text:style-name="P11"><text:s/>(I) <text:s text:c="18"/>(VI)m <text:s text:c="3"/>(IV)</text:p>
        <text:p text:style-name="P11"><text:s/>and wished on a morning star?</text:p>
        <text:p text:style-name="P11"><text:s/>(I) <text:s text:c="12"/>(VI)m <text:s text:c="14"/>(IV) <text:s text:c="8"/>(V) </text:p>
        <text:p text:style-name="P11"><text:s/>Somebody thought of that and someone believed him.</text:p>
        <text:p text:style-name="P11"><text:s/>(I) <text:s text:c="14"/>(VI)m <text:s text:c="3"/>(IV)</text:p>
        <text:p text:style-name="P11"><text:s/>Look what it's done so far.</text:p>
        <text:p text:style-name="P11"/>
        <text:p text:style-name="P11"><text:s text:c="2"/>(IV)maj7</text:p>
        <text:p text:style-name="P11"><text:s/>What's so amazing and keeps us stargazing?</text:p>
        <text:p text:style-name="P11"><text:s/>(V)7 <text:s/>(V) </text:p>
        <text:p text:style-name="P11"><text:s/>What do we think we might see?</text:p>
        <text:p text:style-name="P11"/>
        <text:p text:style-name="P11"><text:s/>[chorus]</text:p>
        <text:p text:style-name="P11"/>
        <text:p text:style-name="P11"><text:s/>[Bridge]</text:p>
        <text:p text:style-name="P11"><text:s/>(I) <text:s text:c="8"/>(V) <text:s text:c="8"/>(IV)</text:p>
        <text:p text:style-name="P11"><text:s/>all of us under its spell,</text:p>
        <text:p text:style-name="P11"><text:s/>(IV) <text:s text:c="16"/>(II)m <text:s text:c="6"/>(V) <text:s/>(V)#maj7</text:p>
        <text:p text:style-name="P11"><text:s/>We know that it's probably magic …………</text:p>
        <text:p text:style-name="P11"/>
        <text:p text:style-name="P11"><text:s/>[Verse 3] (Key change)</text:p>
        <text:p text:style-name="P11"><text:s/>(II) <text:s text:c="12"/>(VII)m <text:s text:c="14"/>(V) <text:s text:c="8"/>(VI)</text:p>
        <text:p text:style-name="P11"><text:s/>Have you been half asleep and have you heard voices?</text:p>
        <text:p text:style-name="P11"><text:s/>(II) <text:s text:c="14"/>(VII)m <text:s text:c="3"/>(V) </text:p>
        <text:p text:style-name="P11"><text:s/>I've heard them calling my name.</text:p>
        <text:p text:style-name="P11"><text:s/>(II) <text:s text:c="12"/>(VII)m <text:s text:c="16"/>(V) <text:s text:c="12"/>(VI)</text:p>
        <text:p text:style-name="P11"><text:s/>are these the sweet sounds that called the young sailors?</text:p>
        <text:p text:style-name="P11"><text:s/>(II) <text:s text:c="14"/>(VII)m <text:s text:c="3"/>(V) </text:p>
        <text:p text:style-name="P11"><text:s/>I think that they're one and the same.</text:p>
        <text:p text:style-name="P11"/>
        <text:p text:style-name="P11"><text:s text:c="2"/>(V)maj7</text:p>
        <text:p text:style-name="P11"><text:s/>I've heard it too many times to ignore it.</text:p>
        <text:p text:style-name="P11"><text:s/>(VI)7 <text:s text:c="2"/>(VI)</text:p>
        <text:p text:style-name="P11"><text:s/>It's something that I'm supposed to be.</text:p>
        <text:p text:style-name="P11"/>
        <text:p text:style-name="P11"><text:s/>[chorus]</text:p>
        <text:p text:style-name="P11"/>
        <text:p text:style-name="P11"><text:s/>[Outro]</text:p>
        <text:p text:style-name="P11"><text:s/>(V) <text:s text:c="8"/>(VI) <text:s text:c="4"/>(II) <text:s text:c="4"/>(VII)m</text:p>
        <text:p text:style-name="P11"><text:s/>da-da-da-dee-dee-da-dum</text:p>
        <text:p text:style-name="P11"><text:s/>(V) <text:s text:c="3"/>(VI) <text:s text:c="7"/>(II)</text:p>
        <text:p text:style-name="P11"><text:s/>da-da-da-dee-da</text:p>
        <text:p text:style-name="P26">(I)</text:p>
        <text:p text:style-name="P17">Found a peanut, found a peanut,</text:p>
        <text:p text:style-name="P17"><text:s text:c="20"/>(V)</text:p>
        <text:p text:style-name="P17">Found a peanut last night.</text:p>
        <text:p text:style-name="P17"><text:s text:c="22"/>(I)</text:p>
        <text:p text:style-name="P17">Oh I just now found a peanut.</text:p>
        <text:p text:style-name="P17"><text:s text:c="8"/>(V) <text:s text:c="10"/>(I)</text:p>
        <text:p text:style-name="P17">Found a peanut last night.</text:p>
        <text:p text:style-name="P17"/>
        <text:p text:style-name="P17">Broke it open, broke it open,</text:p>
        <text:p text:style-name="P17">Broke it open last night.</text:p>
        <text:p text:style-name="P17">Oh I just now broke it open.</text:p>
        <text:p text:style-name="P17">Broke it open last night.</text:p>
        <text:p text:style-name="P17"/>
        <text:p text:style-name="P17">Found it rotten, found it rotten,</text:p>
        <text:p text:style-name="P17">Found it rotten last night.</text:p>
        <text:p text:style-name="P17">Oh I just now found it rotten.</text:p>
        <text:p text:style-name="P17">Found it rotten last night.</text:p>
        <text:p text:style-name="P17"/>
        <text:p text:style-name="P17">Ate it anyway, ate it anyway,</text:p>
        <text:p text:style-name="P17">Ate it anyway last night.</text:p>
        <text:p text:style-name="P17">Oh I just now ate it anyway.</text:p>
        <text:p text:style-name="P17">Ate it anyway last night.</text:p>
        <text:p text:style-name="P17"/>
        <text:p text:style-name="P17">Got a tummyache, got a tummyache,</text:p>
        <text:p text:style-name="P17">Got a tummyache last night.</text:p>
        <text:p text:style-name="P17">Oh I just now got a tummyache.</text:p>
        <text:p text:style-name="P17">Got a tummyache last night.</text:p>
        <text:p text:style-name="P17"/>
        <text:p text:style-name="P17">Called the doctor, called the doctor,</text:p>
        <text:p text:style-name="P17">Called the doctor last night.</text:p>
        <text:p text:style-name="P17">Oh I just now called the doctor.</text:p>
        <text:p text:style-name="P17">Called the doctor last night.</text:p>
        <text:p text:style-name="P17"/>
        <text:p text:style-name="P17">Penicillin, penicillin,</text:p>
        <text:p text:style-name="P17">Penicillin last night.</text:p>
        <text:p text:style-name="P17">Oh I just now penicillin.</text:p>
        <text:p text:style-name="P17">Penicillin last night.</text:p>
        <text:p text:style-name="P17"/>
        <text:p text:style-name="P17">Wasn't working, wasn't working,</text:p>
        <text:p text:style-name="P17">Wasn't working last night.</text:p>
        <text:p text:style-name="P17">Oh I just now wasn't working.</text:p>
        <text:p text:style-name="P17">Wasn't working last night.</text:p>
        <text:p text:style-name="P17"/>
        <text:p text:style-name="P17">Operation, operation,</text:p>
        <text:p text:style-name="P17">Operation last night.</text:p>
        <text:p text:style-name="P17">Oh I just now an operation.</text:p>
        <text:p text:style-name="P17">Operation last night.</text:p>
        <text:p text:style-name="P17"/>
        <text:p text:style-name="P17">Died anyway, died anyway,</text:p>
        <text:p text:style-name="P17">Died anyway last night.</text:p>
        <text:p text:style-name="P17">Oh I just now died anyway.</text:p>
        <text:p text:style-name="P17">Died anyway last night.</text:p>
        <text:p text:style-name="P17"/>
        <text:p text:style-name="P17">Went to Heaven, went to Heaven,</text:p>
        <text:p text:style-name="P17">Went to Heaven just now,</text:p>
        <text:p text:style-name="P17">Oh I just now went to Heaven</text:p>
        <text:p text:style-name="P17">Went to Heaven last night.</text:p>
        <text:p text:style-name="P17"/>
        <text:p text:style-name="P17">Wouldn't take me, wouldn't take me,</text:p>
        <text:p text:style-name="P17">Wouldn't take me last night.</text:p>
        <text:p text:style-name="P17">Oh I just now wouldn't take me.</text:p>
        <text:p text:style-name="P17">Wouldn't take me last night.</text:p>
        <text:p text:style-name="P17"/>
        <text:p text:style-name="P17">Went the other way, went the other way,</text:p>
        <text:p text:style-name="P17">Went the other way last night.</text:p>
        <text:p text:style-name="P17">Oh I just now went the other way.</text:p>
        <text:p text:style-name="P17">Went the other way last night.</text:p>
        <text:p text:style-name="P17"/>
        <text:p text:style-name="P17">Found it all a dream, found it all a dream,</text:p>
        <text:p text:style-name="P17">Found it all a dream last night.</text:p>
        <text:p text:style-name="P17">Oh I just now found it all a dream.</text:p>
        <text:p text:style-name="P17">Found it all a dream last night.</text:p>
        <text:p text:style-name="P17"/>
        <text:p text:style-name="P17">Found a peanut, found a peanut,</text:p>
        <text:p text:style-name="P17">Found a peanut last night.</text:p>
        <text:p text:style-name="P17">Oh I just now found a peanut.</text:p>
        <text:p text:style-name="P17">Found a peanut last night.</text:p>
        <text:p text:style-name="P26">Chorus:</text:p>
        <text:p text:style-name="P17"><text:s text:c="4"/>A7 <text:s text:c="21"/>D</text:p>
        <text:p text:style-name="P17">Oh, I don't want no more of camping life</text:p>
        <text:p text:style-name="P17">(I)</text:p>
        <text:p text:style-name="P17">Please mom, I wanna go</text:p>
        <text:p text:style-name="P17">(I)</text:p>
        <text:p text:style-name="P17">But they won't let me go</text:p>
        <text:p text:style-name="P17">(I) <text:s text:c="12"/>(V)7 <text:s text:c="8"/>(I) <text:s text:c="2"/>(V)7 (I)</text:p>
        <text:p text:style-name="P17">Please mom, I want to go hoo-oo-ome</text:p>
        <text:p text:style-name="P17"/>
        <text:p text:style-name="P17">(I) <text:s text:c="35"/>(V)7</text:p>
        <text:p text:style-name="P17">The leaders that they give you, they say they're mighty fine</text:p>
        <text:p text:style-name="P17">(V)7 <text:s text:c="38"/>(I)</text:p>
        <text:p text:style-name="P17">But when they take their makeup off they look like Frankenstein</text:p>
        <text:p text:style-name="P17"/>
        <text:p text:style-name="P17">(chorus in between each verse)</text:p>
        <text:p text:style-name="P17"/>
        <text:p text:style-name="P17">The nurses that they give you, they say they're mighty fine</text:p>
        <text:p text:style-name="P17">But when you break a finger, they break the other nine</text:p>
        <text:p text:style-name="P17"/>
        <text:p text:style-name="P17">The donuts that they give you, they say they're mighty fine</text:p>
        <text:p text:style-name="P17">But one rolled off the table and killed a friend of mine</text:p>
        <text:p text:style-name="P17"/>
        <text:p text:style-name="P17">The toilets that they give you, they say they're mighty fine</text:p>
        <text:p text:style-name="P17">But when you go to flush them, they cut off your behind</text:p>
        <text:p text:style-name="P17"/>
        <text:p text:style-name="P17">The water that they give you, they say it's mighty fine</text:p>
        <text:p text:style-name="P17">But when you take a sip of it, it tastes like turpentine</text:p>
        <text:p text:style-name="P17"/>
        <text:p text:style-name="P17">The lifeguards that they give you, they say they're mighty fine</text:p>
        <text:p text:style-name="P17">But when you say you're drowning, they say you're doing fine</text:p>
        <text:p text:style-name="P22"><text:s text:c="6"/>(I) <text:s text:c="26"/>(V)7</text:p>
        <text:p text:style-name="P12">Oh, I wish I were a little bar of soap. </text:p>
        <text:p text:style-name="P12"><text:s text:c="6"/>(V)7 <text:s text:c="25"/>(I)</text:p>
        <text:p text:style-name="P12">Oh, I wish I were a little bar of soap. </text:p>
        <text:p text:style-name="P12"><text:s text:c="8"/>(IV) <text:s text:c="13"/></text:p>
        <text:p text:style-name="P12">I would slippy and I'd slidey, </text:p>
        <text:p text:style-name="P12"><text:s text:c="5"/>(I)</text:p>
        <text:p text:style-name="P12">Over everybody's hidey. </text:p>
        <text:p text:style-name="P12"><text:s text:c="6"/>(V)7 <text:s text:c="25"/>(I)</text:p>
        <text:p text:style-name="P12">Oh, I wish I were a little bar of soap. </text:p>
        <text:p text:style-name="P12"/>
        <text:p text:style-name="P12">Oh, I wish I were a little hunk of mud. </text:p>
        <text:p text:style-name="P12">Oh, I wish I were a little hunk of mud. </text:p>
        <text:p text:style-name="P12">I would ooey and I'd gooey, </text:p>
        <text:p text:style-name="P12">Under everybody's shoey. </text:p>
        <text:p text:style-name="P12">Oh, I wish I were a little hunk of mud. </text:p>
        <text:p text:style-name="P12"/>
        <text:p text:style-name="P12">Oh, I wish I were a little can of pop. </text:p>
        <text:p text:style-name="P12">Oh, I wish I were a little can of pop. </text:p>
        <text:p text:style-name="P12">I'd go down with a slurp, </text:p>
        <text:p text:style-name="P12">and come up with a burp. </text:p>
        <text:p text:style-name="P12">Oh, I wish I were a little can of pop. </text:p>
        <text:p text:style-name="P12"/>
        <text:p text:style-name="P12">Oh, I wish I were a little slippery root. </text:p>
        <text:p text:style-name="P12">Oh, I wish I were a little slippery root. </text:p>
        <text:p text:style-name="P12">I would sit upon the trail, </text:p>
        <text:p text:style-name="P12">And knock everyone on his tail. </text:p>
        <text:p text:style-name="P12">Oh, I wish I were a little slippery root. </text:p>
        <text:p text:style-name="P12"/>
        <text:p text:style-name="P12">Oh, I wish I were a little mosquito. </text:p>
        <text:p text:style-name="P12">Oh, I wish I were a little mosquito. </text:p>
        <text:p text:style-name="P12">I'd buzzy and I'd bitey, </text:p>
        <text:p text:style-name="P12">Under everybody's nighty. </text:p>
        <text:p text:style-name="P12">Oh, I wish I were a little mosquito. </text:p>
        <text:p text:style-name="P12"/>
        <text:p text:style-name="P12">Oh, I wish I were a little squirty orange. </text:p>
        <text:p text:style-name="P12">Oh, I wish I were a little squirty orange. </text:p>
        <text:p text:style-name="P12">I'd go squirty, squirty, squirty, </text:p>
        <text:p text:style-name="P12">Over everybody's shirty. </text:p>
        <text:p text:style-name="P12">Oh, I wish I were a little squirty orange. </text:p>
        <text:p text:style-name="P12"/>
        <text:p text:style-name="P12">Oh, I wish I were a little foreign car.</text:p>
        <text:p text:style-name="P12">Oh, I wish I were a little foreign car.</text:p>
        <text:p text:style-name="P12">I'd go speedy, speedy, speedy</text:p>
        <text:p text:style-name="P12">Over everybody's feety.</text:p>
        <text:p text:style-name="P12">Oh, I wish I were a little foreign car.</text:p>
        <text:p text:style-name="P12"/>
        <text:p text:style-name="P12">Oh, I wish I were a fishy in the sea.</text:p>
        <text:p text:style-name="P12">Oh, I wish I were a fishy in the sea.</text:p>
        <text:p text:style-name="P12">Wouldn't I look cute</text:p>
        <text:p text:style-name="P12">Without my swimming suit?</text:p>
        <text:p text:style-name="P12">Oh, I wish I were a fishy in the sea.</text:p>
        <text:p text:style-name="P12"/>
        <text:p text:style-name="P12">Oh, I wish I were a little safety pin.</text:p>
        <text:p text:style-name="P12">Oh, I wish I were a little safety pin.</text:p>
        <text:p text:style-name="P12">Wouldn't it be fun</text:p>
        <text:p text:style-name="P12">If I suddenly came undone?</text:p>
        <text:p text:style-name="P12">Oh, I wish I were a little safety pin.</text:p>
        <text:p text:style-name="P12"/>
        <text:p text:style-name="P12">Oh, I wish I were a little band-aid strip.</text:p>
        <text:p text:style-name="P12">Oh, I wish I were a little band-aid strip.</text:p>
        <text:p text:style-name="P12">I'd stick to your hairs</text:p>
        <text:p text:style-name="P12">And pull them out in pairs.</text:p>
        <text:p text:style-name="P12">Oh, I wish I were a little band-aid strip.</text:p>
        <text:p text:style-name="P12"/>
        <text:p text:style-name="P12">Oh, I wish I were a little stinky skunk.</text:p>
        <text:p text:style-name="P12">Oh, I wish I were a little stinky skunk.</text:p>
        <text:p text:style-name="P12">I'd sit up in the trees</text:p>
        <text:p text:style-name="P12">And perfume all the breeze.</text:p>
        <text:p text:style-name="P12">Oh, I wish I were a little stinky skunk.</text:p>
        <text:p text:style-name="P12"/>
        <text:p text:style-name="P12">Oh, I wish I were a little sparrow bird.</text:p>
        <text:p text:style-name="P12">Oh, I wish I were a little sparrow bird.</text:p>
        <text:p text:style-name="P12">I'd sit up on the steeple</text:p>
        <text:p text:style-name="P12">and dump on all the peeple.</text:p>
        <text:p text:style-name="P12">Oh, I wish I were a little sparrow bird.</text:p>
        <text:p text:style-name="P12"/>
        <text:p text:style-name="P12">Oh, I wish I were a creepy scary ghost.</text:p>
        <text:p text:style-name="P12">Oh, I wish I were a creepy scary ghost.</text:p>
        <text:p text:style-name="P12">I'd give you such a scare</text:p>
        <text:p text:style-name="P12">That you'd lose your underwear.</text:p>
        <text:p text:style-name="P12">Oh, I wish I were a creepy scary ghost.</text:p>
        <text:p text:style-name="P22"><text:s text:c="9"/>(I) <text:s text:c="25"/>(IV) <text:s text:c="13"/>(I)</text:p>
        <text:p text:style-name="P12">Oh, they built the ship Titanic, to sail the ocean blue.</text:p>
        <text:p text:style-name="P12"><text:s text:c="42"/>(II)7 <text:s text:c="18"/>(V)7</text:p>
        <text:p text:style-name="P12">And they thought they had a ship that the water would never go through.</text:p>
        <text:p text:style-name="P12"><text:s text:c="8"/>(I) <text:s text:c="19"/>(I)7 <text:s text:c="15"/>(IV)G <text:s text:c="15"/>(I)</text:p>
        <text:p text:style-name="P12">But the Good Lord raised his hand and said the ship would never land</text:p>
        <text:p text:style-name="P12"><text:s text:c="7"/>(V)7 <text:s text:c="10"/>(I) <text:s text:c="14"/>(I)7</text:p>
        <text:p text:style-name="P12">It was sad when the great ship went down.</text:p>
        <text:p text:style-name="P12"/>
        <text:p text:style-name="P12">Chorus:</text:p>
        <text:p text:style-name="P12"><text:s text:c="7"/>(IV) <text:s text:c="18"/>(I)</text:p>
        <text:p text:style-name="P12">It was sad (so sad) it was sad (too bad)</text:p>
        <text:p text:style-name="P12"><text:s text:c="36"/>(V)7</text:p>
        <text:p text:style-name="P12">It was sad when the great ship went down (to the bottom of the....)</text:p>
        <text:p text:style-name="P12">(I) <text:s text:c="25"/>(I)7 <text:s text:c="17"/>(IV)</text:p>
        <text:p text:style-name="P12">Husbands and wives, little children lost their lives</text:p>
        <text:p text:style-name="P12"><text:s text:c="7"/>(I) <text:s text:c="11"/>(V)7 <text:s text:c="13"/>(I)</text:p>
        <text:p text:style-name="P12">It was sad when the great ship went down.</text:p>
        <text:p text:style-name="P12"/>
        <text:p text:style-name="P12"><text:s text:c="9"/>(I) <text:s text:c="30"/>(IV) <text:s text:c="12"/>(I)</text:p>
        <text:p text:style-name="P12">Oh, they sailed in from England and were almost to the shore</text:p>
        <text:p text:style-name="P12"><text:s text:c="25"/>(II)7 <text:s text:c="16"/>(V)7</text:p>
        <text:p text:style-name="P12">When the rich refused to associate with the poor.</text:p>
        <text:p text:style-name="P12"><text:s text:c="8"/>(I) <text:s text:c="12"/>(I)7 <text:s text:c="17"/>(IV) <text:s text:c="14"/>(I)</text:p>
        <text:p text:style-name="P12">So they put them down below, where they'd be the first to go.</text:p>
        <text:p text:style-name="P12"><text:s text:c="7"/>(V)7 <text:s text:c="10"/>(I) <text:s text:c="14"/>(I)7</text:p>
        <text:p text:style-name="P12">It was sad when the great ship went down.</text:p>
        <text:p text:style-name="P12"/>
        <text:p text:style-name="P12">- Chorus -</text:p>
        <text:p text:style-name="P12"/>
        <text:p text:style-name="P12"><text:s text:c="4"/>(I) <text:s text:c="29"/>(IV) <text:s text:c="13"/>(I)</text:p>
        <text:p text:style-name="P12">The ship was full of water and the sides about to burst,</text:p>
        <text:p text:style-name="P12"><text:s text:c="27"/>(II)7 <text:s text:c="16"/>(V)7</text:p>
        <text:p text:style-name="P12">When the captain shouted: "Women and children first!"</text:p>
        <text:p text:style-name="P12"><text:s text:c="8"/>(I) <text:s text:c="15"/>(I)7 <text:s text:c="10"/>(IV) <text:s text:c="16"/>(I)</text:p>
        <text:p text:style-name="P12">Oh, the captain tried to wire but the lines were all on fire</text:p>
        <text:p text:style-name="P12">(V)7 (I) (I)7</text:p>
        <text:p text:style-name="P12">It was sad when the great ship went down</text:p>
        <text:p text:style-name="P12"/>
        <text:p text:style-name="P12">- Chorus -</text:p>
        <text:p text:style-name="P12"/>
        <text:p text:style-name="P12"><text:s text:c="8"/>(I) <text:s text:c="31"/>(IV) <text:s text:c="14"/>(I)</text:p>
        <text:p text:style-name="P12">Oh they swung the lifeboats out o'er the deep and raging sea</text:p>
        <text:p text:style-name="P12"><text:s text:c="29"/>(II)7 <text:s text:c="14"/>(V)7</text:p>
        <text:p text:style-name="P12">When the band struck up with Nearer My God to Thee</text:p>
        <text:p text:style-name="P12"><text:s text:c="7"/>(I) <text:s text:c="16"/>(I)7 <text:s text:c="10"/>(IV) <text:s text:c="19"/>(I)</text:p>
        <text:p text:style-name="P12">Little children wept and cried as the waves swept o'er the side</text:p>
        <text:p text:style-name="P12"><text:s text:c="7"/>(V)7 <text:s text:c="10"/>(IV) <text:s text:c="14"/>(I)7</text:p>
        <text:p text:style-name="P12">It was sad when the great ship went down.</text:p>
        <text:p text:style-name="P12"/>
        <text:p text:style-name="P12">- Chorus -</text:p>
        <text:p text:style-name="P12"/>
        <text:p text:style-name="P12"><text:s text:c="5"/>(I) <text:s text:c="25"/>(IV) <text:s text:c="18"/>(I)</text:p>
        <text:p text:style-name="P12">Lady Aster turned around as she watched her husband drown </text:p>
        <text:p text:style-name="P12"><text:s text:c="21"/>(II)7 <text:s text:c="13"/>(V)7</text:p>
        <text:p text:style-name="P12">And the ship Titanic made a gurgling sound</text:p>
        <text:p text:style-name="P12"><text:s text:c="7"/>(I) <text:s text:c="17"/>(I)7 <text:s text:c="10"/>(IV) <text:s text:c="15"/>(I)</text:p>
        <text:p text:style-name="P12">So she wrapped herself in mink and she called herself a fink</text:p>
        <text:p text:style-name="P12"><text:s text:c="7"/>(V)7 <text:s text:c="11"/>(I) <text:s text:c="14"/>(I)7</text:p>
        <text:p text:style-name="P12">It was sad when that great ship went down</text:p>
        <text:p text:style-name="P12"/>
        <text:p text:style-name="P12">- Chorus -</text:p>
        <text:p text:style-name="P12"/>
        <text:p text:style-name="P12"><text:s text:c="4"/>(I) <text:s text:c="21"/>(IV) <text:s text:c="14"/>(I)</text:p>
        <text:p text:style-name="P12">The moral of the story, as you can plainly see,</text:p>
        <text:p text:style-name="P12"><text:s text:c="32"/>(II)7 <text:s text:c="13"/>(V)7</text:p>
        <text:p text:style-name="P12">Is to wear a life preserver and never go out to sea.</text:p>
        <text:p text:style-name="P12"><text:s text:c="10"/>(I) <text:s text:c="12"/>(I)7 <text:s text:c="10"/>(IV) <text:s text:c="16"/>(I)</text:p>
        <text:p text:style-name="P12">Keep your feet upon the ground, ever pure and faithful be</text:p>
        <text:p text:style-name="P12"><text:s text:c="7"/>(V)7 <text:s text:c="10"/>(I) <text:s text:c="14"/>(I)7</text:p>
        <text:p text:style-name="P12">It was sad when the great ship went down</text:p>
        <text:p text:style-name="P12"/>
        <text:p text:style-name="P12"><text:s text:c="7"/>(IV) <text:s text:c="18"/>(I)</text:p>
        <text:p text:style-name="P12">It was sad (so sad) it was sad (too bad)</text:p>
        <text:p text:style-name="P12"><text:s text:c="36"/>(V)7</text:p>
        <text:p text:style-name="P12">It was sad when the great ship went down (to the bottom of the....)</text:p>
        <text:p text:style-name="P12">(I) <text:s text:c="11"/>(I)7 <text:s text:c="11"/>(IV) <text:s text:c="18"/>(I)</text:p>
        <text:p text:style-name="P12">Husbands and wives, little children lost their lives</text:p>
        <text:p text:style-name="P12"><text:s text:c="7"/>(I) <text:s text:c="11"/>(V)7 <text:s text:c="13"/>(I)</text:p>
        <text:p text:style-name="P12">It was sad when the great ship went down.</text:p>
        <text:p text:style-name="P12"><text:s text:c="40"/>(I) <text:s text:c="2"/>(I)7 <text:s text:c="2"/>(IV) <text:s/>(I)</text:p>
        <text:p text:style-name="P12">Ker-plunk, it sunk to the bottom of the sea</text:p>
        <text:p text:style-name="P12"><text:s text:c="7"/>(IV) <text:s text:c="11"/>(V)7 <text:s text:c="13"/>(I)</text:p>
        <text:p text:style-name="P12">It was sad when the great ship went down</text:p>
        <text:p text:style-name="P12"/>
        <text:p text:style-name="P12"/>
        <text:p text:style-name="P22"/>
        <text:p text:style-name="P12"><text:s text:c="8"/>(I) <text:s text:c="7"/>(IV) <text:s text:c="5"/>(I)</text:p>
        <text:p text:style-name="P12">Swing low, sweet chariot,</text:p>
        <text:p text:style-name="P12"><text:s text:c="23"/>(V)7</text:p>
        <text:p text:style-name="P12">Comin' for to carry me home.</text:p>
        <text:p text:style-name="P12"><text:s text:c="7"/>(I)7 <text:s text:c="7"/>(IV)     <text:s/>(I)</text:p>
        <text:p text:style-name="P12">Swing low, sweet chariot,</text:p>
        <text:p text:style-name="P12"><text:s text:c="15"/>(V)7 <text:s text:c="6"/>(I)</text:p>
        <text:p text:style-name="P12">Comin' for to carry me home.</text:p>
        <text:p text:style-name="P12"><text:s/></text:p>
        <text:p text:style-name="P12"/>
        <text:p text:style-name="P12"><text:s text:c="5"/>(I) <text:s text:c="20"/>(IV) <text:s text:c="9"/>(I)</text:p>
        <text:p text:style-name="P12">I looked over Jordan, and what did I see,</text:p>
        <text:p text:style-name="P12"><text:s text:c="23"/>(V)7</text:p>
        <text:p text:style-name="P12">Comin' for to carry me home.</text:p>
        <text:p text:style-name="P12"><text:s text:c="4"/>(I)7 <text:s text:c="13"/>(IV) <text:s text:c="8"/>(I)</text:p>
        <text:p text:style-name="P12">A band of angels comin' after me,</text:p>
        <text:p text:style-name="P12"><text:s text:c="15"/>(V)7 <text:s text:c="6"/>(I)</text:p>
        <text:p text:style-name="P12">Comin' for to carry me home.</text:p>
        <text:p text:style-name="P12"/>
        <text:p text:style-name="P12"/>
        <text:p text:style-name="P12"><text:s text:c="5"/>(I)             (IV)       (I)</text:p>
        <text:p text:style-name="P12">If you get there before I do,</text:p>
        <text:p text:style-name="P12"><text:s text:c="23"/>(V)7</text:p>
        <text:p text:style-name="P12">Comin' for to carry me home.</text:p>
        <text:p text:style-name="P12"><text:s text:c="6"/>(I)7 <text:s text:c="20"/>(IV) <text:s text:c="9"/>(I)</text:p>
        <text:p text:style-name="P12">Just tell my friends that I'm a comin' too.</text:p>
        <text:p text:style-name="P12"><text:s text:c="15"/>(V)7 <text:s text:c="6"/>(I)</text:p>
        <text:p text:style-name="P12">Comin' for to carry me home.</text:p>
        <text:p text:style-name="P12"/>
        <text:p text:style-name="P12"/>
        <text:p text:style-name="P12"><text:s text:c="4"/>(I) <text:s text:c="15"/>(IV) <text:s text:c="8"/>(I) </text:p>
        <text:p text:style-name="P12">I'm sometimes up and sometimes down,</text:p>
        <text:p text:style-name="P12"><text:s text:c="23"/>(V)7</text:p>
        <text:p text:style-name="P12">Comin' for to carry me home.</text:p>
        <text:p text:style-name="P12"><text:s text:c="4"/>(I)7 <text:s text:c="18"/>(IV) <text:s text:c="6"/>(I)</text:p>
        <text:p text:style-name="P12">But still my soul feels heavenly bound.</text:p>
        <text:p text:style-name="P12"><text:s text:c="15"/>(V)7 <text:s text:c="6"/>(I)</text:p>
        <text:p text:style-name="P12">Comin' for to carry me home.</text:p>
        <text:p text:style-name="P12"/>
        <text:p text:style-name="P12"/>
        <text:p text:style-name="P12"/>
        <text:p text:style-name="P12"/>
        <text:p text:style-name="P23"><text:s text:c="2"/>(I)</text:p>
        <text:p text:style-name="P14">Baby shark, doo doo doo doo doo doo</text:p>
        <text:p text:style-name="P14"><text:s text:c="7"/>(IV)</text:p>
        <text:p text:style-name="P14">Baby shark, doo doo doo doo doo doo</text:p>
        <text:p text:style-name="P14"><text:s text:c="7"/>(I)</text:p>
        <text:p text:style-name="P14">Baby shark, doo doo doo doo doo doo</text:p>
        <text:p text:style-name="P14"><text:s text:c="7"/>(V)</text:p>
        <text:p text:style-name="P14">Baby shark!</text:p>
        <text:p text:style-name="P14"/>
        <text:p text:style-name="P14"/>
        <text:p text:style-name="P14">Mommy shark, doo doo doo doo doo doo</text:p>
        <text:p text:style-name="P14">Daddy shark, doo doo doo doo doo doo</text:p>
        <text:p text:style-name="P14">Grandma shark, doo doo doo doo doo doo</text:p>
        <text:p text:style-name="P14">Grandpa shark, doo doo doo doo doo doo</text:p>
        <text:p text:style-name="P14">Let’s go hunt, doo doo doo doo doo doo</text:p>
        <text:p text:style-name="P14">Run away, doo doo doo doo doo doo</text:p>
        <text:p text:style-name="P14">Safe at last, doo doo doo doo doo doo</text:p>
        <text:p text:style-name="P14">It’s the end, doo doo doo doo doo doo</text:p>
        <text:p text:style-name="P14"/>
        <text:p text:style-name="P12"/>
        <text:p text:style-name="P12"/>
        <text:p text:style-name="P12"/>
        <text:p text:style-name="P12"/>
        <text:p text:style-name="P12"/>
        <text:p text:style-name="P23">(I)</text:p>
        <text:p text:style-name="P14">This old man, he played one</text:p>
        <text:p text:style-name="P14">(IV) <text:s text:c="20"/>(V)7</text:p>
        <text:p text:style-name="P14">He played knick knack on my gun.</text:p>
        <text:p text:style-name="P14"/>
        <text:p text:style-name="P14">Chorus:</text:p>
        <text:p text:style-name="P14"><text:s text:c="7"/>(I)</text:p>
        <text:p text:style-name="P14">With a knick knack paddy whack</text:p>
        <text:p text:style-name="P14"/>
        <text:p text:style-name="P14">Give a dog a bone.</text:p>
        <text:p text:style-name="P14">(V)7 <text:s text:c="15"/>(I)</text:p>
        <text:p text:style-name="P14">This old man came rolling home.</text:p>
        <text:p text:style-name="P14"/>
        <text:p text:style-name="P14">two...shoe...</text:p>
        <text:p text:style-name="P14"/>
        <text:p text:style-name="P14">three...knee...</text:p>
        <text:p text:style-name="P14"/>
        <text:p text:style-name="P14">four...door...</text:p>
        <text:p text:style-name="P14"/>
        <text:p text:style-name="P14">five...hive...</text:p>
        <text:p text:style-name="P14"/>
        <text:p text:style-name="P14">etc.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>(I)</text:p>
        <text:p text:style-name="P14">I know an old lady who swallowed a fly.</text:p>
        <text:p text:style-name="P14"><text:s text:c="6"/>(V)7</text:p>
        <text:p text:style-name="P14">But I don't know why she swallowed a fly.</text:p>
        <text:p text:style-name="P14">(I)</text:p>
        <text:p text:style-name="P14">Perhaps she'll die.</text:p>
        <text:p text:style-name="P14"/>
        <text:p text:style-name="P14">(I)</text:p>
        <text:p text:style-name="P14">I know an old lady who swallowed a spider</text:p>
        <text:p text:style-name="P14"><text:s text:c="5"/>(V)7</text:p>
        <text:p text:style-name="P14">That wiggled and jiggled and tickled inside her.</text:p>
        <text:p text:style-name="P14">(I)</text:p>
        <text:p text:style-name="P14">She swallowed the spider to catch the fly,</text:p>
        <text:p text:style-name="P14"><text:s text:c="4"/>(V)7</text:p>
        <text:p text:style-name="P14">But I don't know why she swallowed a fly.</text:p>
        <text:p text:style-name="P14">(I)</text:p>
        <text:p text:style-name="P14">Perhaps she'll die.</text:p>
        <text:p text:style-name="P14"/>
        <text:p text:style-name="P14">...bird.</text:p>
        <text:p text:style-name="P14">How absurd to swallow a bird.</text:p>
        <text:p text:style-name="P14"/>
        <text:p text:style-name="P14">...cat.</text:p>
        <text:p text:style-name="P14">Imagine that to swallow a cat!</text:p>
        <text:p text:style-name="P14"/>
        <text:p text:style-name="P14">...dog.</text:p>
        <text:p text:style-name="P14">What a hog to swallow a dog!</text:p>
        <text:p text:style-name="P14"/>
        <text:p text:style-name="P14">...goat.</text:p>
        <text:p text:style-name="P14">Just openned her throat and swallowed a goat!</text:p>
        <text:p text:style-name="P14"/>
        <text:p text:style-name="P14">...cow.</text:p>
        <text:p text:style-name="P14">I don't know how she swallowed a cow.</text:p>
        <text:p text:style-name="P14"/>
        <text:p text:style-name="P14">...horse.</text:p>
        <text:p text:style-name="P14">She died of course.</text:p>
        <text:p text:style-name="P23">(I) <text:s text:c="34"/>(V)</text:p>
        <text:p text:style-name="P14">There's a hole in the bottom of the sea,</text:p>
        <text:p text:style-name="P14">(V) <text:s text:c="34"/>(I)</text:p>
        <text:p text:style-name="P14">There's a hole in the bottom of the sea,</text:p>
        <text:p text:style-name="P14">(IV) <text:s text:c="24"/>(I)</text:p>
        <text:p text:style-name="P14">There's a hole, there's a hole</text:p>
        <text:p text:style-name="P14">(V) <text:s text:c="34"/>(I)</text:p>
        <text:p text:style-name="P14">There's a hole in the bottom of the sea.</text:p>
        <text:p text:style-name="P14"/>
        <text:p text:style-name="P14">There's a log in the hole in the bottom of the sea,</text:p>
        <text:p text:style-name="P14">There's a log in the hole in the bottom of the sea,</text:p>
        <text:p text:style-name="P14">There's a log, there's a log</text:p>
        <text:p text:style-name="P14">There's a log in the hole in the bottom of the sea.</text:p>
        <text:p text:style-name="P14"/>
        <text:p text:style-name="P14">There's a branch on the log in the hole in the bottom of the sea,</text:p>
        <text:p text:style-name="P14">There's a branch on the log in the hole in the bottom of the sea,</text:p>
        <text:p text:style-name="P14">There's a branch, there's a branch</text:p>
        <text:p text:style-name="P14">There's a branch on the log in the hole in the bottom of the sea.</text:p>
        <text:p text:style-name="P14"/>
        <text:p text:style-name="P14">There's a bump on the branch on the log in the hole in the bottom of the sea,</text:p>
        <text:p text:style-name="P14">There's a bump on the branch on the log in the hole in the bottom of the sea,</text:p>
        <text:p text:style-name="P14">There's a bump, there's a bump</text:p>
        <text:p text:style-name="P14">There's a bump on the branch on the log in the hole in the bottom of the sea.</text:p>
        <text:p text:style-name="P14"/>
        <text:p text:style-name="P14">There's a frog on the bump on the branch</text:p>
        <text:p text:style-name="P14">on the log in the hole in the bottom of the sea,</text:p>
        <text:p text:style-name="P14">There's a frog on the bump on the branch</text:p>
        <text:p text:style-name="P14">on the log in the hole in the bottom of the sea,</text:p>
        <text:p text:style-name="P14">There's a frog, there's a frog</text:p>
        <text:p text:style-name="P14">There's a frog on the bump on the branch</text:p>
        <text:p text:style-name="P14">on the log in the hole in the bottom of the sea.</text:p>
        <text:p text:style-name="P14"/>
        <text:p text:style-name="P14">There's a tail on the frog on the bump on the branch</text:p>
        <text:p text:style-name="P14">on the log in the hole in the bottom of the sea,</text:p>
        <text:p text:style-name="P14">There's a tail on the frog on the bump on the branch</text:p>
        <text:p text:style-name="P14">on the log in the hole in the bottom of the sea,</text:p>
        <text:p text:style-name="P14">There's a tail, there's a tail</text:p>
        <text:p text:style-name="P14">There's a tail on the frog on the bump on the branch</text:p>
        <text:p text:style-name="P14">on the log in the hole in the bottom of the sea.</text:p>
        <text:p text:style-name="P14"/>
        <text:p text:style-name="P14">There's a speck on the tail on the frog on the bump on the branch</text:p>
        <text:p text:style-name="P14">on the log in the hole in the bottom of the sea,</text:p>
        <text:p text:style-name="P14">There's a speck on the tail on the frog on the bump on the branch</text:p>
        <text:p text:style-name="P14">on the log in the hole in the bottom of the sea,</text:p>
        <text:p text:style-name="P14">There's a speck, there's a speck</text:p>
        <text:p text:style-name="P14">There's a speck on the tail on the frog on the bump</text:p>
        <text:p text:style-name="P14">on the branch on the log in the hole in the bottom of the sea.</text:p>
        <text:p text:style-name="P14"/>
        <text:p text:style-name="P14">There's a fleck on the speck on the tail on the frog on the bump</text:p>
        <text:p text:style-name="P14">on the branch on the log in the hole in the bottom of the sea,</text:p>
        <text:p text:style-name="P14">There's a fleck on the speck on the tail on the frog on the bump</text:p>
        <text:p text:style-name="P14">on the branch on the log in the hole in the bottom of the sea,</text:p>
        <text:p text:style-name="P14">There's a fleck, there's a fleck</text:p>
        <text:p text:style-name="P14">There's a fleck on the speck on the tail on the frog</text:p>
        <text:p text:style-name="P14">on the bump on the branch on the log in the hole in the bottom of the sea.</text:p>
        <text:p text:style-name="P14"/>
        <text:p text:style-name="P14"/>
        <text:p text:style-name="P14"/>
        <text:p text:style-name="P22"><text:s/>(I) <text:s text:c="35"/>(V)</text:p>
        <text:p text:style-name="P12"><text:s/>Oh I come from Alabama with a banjo on my knee,</text:p>
        <text:p text:style-name="P12"><text:s text:c="5"/>(I) <text:s text:c="31"/>(V) <text:s text:c="5"/>(I)</text:p>
        <text:p text:style-name="P12"><text:s/>I'm going to Louisiana, my true love for to see</text:p>
        <text:p text:style-name="P12"><text:s text:c="4"/>(I) <text:s text:c="50"/>(V)</text:p>
        <text:p text:style-name="P12"><text:s/>It rained all night the day I left, the weather it was dry</text:p>
        <text:p text:style-name="P12"><text:s text:c="5"/>(I) <text:s text:c="36"/>(V) <text:s text:c="8"/>(I)</text:p>
        <text:p text:style-name="P12"><text:s/>The sun so hot I froze to death; Susanna, don't you cry.</text:p>
        <text:p text:style-name="P12"><text:s/></text:p>
        <text:p text:style-name="P12"><text:s/>(IV) <text:s text:c="11"/>(I) <text:s text:c="16"/>(V)</text:p>
        <text:p text:style-name="P12"><text:s/>Oh, Susanna, don't you cry for me</text:p>
        <text:p text:style-name="P12"><text:s text:c="7"/>(I)</text:p>
        <text:p text:style-name="P12"><text:s/>For I come from Alabama,</text:p>
        <text:p text:style-name="P12"><text:s text:c="15"/>(V) <text:s text:c="4"/>(I)</text:p>
        <text:p text:style-name="P12"><text:s/>with my banjo on my knee.</text:p>
        <text:p text:style-name="P12"><text:s/></text:p>
        <text:p text:style-name="P12"><text:s text:c="3"/>(I) <text:s text:c="46"/>(V)</text:p>
        <text:p text:style-name="P12"><text:s/>I had a dream the other night when everything was still,</text:p>
        <text:p text:style-name="P12"><text:s text:c="3"/>(I) <text:s text:c="27"/>(V) <text:s text:c="5"/>(I)</text:p>
        <text:p text:style-name="P12"><text:s/>I thought I saw Susanna coming up the hill,</text:p>
        <text:p text:style-name="P12"><text:s text:c="5"/>(I) <text:s text:c="51"/>(V)</text:p>
        <text:p text:style-name="P12"><text:s/>The buckwheat cake was in her mouth, the tear was in her eye,</text:p>
        <text:p text:style-name="P12"><text:s text:c="3"/>(I) <text:s text:c="38"/>(V) <text:s text:c="8"/>(I)</text:p>
        <text:p text:style-name="P12"><text:s/>I said I'm coming from Dixieland, Susanna don't you cry.</text:p>
        <text:p text:style-name="P12"><text:s/></text:p>
        <text:p text:style-name="P12"><text:s/>(IV) <text:s text:c="11"/>(I) <text:s text:c="16"/>(V)</text:p>
        <text:p text:style-name="P12"><text:s/>Oh, Susanna, don't you cry for me</text:p>
        <text:p text:style-name="P12"><text:s text:c="7"/>(I)</text:p>
        <text:p text:style-name="P12"><text:s/>For I come from Alabama,</text:p>
        <text:p text:style-name="P12"><text:s text:c="15"/>(V) <text:s text:c="4"/>(I)</text:p>
        <text:p text:style-name="P12"><text:s/>with my banjo on my knee.</text:p>
        <text:p text:style-name="P12"><text:s/></text:p>
        <text:p text:style-name="P12"><text:s text:c="3"/>(I) <text:s text:c="47"/>(V)</text:p>
        <text:p text:style-name="P12"><text:s/>I soon will be in New Orleans, and then I'll look around</text:p>
        <text:p text:style-name="P12"><text:s text:c="5"/>(I) <text:s text:c="37"/>(V) <text:s text:c="6"/>(I)</text:p>
        <text:p text:style-name="P12"><text:s/>And when I find my gal Susanne, I'll fall upon the ground.</text:p>
        <text:p text:style-name="P12"><text:s text:c="5"/>(I) <text:s text:c="42"/>(V)</text:p>
        <text:p text:style-name="P12"><text:s/>But if I do not find her, this darkey'll surely die,</text:p>
        <text:p text:style-name="P12"><text:s text:c="5"/>(I) <text:s text:c="32"/>(V) <text:s text:c="8"/>(I)</text:p>
        <text:p text:style-name="P12"><text:s/>and when I'm dead and buried, Susanna don't you cry.</text:p>
        <text:p text:style-name="P12"><text:s/></text:p>
        <text:p text:style-name="P12"><text:s/>(IV) <text:s text:c="11"/>(I) <text:s text:c="16"/>(V)</text:p>
        <text:p text:style-name="P12"><text:s/>Oh, Susanna, don't you cry for me</text:p>
        <text:p text:style-name="P12"><text:s text:c="7"/>(I)</text:p>
        <text:p text:style-name="P12"><text:s/>For I come from Alabama,</text:p>
        <text:p text:style-name="P12"><text:s text:c="15"/>(V) <text:s text:c="4"/>(I)</text:p>
        <text:p text:style-name="P12"><text:s/>with my banjo on my knee.</text:p>
        <text:p text:style-name="P22">(I) <text:s text:c="12"/>(IV) <text:s text:c="4"/>(I)</text:p>
        <text:p text:style-name="P12"><text:s/>Old MacDonald had a farm,</text:p>
        <text:p text:style-name="P12"><text:s/>(I) <text:s text:c="3"/>(V) <text:s text:c="3"/>(I)</text:p>
        <text:p text:style-name="P12"><text:s/>Ee i ee i oh!</text:p>
        <text:p text:style-name="P12"><text:s/>(I) <text:s text:c="18"/>(IV) <text:s text:c="7"/>(I)</text:p>
        <text:p text:style-name="P12"><text:s/>And on that farm he had some chickens,</text:p>
        <text:p text:style-name="P12"><text:s/>(I) <text:s text:c="3"/>(V) <text:s text:c="3"/>(I)</text:p>
        <text:p text:style-name="P12"><text:s/>Ee i ee i oh!</text:p>
        <text:p text:style-name="P12"><text:s/></text:p>
        <text:p text:style-name="P12"><text:s text:c="8"/>(IV) <text:s text:c="4"/>(IV) <text:s text:c="4"/>(I)</text:p>
        <text:p text:style-name="P12"><text:s/>With a cluck-cluck here,</text:p>
        <text:p text:style-name="P12"><text:s text:c="7"/>(IV) <text:s text:c="4"/>(IV) <text:s text:c="4"/>(I)</text:p>
        <text:p text:style-name="P12"><text:s/>And a cluck-cluck there</text:p>
        <text:p text:style-name="P12"><text:s/></text:p>
        <text:p text:style-name="P12"><text:s/>(I) <text:s text:c="12"/>(IV)</text:p>
        <text:p text:style-name="P12"><text:s/>Here a cluck, there a cluck,</text:p>
        <text:p text:style-name="P12"><text:s/>(I) <text:s text:c="11"/>(IV) <text:s text:c="4"/>(IV)</text:p>
        <text:p text:style-name="P12"><text:s/>Everywhere a cluck-cluck</text:p>
        <text:p text:style-name="P12"><text:s/></text:p>
        <text:p text:style-name="P12"><text:s/>(I) <text:s text:c="12"/>(IV) <text:s text:c="4"/>(I)</text:p>
        <text:p text:style-name="P12"><text:s/>Old MacDonald had a farm</text:p>
        <text:p text:style-name="P12"><text:s/>(I) <text:s text:c="3"/>(V) <text:s text:c="3"/>(I) <text:s text:c="3"/>(I)</text:p>
        <text:p text:style-name="P12"><text:s/>Ee i ee i oh!</text:p>
        <text:p text:style-name="P12"><text:s/></text:p>
        <text:p text:style-name="P12"/>
        <text:p text:style-name="P12"><text:s/></text:p>
        <text:p text:style-name="P12"><text:s/></text:p>
        <text:p text:style-name="P12"><text:s/>(I) <text:s text:c="12"/>(IV) <text:s text:c="4"/>(I)</text:p>
        <text:p text:style-name="P12"><text:s/>Old MacDonald had a farm</text:p>
        <text:p text:style-name="P12"><text:s/>(I) <text:s text:c="9"/>(V)7 <text:s text:c="4"/>(V) <text:s text:c="2"/>(I) <text:s text:c="5"/>(I) <text:s text:c="2"/>(V) (I)</text:p>
        <text:p text:style-name="P12"><text:s/>Eeeeee i , eeeeee i , ohhhhh <text:s text:c="4"/>! !</text:p>
        <text:p text:style-name="P22">[Verse 1]</text:p>
        <text:p text:style-name="P12"><text:s/>(I) <text:s text:c="15"/>(IV) <text:s text:c="22"/>(I) <text:s text:c="5"/></text:p>
        <text:p text:style-name="P12"><text:s text:c="2"/>On top of old Smokey all covered with snow</text:p>
        <text:p text:style-name="P12"><text:s text:c="18"/>(V)7 <text:s text:c="21"/>(I) <text:s text:c="4"/></text:p>
        <text:p text:style-name="P12"><text:s text:c="2"/>I lost my true lover for courting too slow</text:p>
        <text:p text:style-name="P12"><text:s/></text:p>
        <text:p text:style-name="P12"><text:s/>[Verse 2]</text:p>
        <text:p text:style-name="P12"><text:s text:c="21"/>(IV) <text:s text:c="23"/>(I) <text:s text:c="4"/></text:p>
        <text:p text:style-name="P12"><text:s text:c="2"/>For courting's a pleasure and parting's a grief</text:p>
        <text:p text:style-name="P12"><text:s text:c="23"/>(V)7 <text:s text:c="20"/>(I) <text:s text:c="5"/></text:p>
        <text:p text:style-name="P12"><text:s text:c="2"/>And a false hearted lover is worse than a thief</text:p>
        <text:p text:style-name="P12"><text:s/></text:p>
        <text:p text:style-name="P12"><text:s/>[Verse 3]</text:p>
        <text:p text:style-name="P12"><text:s text:c="25"/>(IV) <text:s text:c="24"/>(I) <text:s text:c="4"/></text:p>
        <text:p text:style-name="P12"><text:s text:c="2"/>For a thief will just rob you and take all your pay</text:p>
        <text:p text:style-name="P12"><text:s text:c="23"/>(V)7 <text:s text:c="26"/>(I) <text:s text:c="5"/></text:p>
        <text:p text:style-name="P12"><text:s text:c="2"/>But a false hearted lover will lead you to your grave</text:p>
        <text:p text:style-name="P12"><text:s/></text:p>
        <text:p text:style-name="P12"><text:s/>[Verse 4]</text:p>
        <text:p text:style-name="P12"><text:s text:c="24"/>(IV) <text:s text:c="22"/>(I) <text:s text:c="4"/></text:p>
        <text:p text:style-name="P12"><text:s text:c="2"/>And the grave will decay you and turn you to dust</text:p>
        <text:p text:style-name="P12"><text:s text:c="20"/>(V)7 <text:s text:c="27"/>(I) <text:s text:c="4"/></text:p>
        <text:p text:style-name="P12"><text:s text:c="2"/>Not one boy in a hundred that a poor girl can trust</text:p>
        <text:p text:style-name="P12"><text:s/></text:p>
        <text:p text:style-name="P12"><text:s/>[Verse 5]</text:p>
        <text:p text:style-name="P12"><text:s text:c="22"/>(IV) <text:s text:c="25"/>(I) <text:s text:c="4"/></text:p>
        <text:p text:style-name="P12"><text:s text:c="2"/>The'll hug you and kiss you and tell you more lies</text:p>
        <text:p text:style-name="P12"><text:s text:c="30"/>(V)7 <text:s text:c="28"/>(I) <text:s text:c="5"/></text:p>
        <text:p text:style-name="P12"><text:s text:c="2"/>Than the crosswalks on the railroad and the stars in the sky</text:p>
        <text:p text:style-name="P12"><text:s/></text:p>
        <text:p text:style-name="P12"><text:s/>[Verse 6]</text:p>
        <text:p text:style-name="P12"><text:s text:c="21"/>(IV) <text:s text:c="20"/>(I) <text:s text:c="4"/></text:p>
        <text:p text:style-name="P12"><text:s text:c="2"/>So come you young maidens and listen to me</text:p>
        <text:p text:style-name="P12"><text:s text:c="22"/>(V)7 <text:s text:c="25"/>(I)</text:p>
        <text:p text:style-name="P12"><text:s text:c="2"/>Never place your affections on a green willow tree </text:p>
        <text:p text:style-name="P12"><text:s/></text:p>
        <text:p text:style-name="P12"><text:s/>[Verse 7]</text:p>
        <text:p text:style-name="P12"><text:s text:c="23"/>(IV) <text:s text:c="24"/>(I) <text:s text:c="4"/></text:p>
        <text:p text:style-name="P12"><text:s text:c="2"/>For the leaves will wither and the roots will die</text:p>
        <text:p text:style-name="P12"><text:s text:c="20"/>(V)7 <text:s text:c="26"/>(I) <text:s text:c="4"/></text:p>
        <text:p text:style-name="P12"><text:s text:c="2"/>You'll all be forsaken and you'll never know why</text:p>
        <text:p text:style-name="P12"><text:s/></text:p>
        <text:p text:style-name="P12"><text:s/></text:p>
        <text:p text:style-name="P12"><text:s/>[Outro]</text:p>
        <text:p text:style-name="P12"><text:s text:c="20"/>(V)7 <text:s text:c="26"/>(I) <text:s text:c="3"/>(IV) <text:s text:c="2"/>(I)</text:p>
        <text:p text:style-name="P12"><text:s text:c="2"/>You'll all be forsaken and you'll never know why</text:p>
        <text:p text:style-name="P30"><text:s/>(I) <text:s text:c="8"/></text:p>
        <text:p text:style-name="P19"><text:s/>In a cavern, in a canyon, </text:p>
        <text:p text:style-name="P19"><text:s text:c="18"/>(V)7 </text:p>
        <text:p text:style-name="P19"><text:s/>excavating for a mine; </text:p>
        <text:p text:style-name="P19"><text:s text:c="9"/>(IV) <text:s text:c="11"/>(I) <text:s text:c="3"/></text:p>
        <text:p text:style-name="P19"><text:s/>dwelt a miner, forty-niner, </text:p>
        <text:p text:style-name="P19"><text:s text:c="9"/>(V)7 <text:s text:c="12"/>(I) <text:s text:c="2"/></text:p>
        <text:p text:style-name="P19"><text:s/>and his daughter Clementine. <text:s/></text:p>
        <text:p text:style-name="P19"><text:s/></text:p>
        <text:p text:style-name="P19"><text:s text:c="7"/>(I) <text:s text:c="16"/></text:p>
        <text:p text:style-name="P19"><text:s/>Oh my darling, oh my darling, </text:p>
        <text:p text:style-name="P19"><text:s text:c="21"/>(V)7 </text:p>
        <text:p text:style-name="P19"><text:s/>oh my darling Clementine </text:p>
        <text:p text:style-name="P19"><text:s text:c="9"/>(IV) <text:s text:c="15"/>(I) <text:s text:c="10"/></text:p>
        <text:p text:style-name="P19"><text:s/>You are lost and gone forever, </text:p>
        <text:p text:style-name="P19"><text:s text:c="10"/>(V)7 <text:s text:c="10"/>(I) <text:s/></text:p>
        <text:p text:style-name="P19"><text:s/>dreadful sorry, Clementine. <text:s/></text:p>
        <text:p text:style-name="P19"><text:s/></text:p>
        <text:p text:style-name="P19"><text:s text:c="11"/>(I) <text:s text:c="16"/></text:p>
        <text:p text:style-name="P19"><text:s/>Light she was, and like a fairy, </text:p>
        <text:p text:style-name="P19"><text:s text:c="27"/>(V)7 <text:s/></text:p>
        <text:p text:style-name="P19"><text:s/>And her shoes were number nine, </text:p>
        <text:p text:style-name="P19"><text:s text:c="9"/>(IV) <text:s text:c="12"/>(I) <text:s text:c="11"/></text:p>
        <text:p text:style-name="P19"><text:s/>Herring boxes without topses, </text:p>
        <text:p text:style-name="P19"><text:s text:c="9"/>(V)7 <text:s text:c="12"/>(I) <text:s text:c="9"/></text:p>
        <text:p text:style-name="P19"><text:s/>Sandals were for Clementine. </text:p>
        <text:p text:style-name="P19"><text:s/></text:p>
        <text:p text:style-name="P19"><text:s text:c="5"/></text:p>
        <text:p text:style-name="P19"><text:s text:c="9"/>(I) <text:s text:c="9"/></text:p>
        <text:p text:style-name="P19"><text:s/>Walking lightly as a fairy, </text:p>
        <text:p text:style-name="P19"><text:s text:c="30"/>(V)7 <text:s text:c="2"/></text:p>
        <text:p text:style-name="P19"><text:s/>Though her shoes were number nine, </text:p>
        <text:p text:style-name="P19"><text:s text:c="11"/>(IV) <text:s text:c="16"/>(I) <text:s text:c="10"/></text:p>
        <text:p text:style-name="P19"><text:s/>Sometimes tripping, lightly skipping, </text:p>
        <text:p text:style-name="P19"><text:s text:c="8"/>(V)7 <text:s text:c="12"/>(I) <text:s text:c="3"/></text:p>
        <text:p text:style-name="P19"><text:s/>Lovely girl, my Clementine </text:p>
        <text:p text:style-name="P19"><text:s/></text:p>
        <text:p text:style-name="P19"><text:s text:c="13"/>(I)</text:p>
        <text:p text:style-name="P19"><text:s/>Drove she ducklings to the water </text:p>
        <text:p text:style-name="P19"><text:s text:c="23"/>(V)7 <text:s text:c="6"/></text:p>
        <text:p text:style-name="P19"><text:s/>Ev'ry morning just at nine, </text:p>
        <text:p text:style-name="P19"><text:s text:c="9"/>(IV) <text:s text:c="13"/>(I) <text:s text:c="3"/></text:p>
        <text:p text:style-name="P19"><text:s/>Hit her foot against a splinter, </text:p>
        <text:p text:style-name="P19"><text:s text:c="8"/>(V)7 <text:s text:c="12"/>(I) <text:s text:c="10"/></text:p>
        <text:p text:style-name="P19"><text:s/>Fell into the foaming brine. </text:p>
        <text:p text:style-name="P19"><text:s/></text:p>
        <text:p text:style-name="P19"/>
        <text:p text:style-name="P19"><text:s text:c="6"/>(I) <text:s text:c="2"/></text:p>
        <text:p text:style-name="P19"><text:s/>Ruby lips above the water, </text:p>
        <text:p text:style-name="P19"><text:s text:c="26"/>(V)7 </text:p>
        <text:p text:style-name="P19"><text:s/>Blowing bubbles soft and fine, </text:p>
        <text:p text:style-name="P19"><text:s text:c="6"/>(IV) <text:s text:c="12"/>(I) <text:s text:c="2"/></text:p>
        <text:p text:style-name="P19"><text:s/>But alas, I was no swimmer, </text:p>
        <text:p text:style-name="P19"><text:s text:c="9"/>(V)7 <text:s text:c="10"/>(I) <text:s text:c="2"/></text:p>
        <text:p text:style-name="P19"><text:s/>Neither was my Clementine. </text:p>
        <text:p text:style-name="P19"><text:s/></text:p>
        <text:p text:style-name="P19"><text:s text:c="5"/></text:p>
        <text:p text:style-name="P19"><text:s text:c="6"/>(I) <text:s text:c="8"/></text:p>
        <text:p text:style-name="P19"><text:s/>In a churchyard near the canyon, </text:p>
        <text:p text:style-name="P19"><text:s text:c="26"/>(V)7 <text:s text:c="2"/></text:p>
        <text:p text:style-name="P19"><text:s/>Where the myrtle doth entwine, </text:p>
        <text:p text:style-name="P19"><text:s text:c="12"/>(IV) <text:s text:c="14"/>(I) <text:s text:c="2"/></text:p>
        <text:p text:style-name="P19"><text:s/>There grow rosies and some posies, </text:p>
        <text:p text:style-name="P19"><text:s text:c="6"/>(V)7 <text:s text:c="12"/>(I) <text:s text:c="9"/></text:p>
        <text:p text:style-name="P19"><text:s/>Fertilized by Clementine. </text:p>
        <text:p text:style-name="P19"><text:s/></text:p>
        <text:p text:style-name="P19"><text:s/></text:p>
        <text:p text:style-name="P19"><text:s text:c="12"/>(I) <text:s text:c="9"/></text:p>
        <text:p text:style-name="P19"><text:s/>Then, the miner, forty-niner, </text:p>
        <text:p text:style-name="P19"><text:s text:c="24"/>(V)7 </text:p>
        <text:p text:style-name="P19"><text:s/>Soon began to fret and pine, </text:p>
        <text:p text:style-name="P19"><text:s text:c="12"/>(IV) <text:s text:c="15"/>(I) <text:s text:c="5"/></text:p>
        <text:p text:style-name="P19"><text:s/>Thought he oughter join his daughter, </text:p>
        <text:p text:style-name="P19"><text:s/></text:p>
        <text:p text:style-name="P19"><text:s text:c="9"/>(V)7 <text:s text:c="12"/>(IV) <text:s/></text:p>
        <text:p text:style-name="P19"><text:s/>So he's now with Clementine. </text:p>
        <text:p text:style-name="P19"><text:s/></text:p>
        <text:p text:style-name="P19"><text:s text:c="3"/></text:p>
        <text:p text:style-name="P19"><text:s text:c="6"/></text:p>
        <text:p text:style-name="P19"><text:s text:c="8"/>(I) <text:s text:c="20"/></text:p>
        <text:p text:style-name="P19"><text:s/>I'm so lonely, lost without her, </text:p>
        <text:p text:style-name="P19"><text:s text:c="24"/>(V)7 </text:p>
        <text:p text:style-name="P19"><text:s/>Wish I'd had a fishing line, </text:p>
        <text:p text:style-name="P19"><text:s text:c="9"/>(IV) <text:s text:c="15"/>(I) <text:s text:c="4"/></text:p>
        <text:p text:style-name="P19"><text:s/>Which I might have cast about her, </text:p>
        <text:p text:style-name="P19"><text:s text:c="12"/>(V)7 <text:s text:c="12"/>(I) <text:s text:c="3"/></text:p>
        <text:p text:style-name="P19"><text:s/>Might have saved my Clementine. </text:p>
        <text:p text:style-name="P19"><text:s/></text:p>
        <text:p text:style-name="P19"/>
        <text:p text:style-name="P19"><text:s/></text:p>
        <text:p text:style-name="P19"><text:s text:c="7"/>(I) <text:s text:c="20"/></text:p>
        <text:p text:style-name="P19"><text:s/>In my dreams she still doth haunt me, </text:p>
        <text:p text:style-name="P19"><text:s text:c="31"/>(V)7 <text:s text:c="4"/></text:p>
        <text:p text:style-name="P19"><text:s/>Robed in garments soaked with brine, </text:p>
        <text:p text:style-name="P19"><text:s text:c="10"/>(IV) <text:s text:c="13"/>(I) <text:s/></text:p>
        <text:p text:style-name="P19"><text:s/>Then she rises from the waters, </text:p>
        <text:p text:style-name="P19"><text:s text:c="7"/>(V)7 <text:s text:c="11"/>(I) <text:s text:c="10"/></text:p>
        <text:p text:style-name="P19"><text:s/>And I kiss my Clementine. </text:p>
        <text:p text:style-name="P19"><text:s/></text:p>
        <text:p text:style-name="P19"><text:s text:c="4"/></text:p>
        <text:p text:style-name="P19"><text:s text:c="8"/>(I) <text:s text:c="18"/></text:p>
        <text:p text:style-name="P19"><text:s/>Listen fellers, heed the warning </text:p>
        <text:p text:style-name="P19"><text:s text:c="24"/>(V)7 </text:p>
        <text:p text:style-name="P19"><text:s/>Of this tragic tale of mine, </text:p>
        <text:p text:style-name="P19"><text:s text:c="5"/>(IV) <text:s text:c="10"/>(I) <text:s text:c="5"/></text:p>
        <text:p text:style-name="P19"><text:s/>Artificial respiration </text:p>
        <text:p text:style-name="P19"><text:s text:c="12"/>(V)7 <text:s text:c="12"/>(I) <text:s/></text:p>
        <text:p text:style-name="P19"><text:s/>Could have saved my Clementine. </text:p>
        <text:p text:style-name="P19"><text:s/></text:p>
        <text:p text:style-name="P19"><text:s/></text:p>
        <text:p text:style-name="P19"><text:s text:c="7"/>(I) <text:s text:c="11"/></text:p>
        <text:p text:style-name="P19"><text:s/>How I missed her, how I missed her, </text:p>
        <text:p text:style-name="P19"><text:s text:c="23"/>(V)7 <text:s text:c="4"/></text:p>
        <text:p text:style-name="P19"><text:s/>How I missed my Clementine, </text:p>
        <text:p text:style-name="P19"><text:s text:c="7"/>(IV) <text:s text:c="16"/>(I) <text:s/></text:p>
        <text:p text:style-name="P19"><text:s/>Til I kissed her little sister, </text:p>
        <text:p text:style-name="P19"><text:s/></text:p>
        <text:p text:style-name="P19"><text:s text:c="8"/>(V)7 <text:s text:c="10"/>(I) <text:s text:c="7"/></text:p>
        <text:p text:style-name="P19"><text:s/>And forgot my Clementine. </text:p>
        <text:p text:style-name="P19"><text:s/></text:p>
        <text:p text:style-name="P12"/>
        <text:p text:style-name="P24"/>
        <text:p text:style-name="P15"><text:s/>D</text:p>
        <text:p text:style-name="P15">London Bridge is falling down,</text:p>
        <text:p text:style-name="P15"/>
        <text:p text:style-name="P15">A7 <text:s text:c="11"/>D</text:p>
        <text:p text:style-name="P15">Falling down, falling down,</text:p>
        <text:p text:style-name="P15"/>
        <text:p text:style-name="P15">D</text:p>
        <text:p text:style-name="P15">London Bridge is falling down,</text:p>
        <text:p text:style-name="P15"/>
        <text:p text:style-name="P15">A7 <text:s text:c="5"/>D</text:p>
        <text:p text:style-name="P15">My fair Lady.</text:p>
        <text:p text:style-name="P15"/>
        <text:p text:style-name="P15">D</text:p>
        <text:p text:style-name="P15">Build it up with wood and clay,</text:p>
        <text:p text:style-name="P15"/>
        <text:p text:style-name="P15">A7 <text:s text:c="12"/>D</text:p>
        <text:p text:style-name="P15">Wood and clay, wood and clay,</text:p>
        <text:p text:style-name="P15"/>
        <text:p text:style-name="P15">D</text:p>
        <text:p text:style-name="P15">Build it up with wood and clay,</text:p>
        <text:p text:style-name="P15"/>
        <text:p text:style-name="P15">A7 <text:s text:c="5"/>D</text:p>
        <text:p text:style-name="P15">My fair Lady.</text:p>
        <text:p text:style-name="P15"/>
        <text:p text:style-name="P15">D</text:p>
        <text:p text:style-name="P15">Wood and clay will wash away,</text:p>
        <text:p text:style-name="P15"/>
        <text:p text:style-name="P15">A7 <text:s text:c="8"/>D</text:p>
        <text:p text:style-name="P15">Wash away, wash away,</text:p>
        <text:p text:style-name="P15"/>
        <text:p text:style-name="P15">D</text:p>
        <text:p text:style-name="P15">Wood and clay will wash away,</text:p>
        <text:p text:style-name="P15"/>
        <text:p text:style-name="P15">A7 <text:s text:c="5"/>D</text:p>
        <text:p text:style-name="P15">My fair Lady.</text:p>
        <text:p text:style-name="P15"/>
        <text:p text:style-name="P15">Lyrics</text:p>
        <text:p text:style-name="P15">London Bridge is falling down,</text:p>
        <text:p text:style-name="P15">Falling down, falling down,</text:p>
        <text:p text:style-name="P15">London Bridge is falling down,</text:p>
        <text:p text:style-name="P15">My fair Lady.</text:p>
        <text:p text:style-name="P15"/>
        <text:p text:style-name="P15">Build it up with wood and clay,</text:p>
        <text:p text:style-name="P15">Wood and clay, wood and clay,</text:p>
        <text:p text:style-name="P15">Build it up with wood and clay,</text:p>
        <text:p text:style-name="P15">My fair Lady.</text:p>
        <text:p text:style-name="P15"/>
        <text:p text:style-name="P15">Wood and clay will wash away,</text:p>
        <text:p text:style-name="P15">Wash away, wash away,</text:p>
        <text:p text:style-name="P15">Wood and clay will wash away,</text:p>
        <text:p text:style-name="P15">My fair Lady.</text:p>
        <text:p text:style-name="P15"/>
        <text:p text:style-name="P15">Build it up with bricks and mortar,</text:p>
        <text:p text:style-name="P15">Bricks and mortar, bricks and mortar,</text:p>
        <text:p text:style-name="P15">Build it up with bricks and mortar,</text:p>
        <text:p text:style-name="P15">My fair Lady.</text:p>
        <text:p text:style-name="P15"/>
        <text:p text:style-name="P15">Bricks and mortar will not stay,</text:p>
        <text:p text:style-name="P15">Will not stay, will not stay,</text:p>
        <text:p text:style-name="P15">Bricks and mortar will not stay,</text:p>
        <text:p text:style-name="P15">My fair Lady.</text:p>
        <text:p text:style-name="P15"/>
        <text:p text:style-name="P15">Build it up with iron and steel,</text:p>
        <text:p text:style-name="P15">Iron and steel, iron and steel,</text:p>
        <text:p text:style-name="P15">Build it up with iron and steel,</text:p>
        <text:p text:style-name="P15">My fair Lady.</text:p>
        <text:p text:style-name="P15"/>
        <text:p text:style-name="P15">Iron and steel will bend and bow,</text:p>
        <text:p text:style-name="P15">Bend and bow, bend and bow,</text:p>
        <text:p text:style-name="P15">Iron and steel will bend and bow,</text:p>
        <text:p text:style-name="P15">My fair Lady.</text:p>
        <text:p text:style-name="P15"/>
        <text:p text:style-name="P15">Build it up with silver and gold,</text:p>
        <text:p text:style-name="P15">Silver and gold, silver and gold,</text:p>
        <text:p text:style-name="P15">Build it up with silver and gold,</text:p>
        <text:p text:style-name="P15">My fair Lady.</text:p>
        <text:p text:style-name="P15"/>
        <text:p text:style-name="P15">Silver and gold will be stolen away,</text:p>
        <text:p text:style-name="P15">Stolen away, stolen away,</text:p>
        <text:p text:style-name="P15">Silver and gold will be stolen away,</text:p>
        <text:p text:style-name="P15">My fair Lady.</text:p>
        <text:p text:style-name="P15"/>
        <text:p text:style-name="P15">Set a man to watch all night,</text:p>
        <text:p text:style-name="P15">Watch all night, watch all night,</text:p>
        <text:p text:style-name="P15">Set a man to watch all night,</text:p>
        <text:p text:style-name="P15">My fair Lady.</text:p>
        <text:p text:style-name="P15"/>
        <text:p text:style-name="P15">Suppose the man should fall asleep,</text:p>
        <text:p text:style-name="P15">Fall asleep, fall asleep,</text:p>
        <text:p text:style-name="P15">Suppose the man should fall asleep?</text:p>
        <text:p text:style-name="P15">My fair Lady.</text:p>
        <text:p text:style-name="P15"/>
        <text:p text:style-name="P15">Give him a pipe to smoke all night,</text:p>
        <text:p text:style-name="P15">Smoke all night, smoke all night,</text:p>
        <text:p text:style-name="P15">Give him a pipe to smoke all night,</text:p>
        <text:p text:style-name="P15"><text:s/></text:p>
        <text:p text:style-name="P24">[Intro]</text:p>
        <text:p text:style-name="P15"><text:s/>| (VI)m | (I) | (II)m | (IV) |</text:p>
        <text:p text:style-name="P15"><text:s/>| (VI)m | (III) | (VI)m | (III) |</text:p>
        <text:p text:style-name="P15"><text:s/></text:p>
        <text:p text:style-name="P15">[Verse 1] </text:p>
        <text:p text:style-name="P15"><text:s text:c="7"/>(VI)m <text:s text:c="2"/>(I) <text:s text:c="7"/>(II)m <text:s text:c="9"/>(IV)</text:p>
        <text:p text:style-name="P15"><text:s/>There is a house in New Orleans,</text:p>
        <text:p text:style-name="P15"><text:s text:c="7"/>(VI)m <text:s text:c="6"/>(I) <text:s text:c="5"/>(III)</text:p>
        <text:p text:style-name="P15"><text:s/>They call the "Rising Sun",</text:p>
        <text:p text:style-name="P15"><text:s text:c="6"/>(VI)m <text:s text:c="6"/>(I) <text:s text:c="6"/>(II)m <text:s text:c="10"/>(IV)</text:p>
        <text:p text:style-name="P15"><text:s/>It's been the ruin of many a poor boy,</text:p>
        <text:p text:style-name="P15"><text:s text:c="5"/>(VI)m <text:s text:c="4"/>(III) <text:s text:c="8"/>| (VI)m | (I) | (II)m | (IV) | (VI)m | (III) | (VI)m | (III) | </text:p>
        <text:p text:style-name="P15"><text:s/>And God, I know, I'm one <text:s text:c="15"/>(organ plays (III)7)</text:p>
        <text:p text:style-name="P15"><text:s/></text:p>
        <text:p text:style-name="P15">[Verse 2]</text:p>
        <text:p text:style-name="P15"><text:s text:c="4"/>(VI)m <text:s text:c="4"/>(I) <text:s text:c="4"/>(II)m <text:s text:c="7"/>(IV)</text:p>
        <text:p text:style-name="P15"><text:s/>My mother was a tailor (organ: (IV)7) </text:p>
        <text:p text:style-name="P15"><text:s text:c="5"/>(VI)m <text:s text:c="6"/>(I) <text:s text:c="7"/>(III)</text:p>
        <text:p text:style-name="P15"><text:s/>She sewed my new blue jeans (organ: (III)7) </text:p>
        <text:p text:style-name="P15"><text:s text:c="5"/>(VI)m <text:s text:c="3"/>(I) <text:s text:c="4"/>(II)m <text:s text:c="7"/>(IV)</text:p>
        <text:p text:style-name="P15"><text:s/>My father was a gambling man,</text:p>
        <text:p text:style-name="P15"><text:s/>(VI)m <text:s text:c="5"/>(III) <text:s text:c="4"/>| (VI)m | (I) | (II)m | (IV) | (VI)m | (III) | (VI)m | (III) | </text:p>
        <text:p text:style-name="P15"><text:s/>Down in New Orleans. <text:s text:c="12"/>(organ plays (III)7)</text:p>
        <text:p text:style-name="P15"><text:s/></text:p>
        <text:p text:style-name="P15">[Verse 3]</text:p>
        <text:p text:style-name="P15"><text:s text:c="9"/>(VI)m <text:s text:c="2"/>(I) <text:s text:c="6"/>(II)m <text:s text:c="6"/>(IV)</text:p>
        <text:p text:style-name="P15"><text:s/>Now the only thing a gambler needs (organ: (IV)7) </text:p>
        <text:p text:style-name="P15"><text:s text:c="6"/>(VI)m <text:s text:c="6"/>(I) <text:s text:c="4"/>(III)</text:p>
        <text:p text:style-name="P15"><text:s/>Is a suitcase and a trunk (organ: (III)7) </text:p>
        <text:p text:style-name="P15"><text:s text:c="9"/>(VI)m <text:s text:c="2"/>(I) <text:s text:c="4"/>(II)m <text:s text:c="8"/>(IV)</text:p>
        <text:p text:style-name="P15"><text:s/>And the only time, he's satisfied, </text:p>
        <text:p text:style-name="P15"><text:s text:c="4"/>(VI)m <text:s text:c="7"/>(III) <text:s text:c="3"/>| (VI)m | (I) | (II)m | (IV) | (VI)m | (III) | (VI)m | (III) | </text:p>
        <text:p text:style-name="P15"><text:s/>Is when he's on a drunk <text:s text:c="13"/>(organ plays (III)7)</text:p>
        <text:p text:style-name="P15"><text:s/></text:p>
        <text:p text:style-name="P15">[Solo]</text:p>
        <text:p text:style-name="P15"><text:s/>| (VI)m | (I) | (II)m | (IV) |</text:p>
        <text:p text:style-name="P15"><text:s/>| (VI)m | (I) | (III) | % |</text:p>
        <text:p text:style-name="P15"><text:s/>| (VI)m | (I) | (II)m | (IV) |</text:p>
        <text:p text:style-name="P15"><text:s/>| (VI)m | (III) |</text:p>
        <text:p text:style-name="P15"><text:s/>| (VI)m | (I) | (II)m | (IV) |</text:p>
        <text:p text:style-name="P15"><text:s/>| (VI)m | (III) | (VI)m | (III) |</text:p>
        <text:p text:style-name="P15"><text:s/></text:p>
        <text:p text:style-name="P15">[Verse 4]</text:p>
        <text:p text:style-name="P15"><text:s text:c="4"/>(VI)m <text:s text:c="4"/>(I) <text:s text:c="9"/>(II)m <text:s text:c="10"/>(IV)</text:p>
        <text:p text:style-name="P15"><text:s/>O, mother, tell your children (organ: (IV)7) </text:p>
        <text:p text:style-name="P15"><text:s text:c="8"/>(VI)m <text:s text:c="5"/>(I) <text:s text:c="5"/>(III) </text:p>
        <text:p text:style-name="P15"><text:s/>Not to do what I have done (organ: (III)7) </text:p>
        <text:p text:style-name="P15"><text:s/>(VI)m <text:s text:c="8"/>(I) <text:s text:c="7"/>(II)m <text:s text:c="10"/>(IV)</text:p>
        <text:p text:style-name="P15"><text:s/>Spend your lives in sin and misery</text:p>
        <text:p text:style-name="P15"><text:s text:c="8"/>(VI)m <text:s text:c="6"/>(III) <text:s text:c="4"/>| (VI)m | (I) | (II)m | (IV) | (VI)m | (III) | (VI)m | (III) | </text:p>
        <text:p text:style-name="P15"><text:s/>In the House of Rising Sun <text:s text:c="13"/>(organ plays (III)7)</text:p>
        <text:p text:style-name="P15"><text:s/></text:p>
        <text:p text:style-name="P15">[Verse 5]</text:p>
        <text:p text:style-name="P15"><text:s text:c="17"/>(VI)m <text:s text:c="6"/>(I) <text:s text:c="5"/>(II)m <text:s text:c="11"/>(IV)</text:p>
        <text:p text:style-name="P15"><text:s/>Well, I've <text:s/>got one foot on the platform (organ plays (IV)7)</text:p>
        <text:p text:style-name="P15"><text:s text:c="5"/>(VI)m <text:s text:c="8"/>(I) <text:s text:c="5"/>(III)</text:p>
        <text:p text:style-name="P15"><text:s/>The other foot on the train (organ: (III)7) </text:p>
        <text:p text:style-name="P15"><text:s text:c="5"/>(VI)m <text:s text:c="3"/>(I) <text:s text:c="6"/>(II)m <text:s text:c="4"/>(IV)</text:p>
        <text:p text:style-name="P15"><text:s/>I'm going back to New Orleans (organ: (IV)7) </text:p>
        <text:p text:style-name="P15"><text:s text:c="4"/>(VI)m <text:s text:c="7"/>(III) <text:s text:c="8"/>| (VI)m | (I) | (II)m | (IV) | (VI)m | (III) | (VI)m | (III) | </text:p>
        <text:p text:style-name="P15"><text:s/>To wear that ball and chain <text:s text:c="13"/>(organ plays (III)7#9)</text:p>
        <text:p text:style-name="P15"><text:s/></text:p>
        <text:p text:style-name="P15">[Verse 6]</text:p>
        <text:p text:style-name="P15"><text:s text:c="13"/>(VI)m <text:s text:c="2"/>(I) <text:s text:c="7"/>(II)m <text:s text:c="12"/>(IV)</text:p>
        <text:p text:style-name="P15"><text:s/>Well, there is a house in New Orleans (organ: (IV)7) </text:p>
        <text:p text:style-name="P15"><text:s text:c="6"/>(VI)m <text:s text:c="7"/>(I) <text:s text:c="5"/>(III)</text:p>
        <text:p text:style-name="P15"><text:s/>They call the "Rising Sun" <text:s/>(organ: (III)7) </text:p>
        <text:p text:style-name="P15"><text:s text:c="10"/>(VI)m <text:s text:c="6"/>(I) <text:s text:c="6"/>(II)m <text:s text:c="10"/>(IV)</text:p>
        <text:p text:style-name="P15"><text:s/>And it's been the ruin of many a poor boy</text:p>
        <text:p text:style-name="P15"><text:s text:c="5"/>(VI)m <text:s text:c="4"/>(III)7 <text:s text:c="5"/>| (VI)m | (I) | (II)m | (IV)7 | (VI)m | (III)7 |</text:p>
        <text:p text:style-name="P15"><text:s/>And God, I know, I'm one</text:p>
        <text:p text:style-name="P15"><text:s/></text:p>
        <text:p text:style-name="P15">[Coda]</text:p>
        <text:p text:style-name="P15"><text:s/>| (VI)m | (II)m | (VI)m | (II)m | (VI)m | (II)m |</text:p>
        <text:p text:style-name="P15"><text:s/>(a tempo)</text:p>
        <text:p text:style-name="P15"><text:s/>| (VI)m | (II)m | (VI)m | (II)m | (VI)m</text:p>
        <text:p text:style-name="P24"><text:s text:c="6"/>(I) <text:s text:c="10"/>(V)7</text:p>
        <text:p text:style-name="P15">Happy Birthday to You</text:p>
        <text:p text:style-name="P15"/>
        <text:p text:style-name="P15"><text:s text:c="6"/>(V)7 <text:s text:c="9"/>(I)</text:p>
        <text:p text:style-name="P15">Happy Birthday to You</text:p>
        <text:p text:style-name="P15"/>
        <text:p text:style-name="P15"><text:s text:c="6"/>(I) <text:s text:c="12"/>(IV)</text:p>
        <text:p text:style-name="P15">Happy Birthday dear -NAME-</text:p>
        <text:p text:style-name="P15"/>
        <text:p text:style-name="P15"><text:s text:c="6"/>(I) <text:s text:c="7"/>(V)7 (I)</text:p>
        <text:p text:style-name="P15">Happy Birthday to You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><text:s text:c="4"/>(I) <text:s text:c="10"/></text:p>
        <text:p text:style-name="P15">The Camptown ladies sing this song,</text:p>
        <text:p text:style-name="P15">(V)</text:p>
        <text:p text:style-name="P15">Doo-da, Doo-da</text:p>
        <text:p text:style-name="P15"><text:s text:c="4"/>(I)</text:p>
        <text:p text:style-name="P15">The Camptown racetrack's five miles long</text:p>
        <text:p text:style-name="P15">(V) <text:s text:c="12"/>(I)</text:p>
        <text:p text:style-name="P15">Oh, de doo-da day</text:p>
        <text:p text:style-name="P15"/>
        <text:p text:style-name="P15">(I)</text:p>
        <text:p text:style-name="P15">Goin' to run all night</text:p>
        <text:p text:style-name="P15">(IV) <text:s text:c="15"/>(I)</text:p>
        <text:p text:style-name="P15">Goin' to run all day</text:p>
        <text:p text:style-name="P15"><text:s text:c="2"/>(I) </text:p>
        <text:p text:style-name="P15">I bet my money on a bob-tailed nag</text:p>
        <text:p text:style-name="P15">(V) <text:s text:c="18"/>(I)</text:p>
        <text:p text:style-name="P15">Somebody bet on the gray</text:p>
        <text:p text:style-name="P15"/>
        <text:p text:style-name="P15"><text:s text:c="8"/>(I)</text:p>
        <text:p text:style-name="P15">Oh, the long tailed filly and the big black horse,</text:p>
        <text:p text:style-name="P15">(V)</text:p>
        <text:p text:style-name="P15">Doo-da, doo-da</text:p>
        <text:p text:style-name="P15">(I)</text:p>
        <text:p text:style-name="P15">Come to a mud hole and they all cut across,</text:p>
        <text:p text:style-name="P15">(V) <text:s text:c="12"/>(I)</text:p>
        <text:p text:style-name="P15">Oh, de doo-da day</text:p>
        <text:p text:style-name="P15"/>
        <text:p text:style-name="P15">(I)</text:p>
        <text:p text:style-name="P15">Goin' to run all night</text:p>
        <text:p text:style-name="P15">(IV) <text:s text:c="15"/>(I)</text:p>
        <text:p text:style-name="P15">Goin' to run all day</text:p>
        <text:p text:style-name="P15"><text:s text:c="2"/>(I) </text:p>
        <text:p text:style-name="P15">I bet my money on a bob-tailed nag</text:p>
        <text:p text:style-name="P15">(V) <text:s text:c="18"/>(I) </text:p>
        <text:p text:style-name="P15">Somebody bet on the gray</text:p>
        <text:p text:style-name="P15"/>
        <text:p text:style-name="P15"><text:s text:c="2"/>(I)</text:p>
        <text:p text:style-name="P15">I went down there with my hat caved in,</text:p>
        <text:p text:style-name="P15">(V)</text:p>
        <text:p text:style-name="P15">Doo-da, doo-da</text:p>
        <text:p text:style-name="P15"><text:s text:c="2"/>(I)</text:p>
        <text:p text:style-name="P15">I came back home with a pocket full of tin</text:p>
        <text:p text:style-name="P15">(V) <text:s text:c="12"/>(I)</text:p>
        <text:p text:style-name="P15">Oh, de doo-da day</text:p>
        <text:p text:style-name="P15"/>
        <text:p text:style-name="P15">(I)</text:p>
        <text:p text:style-name="P15">Goin' to run all night</text:p>
        <text:p text:style-name="P15">(IV) <text:s text:c="15"/>(I)</text:p>
        <text:p text:style-name="P15">Goin' to run all day</text:p>
        <text:p text:style-name="P15"><text:s text:c="2"/>(I) </text:p>
        <text:p text:style-name="P15">I bet my money on a bob-tailed nag</text:p>
        <text:p text:style-name="P15">(V) <text:s text:c="18"/>(I)</text:p>
        <text:p text:style-name="P15">Somebody bet on the gray</text:p>
        <text:p text:style-name="P15"/>
        <text:p text:style-name="P15"/>
        <text:p text:style-name="P24">(I) <text:s text:c="32"/>(IV) <text:s text:c="16"/>(I)</text:p>
        <text:p text:style-name="P15"><text:s/>I've been workin' on the railroad all the live long day</text:p>
        <text:p text:style-name="P15"><text:s/>(I) <text:s text:c="33"/>(II) <text:s text:c="20"/>(V)</text:p>
        <text:p text:style-name="P15"><text:s/>I've been workin' on the railroad, just to pass the time away</text:p>
        <text:p text:style-name="P15"><text:s/>(V) <text:s text:c="25"/>(I) <text:s text:c="8"/>(IV) <text:s text:c="21"/>(I)</text:p>
        <text:p text:style-name="P15"><text:s/>Can't you hear the whistle blowin'? <text:s/>Rise up so early in the morn</text:p>
        <text:p text:style-name="P15"><text:s/>(IV) <text:s text:c="25"/>(I) <text:s text:c="9"/>(V) <text:s text:c="14"/>(I)</text:p>
        <text:p text:style-name="P15"><text:s/>Can't you hear the captain shoutin'? "Dinah blow your horn!"</text:p>
        <text:p text:style-name="P15"><text:s/></text:p>
        <text:p text:style-name="P15"><text:s/>(I) <text:s text:c="20"/>(IV)</text:p>
        <text:p text:style-name="P15"><text:s/>Dinah won't you blow, Dinah won't you blow</text:p>
        <text:p text:style-name="P15"><text:s/>(V) <text:s text:c="19"/>(I)</text:p>
        <text:p text:style-name="P15"><text:s/>Dinah won't you blow your horn</text:p>
        <text:p text:style-name="P15"><text:s/>(I) <text:s text:c="20"/>(IV)</text:p>
        <text:p text:style-name="P15"><text:s/>Dinah won't you blow, Dinah won't you blow</text:p>
        <text:p text:style-name="P15"><text:s/>(V) <text:s text:c="19"/>(I)</text:p>
        <text:p text:style-name="P15"><text:s/>Dinah won't you blow your horn</text:p>
        <text:p text:style-name="P15"><text:s/></text:p>
        <text:p text:style-name="P15"><text:s/>(I)</text:p>
        <text:p text:style-name="P15"><text:s/>Someone's in the kitchen with Dinah</text:p>
        <text:p text:style-name="P15"><text:s/>(I) <text:s text:c="25"/>(V)</text:p>
        <text:p text:style-name="P15"><text:s/>Someone's in the kitchen I know</text:p>
        <text:p text:style-name="P15"><text:s/>(I) <text:s text:c="28"/>(IV)</text:p>
        <text:p text:style-name="P15"><text:s/>Someone's in the kitchen with Dinah</text:p>
        <text:p text:style-name="P15"><text:s/>(I) <text:s text:c="8"/>(V) <text:s text:c="13"/>(I)</text:p>
        <text:p text:style-name="P15"><text:s/>Strummin' on the old banjo</text:p>
        <text:p text:style-name="P15"><text:s/></text:p>
        <text:p text:style-name="P15"><text:s/>(I) <text:s text:c="16"/></text:p>
        <text:p text:style-name="P15"><text:s/>A-playin' fee fi fiddle-y-i-o</text:p>
        <text:p text:style-name="P15"><text:s/>(I) <text:s text:c="16"/>(V)</text:p>
        <text:p text:style-name="P15"><text:s/>Fee fi fiddle-y-i-o-o-o-o</text:p>
        <text:p text:style-name="P15"><text:s/>(I) <text:s text:c="16"/>(IV)</text:p>
        <text:p text:style-name="P15"><text:s/>Fee fi fiddle-y-i-o</text:p>
        <text:p text:style-name="P15"><text:s/>(I) <text:s text:c="8"/>(V) <text:s text:c="13"/>(I)</text:p>
        <text:p text:style-name="P15"><text:s/>Strummin' on the old banjo</text:p>
        <text:p text:style-name="P32">[Verse 1]</text:p>
        <text:p text:style-name="P20"><text:s/></text:p>
        <text:p text:style-name="P20"><text:s text:c="14"/>(I) <text:s text:c="36"/>(V) </text:p>
        <text:p text:style-name="P20"><text:s/>If you're <text:s text:c="3"/>happy <text:s text:c="2"/>and you <text:s text:c="2"/>know it <text:s text:c="2"/>clap your hands (clap clap)</text:p>
        <text:p text:style-name="P20"><text:s text:c="14"/>(V) <text:s text:c="36"/>(I)</text:p>
        <text:p text:style-name="P20"><text:s/>If you're <text:s text:c="3"/>happy <text:s text:c="2"/>and you <text:s text:c="2"/>know it <text:s text:c="2"/>clap your hands (clap clap)</text:p>
        <text:p text:style-name="P20"><text:s text:c="14"/>(IV)</text:p>
        <text:p text:style-name="P20"><text:s/>If you're <text:s text:c="3"/>happy <text:s text:c="2"/>and you <text:s text:c="2"/>know it</text:p>
        <text:p text:style-name="P20"><text:s text:c="14"/>(I)</text:p>
        <text:p text:style-name="P20"><text:s/>and you <text:s text:c="5"/>really <text:s/>want to <text:s text:c="2"/>show it</text:p>
        <text:p text:style-name="P20"><text:s text:c="14"/>(V) <text:s text:c="36"/>(I)</text:p>
        <text:p text:style-name="P20"><text:s/>If you're <text:s text:c="3"/>happy <text:s text:c="2"/>and you <text:s text:c="2"/>know it <text:s text:c="2"/>clap your hands (clap clap)</text:p>
        <text:p text:style-name="P20"><text:s/></text:p>
        <text:p text:style-name="P20"><text:s/></text:p>
        <text:p text:style-name="P20"><text:s/>[Verse 2]</text:p>
        <text:p text:style-name="P20"><text:s/></text:p>
        <text:p text:style-name="P20"><text:s/>If you're happy and you know it…</text:p>
        <text:p text:style-name="P20"><text:s/>… stomp your feet - (stomp stomp)</text:p>
        <text:p text:style-name="P20"><text:s/>… yell "hooray!" (hoo-ray!)</text:p>
        <text:p text:style-name="P20"><text:s/>… do ALL three (clap-clap, stomp-stomp, hoo-ray!)</text:p>
        <text:p text:style-name="P20"><text:s/></text:p>
        <text:p text:style-name="P20"><text:s/></text:p>
        <text:p text:style-name="P20"><text:s/>[Verse 3]</text:p>
        <text:p text:style-name="P20"><text:s/></text:p>
        <text:p text:style-name="P20"><text:s/>… slap your legs – (slap slap)</text:p>
        <text:p text:style-name="P20"><text:s/>… turn around</text:p>
        <text:p text:style-name="P20"><text:s/>… snap your fingers – (snap snap)</text:p>
        <text:p text:style-name="P20"><text:s/>… slap your knees – (slap slap)</text:p>
        <text:p text:style-name="P20"><text:s/>… nod your head – (nod nod)</text:p>
        <text:p text:style-name="P20"><text:s/>… tap your toe – (tap tap)</text:p>
        <text:p text:style-name="P20"><text:s/>… honk your nose – (honk honk)</text:p>
        <text:p text:style-name="P20"><text:s/>… pat your head – (pat pat)</text:p>
        <text:p text:style-name="P20"><text:s/></text:p>
        <text:p text:style-name="P32">Great Green Gobs</text:p>
        <text:p text:style-name="P20"><text:s/>(sung to the tune of The Old Gray Mare)</text:p>
        <text:p text:style-name="P20"><text:s/>(I)</text:p>
        <text:p text:style-name="P20"><text:s/>Great green gobs of greasy grimy gopher guts</text:p>
        <text:p text:style-name="P20"><text:s/>(V)</text:p>
        <text:p text:style-name="P20"><text:s/>mutilated monkey meat</text:p>
        <text:p text:style-name="P20"><text:s/>(I)</text:p>
        <text:p text:style-name="P20"><text:s/>dirty little pigeon’s feet</text:p>
        <text:p text:style-name="P20"><text:s/>(I)</text:p>
        <text:p text:style-name="P20"><text:s/>All mixed up with a pile of poison possum pus</text:p>
        <text:p text:style-name="P20"><text:s text:c="8"/>(V) <text:s text:c="21"/>(I)</text:p>
        <text:p text:style-name="P20"><text:s/>and me without my spoon</text:p>
        <text:p text:style-name="P20"><text:s text:c="9"/>(I) <text:s text:c="9"/>(IV) <text:s text:c="8"/>(I)</text:p>
        <text:p text:style-name="P20"><text:s/>And me without my spoon</text:p>
        <text:p text:style-name="P20"><text:s text:c="9"/>(I) <text:s text:c="8"/>(IV) <text:s text:c="9"/>(I)</text:p>
        <text:p text:style-name="P20"><text:s/>and me without my spoon</text:p>
        <text:p text:style-name="P20"><text:s/>(I)</text:p>
        <text:p text:style-name="P20"><text:s/>Great green gobs of greasy grimy gopher guts</text:p>
        <text:p text:style-name="P20"><text:s text:c="9"/>(V) <text:s text:c="20"/>D </text:p>
        <text:p text:style-name="P20"><text:s/>and me without my spoon</text:p>
        <text:p text:style-name="P20"><text:s/>We’ll use a straw!</text:p>
        <text:p text:style-name="P20"/>
        <text:p text:style-name="P20"/>
        <text:p text:style-name="P32">(I) <text:s text:c="4"/>(V) <text:s text:c="4"/>(I) <text:s text:c="3"/>(IV)</text:p>
        <text:p text:style-name="P20"><text:s/>(VI)delweiss, edelweiss</text:p>
        <text:p text:style-name="P20"><text:s/>(I) <text:s text:c="4"/>(VI)m <text:s text:c="9"/>(II)m7 <text:s text:c="2"/>(V)7</text:p>
        <text:p text:style-name="P20"><text:s/>Every morning you greet me</text:p>
        <text:p text:style-name="P20"><text:s/>(I) <text:s text:c="8"/>(V) <text:s text:c="7"/>(I) <text:s text:c="8"/>(IV)</text:p>
        <text:p text:style-name="P20"><text:s/>Small and white, clean and bright</text:p>
        <text:p text:style-name="P20"><text:s/>(I) <text:s text:c="7"/>(V)7 <text:s text:c="6"/>(I)</text:p>
        <text:p text:style-name="P20"><text:s/>You look happy to meet me</text:p>
        <text:p text:style-name="P20"><text:s/>(V) <text:s text:c="9"/>(V)7 <text:s text:c="10"/>(I)</text:p>
        <text:p text:style-name="P20"><text:s/>Blossom of snow may you bloom and grow</text:p>
        <text:p text:style-name="P20"><text:s/>(IV) <text:s text:c="9"/>(II)7 <text:s text:c="2"/>(V) <text:s/>(V)7</text:p>
        <text:p text:style-name="P20"><text:s/>Bloom and grow, forever</text:p>
        <text:p text:style-name="P20"><text:s/>(I) <text:s text:c="3"/>(V) <text:s text:c="5"/>(I) <text:s text:c="3"/>(IV)</text:p>
        <text:p text:style-name="P20"><text:s/>(VI)delweiss, edelweiss</text:p>
        <text:p text:style-name="P20"><text:s/>(I) <text:s text:c="7"/>(V)7 <text:s text:c="9"/>(I)</text:p>
        <text:p text:style-name="P20"><text:s/>Bless my homeland forever</text:p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>(I)</text:p>
        <text:p text:style-name="P20">I like to eat, eat, eat,</text:p>
        <text:p text:style-name="P20">(V)7</text:p>
        <text:p text:style-name="P20">Apples and bananas.</text:p>
        <text:p text:style-name="P20">(V)7</text:p>
        <text:p text:style-name="P20">I like to eat, eat, eat,</text:p>
        <text:p text:style-name="P20">(I)</text:p>
        <text:p text:style-name="P20">Apples and bananas.</text:p>
        <text:p text:style-name="P32"><text:s text:c="8"/>(I) <text:s text:c="25"/>(V)7</text:p>
        <text:p text:style-name="P20"><text:s/>Down by the bay, where the watermelons grow</text:p>
        <text:p text:style-name="P20"><text:s/></text:p>
        <text:p text:style-name="P20"><text:s text:c="28"/>(I)</text:p>
        <text:p text:style-name="P20"><text:s/>Back to my home, I dare not go</text:p>
        <text:p text:style-name="P20"><text:s/></text:p>
        <text:p text:style-name="P20"><text:s text:c="10"/>(IV) <text:s text:c="18"/>(I)</text:p>
        <text:p text:style-name="P20"><text:s/>For if I do, my mother would say,</text:p>
        <text:p text:style-name="P20"><text:s/></text:p>
        <text:p text:style-name="P20"><text:s/>(verse spoken-no chords)</text:p>
        <text:p text:style-name="P20"><text:s/>"Have you ever seen a bear combing his hair?"</text:p>
        <text:p text:style-name="P20"><text:s/></text:p>
        <text:p text:style-name="P20"><text:s/>(V)7 <text:s text:c="9"/>(I)</text:p>
        <text:p text:style-name="P20"><text:s/>Down by the bay.</text:p>
        <text:p text:style-name="P20"><text:s/></text:p>
        <text:p text:style-name="P20"><text:s/>(verses)</text:p>
        <text:p text:style-name="P20"><text:s/></text:p>
        <text:p text:style-name="P20"><text:s/>Did you ev-er see a goose_ kissing a moose</text:p>
        <text:p text:style-name="P20"><text:s/></text:p>
        <text:p text:style-name="P20"><text:s/>Did you ev-er see a whale with a polka dot tail</text:p>
        <text:p text:style-name="P20"><text:s/></text:p>
        <text:p text:style-name="P20"><text:s/>Did you ev-er see a fly_ wear-ing a tie</text:p>
        <text:p text:style-name="P20"><text:s/></text:p>
        <text:p text:style-name="P20"><text:s/>Did you ev-er see a bear_ comb-ing_ his hair</text:p>
        <text:p text:style-name="P20"><text:s/></text:p>
        <text:p text:style-name="P20"><text:s/>Did you ev-er see llamas eating their pyjamas</text:p>
        <text:p text:style-name="P20"><text:s/></text:p>
        <text:p text:style-name="P20"><text:s/>Did you ev-er have a time when you couldn't make a rhyme</text:p>
        <text:p text:style-name="P20"><text:s/></text:p>
        <text:p text:style-name="P32"><text:s text:c="8"/>(I)</text:p>
        <text:p text:style-name="P20">Do your ears hang low?</text:p>
        <text:p text:style-name="P20"/>
        <text:p text:style-name="P20">Do they wobble to and fro?</text:p>
        <text:p text:style-name="P20"/>
        <text:p text:style-name="P20">Can you tie them in a knot?</text:p>
        <text:p text:style-name="P20"/>
        <text:p text:style-name="P20"><text:s text:c="8"/>(V)7</text:p>
        <text:p text:style-name="P20">Can you tie them in a bow?</text:p>
        <text:p text:style-name="P20"/>
        <text:p text:style-name="P20"><text:s text:c="8"/>(I)</text:p>
        <text:p text:style-name="P20">Can you throw them o’er your shoulder</text:p>
        <text:p text:style-name="P20"/>
        <text:p text:style-name="P20">like a continental soldier?</text:p>
        <text:p text:style-name="P20"/>
        <text:p text:style-name="P20"><text:s text:c="8"/>(I) <text:s text:c="3"/>(V)7 <text:s text:c="2"/>(I)</text:p>
        <text:p text:style-name="P20">Do your ears hang low?</text:p>
        <text:p text:style-name="P20"/>
        <text:p text:style-name="P20">OTHER VERSES:</text:p>
        <text:p text:style-name="P20">Do your ears hang high?</text:p>
        <text:p text:style-name="P20">Do they reach up to the sky?</text:p>
        <text:p text:style-name="P20">Do they droop when they are wet?</text:p>
        <text:p text:style-name="P20">Do they stiffen when they’re dry?</text:p>
        <text:p text:style-name="P20">Can you semaphore your neighbour</text:p>
        <text:p text:style-name="P20">with a minimum of labour?</text:p>
        <text:p text:style-name="P20">Do your ears hang high?</text:p>
        <text:p text:style-name="P20"/>
        <text:p text:style-name="P20">Do your ears flip-flop?</text:p>
        <text:p text:style-name="P20">Can you use them for a mop?</text:p>
        <text:p text:style-name="P20">Are they stringy at the bottom?</text:p>
        <text:p text:style-name="P20">Are they curly at the top?</text:p>
        <text:p text:style-name="P20">Can you use them for a swatter?</text:p>
        <text:p text:style-name="P20">Can you use them for a blotter?</text:p>
        <text:p text:style-name="P20">Do your ears flip-flop?</text:p>
        <text:p text:style-name="P20"/>
        <text:p text:style-name="P20">Do your ears hang out?</text:p>
        <text:p text:style-name="P20">Can you waggle them about?</text:p>
        <text:p text:style-name="P20">Can you flip them up and down</text:p>
        <text:p text:style-name="P20">as you fly around the town?</text:p>
        <text:p text:style-name="P20">Can you shut them up for sure</text:p>
        <text:p text:style-name="P20">when you hear an awful bore?</text:p>
        <text:p text:style-name="P20">Do your ears hang out</text:p>
        <text:p text:style-name="P22">[Verse]</text:p>
        <text:p text:style-name="P12"><text:s/></text:p>
        <text:p text:style-name="P12"><text:s text:c="6"/>(I) <text:s text:c="27"/>(IV)</text:p>
        <text:p text:style-name="P12"><text:s/>I've been a wild rover for many a year</text:p>
        <text:p text:style-name="P12"><text:s text:c="3"/>(I) <text:s text:c="11"/>(IV) <text:s text:c="7"/>(V)7 <text:s text:c="9"/>(I)</text:p>
        <text:p text:style-name="P12"><text:s/>I spent all me money on whiskey and beer</text:p>
        <text:p text:style-name="P12"><text:s text:c="5"/>(I) <text:s text:c="35"/>(IV)</text:p>
        <text:p text:style-name="P12"><text:s/>But now I'm returning with gold in great store</text:p>
        <text:p text:style-name="P12"><text:s text:c="5"/>(I) <text:s text:c="11"/>(IV) <text:s text:c="7"/>(V)7 <text:s text:c="11"/>(I)</text:p>
        <text:p text:style-name="P12"><text:s/>And I never will play the wild rover no more</text:p>
        <text:p text:style-name="P12"><text:s/></text:p>
        <text:p text:style-name="P12"><text:s/></text:p>
        <text:p text:style-name="P12"><text:s/>[Chorus]</text:p>
        <text:p text:style-name="P12"><text:s/></text:p>
        <text:p text:style-name="P12"><text:s text:c="13"/>(V)7 <text:s text:c="10"/>(I) <text:s text:c="15"/>(IV) <text:s text:c="5"/></text:p>
        <text:p text:style-name="P12"><text:s text:c="4"/>And it's no nay never, no nay never no more</text:p>
        <text:p text:style-name="P12"><text:s text:c="11"/>(I) <text:s text:c="12"/>(IV) <text:s text:c="8"/>(V)7 <text:s text:c="7"/>(I)</text:p>
        <text:p text:style-name="P12"><text:s text:c="4"/>Will I play the wild rover, no never, no more</text:p>
        <text:p text:style-name="P12"><text:s/></text:p>
        <text:p text:style-name="P12"><text:s/></text:p>
        <text:p text:style-name="P12"><text:s/>[Verse]</text:p>
        <text:p text:style-name="P12"><text:s/></text:p>
        <text:p text:style-name="P12"><text:s text:c="3"/>(I) <text:s text:c="34"/>(IV)</text:p>
        <text:p text:style-name="P12"><text:s/>I went in to an alehouse I used to frequent</text:p>
        <text:p text:style-name="P12"><text:s text:c="7"/>(I) <text:s text:c="11"/>(IV) <text:s text:c="6"/>(V)7 <text:s text:c="7"/>(I)</text:p>
        <text:p text:style-name="P12"><text:s/>And I told the landlady me money was spent</text:p>
        <text:p text:style-name="P12"><text:s text:c="3"/>(I) <text:s text:c="37"/>(IV)</text:p>
        <text:p text:style-name="P12"><text:s/>I asked her for credit, she answered me "Nay!"</text:p>
        <text:p text:style-name="P12"><text:s text:c="7"/>(I) <text:s text:c="8"/>(IV) <text:s text:c="12"/>(V)7 <text:s text:c="6"/>(I)</text:p>
        <text:p text:style-name="P12"><text:s/>"Such custom as yours I could have any day!"</text:p>
        <text:p text:style-name="P12"><text:s/></text:p>
        <text:p text:style-name="P12"><text:s/></text:p>
        <text:p text:style-name="P12"><text:s/>[Chorus]</text:p>
        <text:p text:style-name="P12"><text:s/></text:p>
        <text:p text:style-name="P12"><text:s text:c="13"/>(V)7 <text:s text:c="10"/>(I) <text:s text:c="15"/>(IV) <text:s text:c="5"/></text:p>
        <text:p text:style-name="P12"><text:s text:c="4"/>And it's no nay never, no nay never no more</text:p>
        <text:p text:style-name="P12"><text:s text:c="11"/>(I) <text:s text:c="12"/>(IV) <text:s text:c="8"/>(V)7 <text:s text:c="7"/>(I)</text:p>
        <text:p text:style-name="P12"><text:s text:c="4"/>Will I play the wild rover, no never, no more</text:p>
        <text:p text:style-name="P12"><text:s/></text:p>
        <text:p text:style-name="P12"><text:s/></text:p>
        <text:p text:style-name="P12"><text:s/>[Verse]</text:p>
        <text:p text:style-name="P12"><text:s/></text:p>
        <text:p text:style-name="P12"><text:s text:c="3"/>(I) <text:s text:c="35"/>(IV)</text:p>
        <text:p text:style-name="P12"><text:s/>I took out of me pocket ten sovereigns bright</text:p>
        <text:p text:style-name="P12"><text:s text:c="9"/>(I) <text:s text:c="9"/>(IV) <text:s text:c="10"/>(V)7 <text:s text:c="9"/>(I)</text:p>
        <text:p text:style-name="P12"><text:s/>And the landlady's eyes opened wide with delight</text:p>
        <text:p text:style-name="P12"><text:s text:c="5"/>(I) <text:s text:c="38"/>(IV)</text:p>
        <text:p text:style-name="P12"><text:s/>She said: "I have whiskeys and wines on the best!</text:p>
        <text:p text:style-name="P12"><text:s text:c="9"/>(I) <text:s text:c="11"/>(IV) <text:s text:c="12"/>(V)7 <text:s text:c="5"/>(I)</text:p>
        <text:p text:style-name="P12"><text:s/>And the words that I told you were only in jest!"</text:p>
        <text:p text:style-name="P12"><text:s/></text:p>
        <text:p text:style-name="P12"><text:s/></text:p>
        <text:p text:style-name="P12"><text:s/>[Chorus]</text:p>
        <text:p text:style-name="P12"><text:s/></text:p>
        <text:p text:style-name="P12"><text:s text:c="13"/>(V)7 <text:s text:c="10"/>(I) <text:s text:c="15"/>(IV) <text:s text:c="5"/></text:p>
        <text:p text:style-name="P12"><text:s text:c="4"/>And it's no nay never, no nay never no more</text:p>
        <text:p text:style-name="P12"><text:s text:c="11"/>(I) <text:s text:c="12"/>(IV) <text:s text:c="8"/>(V)7 <text:s text:c="7"/>(I)</text:p>
        <text:p text:style-name="P12"><text:s text:c="4"/>Will I play the wild rover, no never, no more</text:p>
        <text:p text:style-name="P12"><text:s/></text:p>
        <text:p text:style-name="P12"><text:s/></text:p>
        <text:p text:style-name="P12"><text:s/>[Verse]</text:p>
        <text:p text:style-name="P12"><text:s/></text:p>
        <text:p text:style-name="P12"><text:s text:c="9"/>(I) <text:s text:c="36"/>(IV)</text:p>
        <text:p text:style-name="P12"><text:s/>I'll go home to my parents, confess what I've done</text:p>
        <text:p text:style-name="P12"><text:s text:c="5"/>(I) <text:s text:c="10"/>(IV) <text:s text:c="11"/>(V)7 <text:s text:c="6"/>(I)</text:p>
        <text:p text:style-name="P12"><text:s/>And ask them to pardon their prodigal son</text:p>
        <text:p text:style-name="P12"><text:s text:c="5"/>(I) <text:s text:c="36"/>(IV)</text:p>
        <text:p text:style-name="P12"><text:s/>And when they've caressed me as oftimes before</text:p>
        <text:p text:style-name="P12"><text:s text:c="3"/>(I) <text:s text:c="9"/>(IV) <text:s text:c="12"/>(V)7 <text:s text:c="6"/>(I)</text:p>
        <text:p text:style-name="P12"><text:s/>I never will play the wild rover no more.</text:p>
        <text:p text:style-name="P12"><text:s/></text:p>
        <text:p text:style-name="P12"><text:s/></text:p>
        <text:p text:style-name="P12"><text:s/>[Chorus]</text:p>
        <text:p text:style-name="P12"><text:s/></text:p>
        <text:p text:style-name="P12"><text:s text:c="13"/>(V)7 <text:s text:c="10"/>(I) <text:s text:c="15"/>(IV) <text:s text:c="5"/></text:p>
        <text:p text:style-name="P12"><text:s text:c="4"/>And it's no nay never, no nay never no more</text:p>
        <text:p text:style-name="P12"><text:s text:c="11"/>(I) <text:s text:c="12"/>(IV) <text:s text:c="8"/>(V)7 <text:s text:c="7"/>(I)</text:p>
        <text:p text:style-name="P12"><text:s text:c="4"/>Will I play the wild rover, no never, no more</text:p>
        <text:p text:style-name="P12"><text:s text:c="11"/>(V)7 <text:s text:c="10"/>(I) <text:s text:c="15"/>(IV) <text:s text:c="5"/></text:p>
        <text:p text:style-name="P12"><text:s text:c="4"/>And it's no nay never, no nay never no more</text:p>
        <text:p text:style-name="P12"><text:s text:c="11"/>(I) <text:s text:c="12"/>(IV) <text:s text:c="8"/>(V)7 <text:s text:c="7"/>(I)</text:p>
        <text:p text:style-name="P12"><text:s text:c="4"/>Will I play the wild rover, no never, no more</text:p>
        <text:p text:style-name="P22">(I)</text:p>
        <text:p text:style-name="P12"><text:s/>There were ten in a bed</text:p>
        <text:p text:style-name="P12"><text:s/>(I)</text:p>
        <text:p text:style-name="P12"><text:s/>And the little one said,</text:p>
        <text:p text:style-name="P12"><text:s text:c="3"/>(V) <text:s text:c="4"/>(I) <text:s text:c="5"/>(V) <text:s text:c="4"/>(I)</text:p>
        <text:p text:style-name="P12"><text:s/>"Roll over, roll over.”</text:p>
        <text:p text:style-name="P12"><text:s/>(I)</text:p>
        <text:p text:style-name="P12"><text:s/>So they all rolled over</text:p>
        <text:p text:style-name="P12"><text:s/>(I)</text:p>
        <text:p text:style-name="P12"><text:s/>And one fell out.</text:p>
        <text:p text:style-name="P12"><text:s/>(I) </text:p>
        <text:p text:style-name="P12"><text:s/>So they gave a little scream and they gave a little shout</text:p>
        <text:p text:style-name="P12"><text:s/>(to the tune of Rule Britannia)</text:p>
        <text:p text:style-name="P12"><text:s/>(I) <text:s text:c="7"/>(IV) <text:s text:c="8"/>(II)m <text:s text:c="3"/>(IV) <text:s text:c="3"/>(II)7 (V)</text:p>
        <text:p text:style-name="P12"><text:s/>Please remember to tie a knot in your pajamas.</text:p>
        <text:p text:style-name="P12"><text:s/>(I) <text:s text:c="14"/>(V) <text:s text:c="10"/></text:p>
        <text:p text:style-name="P12"><text:s/>Single beds are only made for 1 2 3 4 5 6 7 8 9</text:p>
        <text:p text:style-name="P12"><text:s/></text:p>
        <text:p text:style-name="P12"><text:s/></text:p>
        <text:p text:style-name="P12"><text:s/>Last:</text:p>
        <text:p text:style-name="P12"><text:s/></text:p>
        <text:p text:style-name="P12"><text:s/>(I)</text:p>
        <text:p text:style-name="P12"><text:s/>There was one in a bed</text:p>
        <text:p text:style-name="P12"><text:s/>(I)</text:p>
        <text:p text:style-name="P12"><text:s/>And the little one said,</text:p>
        <text:p text:style-name="P12"><text:s/>(I) <text:s text:c="24"/>(V)7</text:p>
        <text:p text:style-name="P12"><text:s/>I've got the whole bed to myself</text:p>
        <text:p text:style-name="P12"><text:s text:c="14"/>(V)7 <text:s text:c="15"/>(I)</text:p>
        <text:p text:style-name="P12"><text:s/>I've got the whole wide bed to myself</text:p>
        <text:p text:style-name="P12"><text:s/></text:p>
        <text:p text:style-name="P12"/>
        <text:p text:style-name="P22">[Verse 1]</text:p>
        <text:p text:style-name="P12"><text:s text:c="11"/>(I) <text:s text:c="2"/></text:p>
        <text:p text:style-name="P12"><text:s/>She'll be coming 'round the mountain </text:p>
        <text:p text:style-name="P12"><text:s text:c="10"/>(I) <text:s text:c="2"/></text:p>
        <text:p text:style-name="P12"><text:s/>When she comes? </text:p>
        <text:p text:style-name="P12"><text:s text:c="11"/>(I) <text:s text:c="2"/></text:p>
        <text:p text:style-name="P12"><text:s/>She'll be coming 'round the mountain </text:p>
        <text:p text:style-name="P12"><text:s text:c="10"/>(V)7 </text:p>
        <text:p text:style-name="P12"><text:s/>When she comes. </text:p>
        <text:p text:style-name="P12"><text:s text:c="11"/>(I) <text:s text:c="2"/></text:p>
        <text:p text:style-name="P12"><text:s/>She'll be coming 'round the mountain, </text:p>
        <text:p text:style-name="P12"><text:s text:c="11"/>(IV) <text:s text:c="2"/></text:p>
        <text:p text:style-name="P12"><text:s/>She'll be coming 'round the mountain, </text:p>
        <text:p text:style-name="P12"><text:s text:c="11"/>(I) <text:s text:c="16"/>(V)7 </text:p>
        <text:p text:style-name="P12"><text:s/>She'll be coming 'round the mountain, </text:p>
        <text:p text:style-name="P12"><text:s text:c="10"/>(I) <text:s text:c="2"/></text:p>
        <text:p text:style-name="P12"><text:s/>When she comes. </text:p>
        <text:p text:style-name="P12"><text:s/></text:p>
        <text:p text:style-name="P12"/>
        <text:p text:style-name="P12"><text:s/>She'll be driving six white horses </text:p>
        <text:p text:style-name="P12"><text:s text:c="2"/></text:p>
        <text:p text:style-name="P12"><text:s/>Oh, we'll all come out to meet her </text:p>
        <text:p text:style-name="P12"/>
        <text:p text:style-name="P12"><text:s/>We will kill the old red rooster </text:p>
        <text:p text:style-name="P12"><text:s text:c="2"/></text:p>
        <text:p text:style-name="P12"><text:s/>We'll all have chicken n' dumplin's </text:p>
        <text:p text:style-name="P12"><text:s text:c="2"/></text:p>
        <text:p text:style-name="P31"><text:s text:c="3"/>(I) <text:s text:c="26"/>(IV)</text:p>
        <text:p text:style-name="P2"><text:s/>Let me tell you of a story 'bout a man named Charlie</text:p>
        <text:p text:style-name="P2"><text:s text:c="6"/>(I) <text:s text:c="17"/>(V)7</text:p>
        <text:p text:style-name="P2"><text:s/>On a tragic and fateful day.</text:p>
        <text:p text:style-name="P2"><text:s text:c="8"/>(I) <text:s text:c="34"/>(IV)</text:p>
        <text:p text:style-name="P2"><text:s/>He put ten cents in his pocket, kissed his wife and family,</text:p>
        <text:p text:style-name="P2"><text:s text:c="9"/>(I) <text:s text:c="10"/>(V)7 <text:s/>(I)</text:p>
        <text:p text:style-name="P2"><text:s/>Went to ride on the M T A.</text:p>
        <text:p text:style-name="P2"><text:s/></text:p>
        <text:p text:style-name="P2"><text:s text:c="13"/>(I) <text:s text:c="21"/>(IV)</text:p>
        <text:p text:style-name="P2"><text:s/>But will he ever return? <text:s/>No he'll never return,</text:p>
        <text:p text:style-name="P2"><text:s text:c="9"/>(I) <text:s text:c="14"/>(V)7</text:p>
        <text:p text:style-name="P2"><text:s/>And his fate is still unlearned.</text:p>
        <text:p text:style-name="P2"><text:s text:c="8"/>(I) <text:s text:c="22"/>(IV)</text:p>
        <text:p text:style-name="P2"><text:s/>He may ride forever 'neath the streets of Boston,</text:p>
        <text:p text:style-name="P2"><text:s text:c="10"/>(I) <text:s text:c="6"/>(V)7 <text:s text:c="5"/>(I)</text:p>
        <text:p text:style-name="P2"><text:s/>He's the man who never returned.</text:p>
        <text:p text:style-name="P2"><text:s/></text:p>
        <text:p text:style-name="P2"><text:s text:c="9"/>(I) <text:s text:c="24"/>(IV)</text:p>
        <text:p text:style-name="P2"><text:s/>Charlie handed in his dime at the Scully Square Station,</text:p>
        <text:p text:style-name="P2"><text:s text:c="8"/>(I) <text:s text:c="18"/>(V)7</text:p>
        <text:p text:style-name="P2"><text:s/>And he changed for Jamaica Plain.</text:p>
        <text:p text:style-name="P2"><text:s text:c="9"/>(I) <text:s text:c="33"/>(IV)</text:p>
        <text:p text:style-name="P2"><text:s/>When he got there the conductor told him, "One more nickel!"</text:p>
        <text:p text:style-name="P2"><text:s text:c="9"/>(I) <text:s text:c="11"/>(V)7 <text:s text:c="9"/>(I)</text:p>
        <text:p text:style-name="P2"><text:s/>Charlie couldn't get off of that train.</text:p>
        <text:p text:style-name="P2"><text:s/></text:p>
        <text:p text:style-name="P2"><text:s text:c="5"/>(I) <text:s text:c="21"/>(IV)</text:p>
        <text:p text:style-name="P2"><text:s/>Now all night long Charlie rides through the stations,</text:p>
        <text:p text:style-name="P2"><text:s text:c="10"/>(I) <text:s text:c="18"/>(V)7</text:p>
        <text:p text:style-name="P2"><text:s/>Crying, "What will become of me?</text:p>
        <text:p text:style-name="P2"><text:s text:c="5"/>(I) <text:s text:c="21"/>(IV)</text:p>
        <text:p text:style-name="P2"><text:s/>How can I afford to see my sister in Chelsey,</text:p>
        <text:p text:style-name="P2"><text:s text:c="7"/>(I) <text:s text:c="9"/>(V)7 <text:s text:c="2"/>(I)</text:p>
        <text:p text:style-name="P2"><text:s/>Or my brother in Roxbury?"</text:p>
        <text:p text:style-name="P2"><text:s/></text:p>
        <text:p text:style-name="P2"><text:s text:c="11"/>(I) <text:s text:c="20"/>(IV)</text:p>
        <text:p text:style-name="P2"><text:s/>Charlie's wife goes down to the Scully Square Station,</text:p>
        <text:p text:style-name="P2"><text:s text:c="7"/>(I) <text:s text:c="20"/>(V)7</text:p>
        <text:p text:style-name="P2"><text:s/>Every day at a quarter past two.</text:p>
        <text:p text:style-name="P2"><text:s text:c="5"/>(I) <text:s text:c="32"/>(IV)</text:p>
        <text:p text:style-name="P2"><text:s/>And through the open window she hands Charlie his sandwich</text:p>
        <text:p text:style-name="P2"><text:s text:c="8"/>(I) <text:s text:c="9"/>(V)7 <text:s text:c="6"/>(I)</text:p>
        <text:p text:style-name="P2"><text:s/>As the train goes rumbling through.</text:p>
        <text:p text:style-name="P2"><text:s/></text:p>
        <text:p text:style-name="P2"><text:s text:c="9"/>(I) <text:s text:c="28"/>(IV)</text:p>
        <text:p text:style-name="P2"><text:s/>Now you citizens of Boston, don't you think it's a scandal,</text:p>
        <text:p text:style-name="P2"><text:s text:c="9"/>(I) <text:s text:c="21"/>(V)7</text:p>
        <text:p text:style-name="P2"><text:s/>How the people have to pay and pay?</text:p>
        <text:p text:style-name="P2"><text:s text:c="11"/>(I) <text:s text:c="22"/>(IV)</text:p>
        <text:p text:style-name="P2"><text:s/>Fight the fare increase, vote for George O'Brien,</text:p>
        <text:p text:style-name="P2"><text:s text:c="10"/>(I) <text:s text:c="14"/>(V)7 <text:s/>(I)</text:p>
        <text:p text:style-name="P2"><text:s/>Get poor Charlie off the M T A!</text:p>
        <text:p text:style-name="P12"><text:s/></text:p>
        <text:p text:style-name="P32">(I)</text:p>
        <text:p text:style-name="P20"><text:s/>The wheels on the bus go round and round</text:p>
        <text:p text:style-name="P20"><text:s/></text:p>
        <text:p text:style-name="P20"><text:s/>(V)</text:p>
        <text:p text:style-name="P20"><text:s/>Round and round</text:p>
        <text:p text:style-name="P20"><text:s/></text:p>
        <text:p text:style-name="P20"><text:s/>(I)</text:p>
        <text:p text:style-name="P20"><text:s/>Round and round.</text:p>
        <text:p text:style-name="P20"><text:s/></text:p>
        <text:p text:style-name="P20"><text:s/>(I)</text:p>
        <text:p text:style-name="P20"><text:s/>The wheels on the bus go round and round</text:p>
        <text:p text:style-name="P20"><text:s/></text:p>
        <text:p text:style-name="P20"><text:s/>(V) <text:s text:c="14"/>(I)</text:p>
        <text:p text:style-name="P20"><text:s/>All through the town.</text:p>
        <text:p text:style-name="P32"><text:s text:c="9"/>(I)</text:p>
        <text:p text:style-name="P20"><text:s/>You put your right leg in. You put your right leg out.</text:p>
        <text:p text:style-name="P20"><text:s/></text:p>
        <text:p text:style-name="P20"><text:s text:c="31"/>(V)</text:p>
        <text:p text:style-name="P20"><text:s/>Put your right leg in and you shake it all about.</text:p>
        <text:p text:style-name="P20"><text:s/></text:p>
        <text:p text:style-name="P20"><text:s/>You do the hokey pokey and you turn yourself around.</text:p>
        <text:p text:style-name="P20"><text:s/></text:p>
        <text:p text:style-name="P20"><text:s/>(I)</text:p>
        <text:p text:style-name="P20"><text:s/>That’s what it’s all about.</text:p>
        <text:p text:style-name="P20"><text:s/></text:p>
        <text:p text:style-name="P20"><text:s text:c="14"/>(I)</text:p>
        <text:p text:style-name="P20"><text:s/>You put your left leg in. You put your left leg out.</text:p>
        <text:p text:style-name="P20"><text:s/></text:p>
        <text:p text:style-name="P20"><text:s text:c="30"/>(V)</text:p>
        <text:p text:style-name="P20"><text:s/>Put your left leg in and you shake it all about.</text:p>
        <text:p text:style-name="P20"><text:s/></text:p>
        <text:p text:style-name="P20"><text:s/>You do the hokey pokey and you turn yourself around.</text:p>
        <text:p text:style-name="P20"><text:s/></text:p>
        <text:p text:style-name="P20"><text:s/>(I)</text:p>
        <text:p text:style-name="P20"><text:s/>That’s what it’s all about.</text:p>
        <text:p text:style-name="P20"><text:s/></text:p>
        <text:p text:style-name="P20"><text:s/></text:p>
        <text:p text:style-name="P20"><text:s/>OTHER VERSES:</text:p>
        <text:p text:style-name="P20"><text:s/>Put your right arm in…</text:p>
        <text:p text:style-name="P20"><text:s/></text:p>
        <text:p text:style-name="P20"><text:s/>Put your left arm in…</text:p>
        <text:p text:style-name="P20"><text:s/></text:p>
        <text:p text:style-name="P20"><text:s/>Ho-key hokey pokey…</text:p>
        <text:p text:style-name="P20"><text:s/></text:p>
        <text:p text:style-name="P20"><text:s/>Put your nose in…</text:p>
        <text:p text:style-name="P20"><text:s/></text:p>
        <text:p text:style-name="P20"><text:s/>Put your backside in…</text:p>
        <text:p text:style-name="P20"><text:s/></text:p>
        <text:p text:style-name="P20"><text:s/>Put your whole self in…</text:p>
        <text:p text:style-name="P20"><text:s/></text:p>
        <text:p text:style-name="P20"><text:s/>Do the Hokey-Pokey</text:p>
        <text:p text:style-name="P21">Verse:</text:p>
        <text:p text:style-name="P11"><text:s/>(I) <text:s text:c="14"/>(III)m <text:s text:c="5"/>(IV) <text:s text:c="11"/>(I) <text:s text:c="7"/>(IV)</text:p>
        <text:p text:style-name="P11"><text:s/>Puff, the magic drag-on lived by the sea <text:s/>And frol-icked in the </text:p>
        <text:p text:style-name="P11"><text:s/></text:p>
        <text:p text:style-name="P11"><text:s/>(I) <text:s text:c="7"/>(VI)m <text:s text:c="6"/>(II)7 <text:s text:c="18"/>(V)7 <text:s text:c="2"/>(I) <text:s text:c="14"/>(III)m <text:s text:c="2"/></text:p>
        <text:p text:style-name="P11"><text:s/>au-tumn mist in a land called Ho-nah-Lee-, <text:s/>Lit-tle Jack-ie Pa-per </text:p>
        <text:p text:style-name="P11"><text:s/></text:p>
        <text:p text:style-name="P11"><text:s/>(IV) <text:s text:c="16"/>(I) <text:s text:c="9"/>(IV)</text:p>
        <text:p text:style-name="P11"><text:s/>loved that rascal Puff <text:s text:c="2"/>And brought him strings and</text:p>
        <text:p text:style-name="P11"><text:s/></text:p>
        <text:p text:style-name="P11"><text:s/>(I) <text:s text:c="6"/>(VI)m <text:s text:c="5"/>(II)7 <text:s text:c="3"/>(V)7 <text:s text:c="3"/>(I) <text:s text:c="5"/>(V)7</text:p>
        <text:p text:style-name="P11"><text:s/>sealing wax and other fancy stuff. Oh!</text:p>
        <text:p text:style-name="P11"><text:s/></text:p>
        <text:p text:style-name="P11"><text:s/></text:p>
        <text:p text:style-name="P11"><text:s/>Refrain:</text:p>
        <text:p text:style-name="P11"><text:s/>(I) <text:s text:c="14"/>(III)m <text:s text:c="5"/>(IV) <text:s text:c="11"/>(I) <text:s text:c="7"/>(IV)</text:p>
        <text:p text:style-name="P11"><text:s/>Puff, the magic drag-on lived by the sea <text:s/>And frol-icked in the </text:p>
        <text:p text:style-name="P11"><text:s/></text:p>
        <text:p text:style-name="P11"><text:s/>(I) <text:s text:c="7"/>(VI)m <text:s text:c="6"/>(II)7 <text:s text:c="18"/>(V)7 <text:s text:c="2"/></text:p>
        <text:p text:style-name="P11"><text:s/>au-tumn mist in a land called Ho-nah-Lee-, <text:s/></text:p>
        <text:p text:style-name="P11"><text:s/></text:p>
        <text:p text:style-name="P11"><text:s/>(I) <text:s text:c="14"/>(III)m <text:s text:c="5"/>(IV) <text:s text:c="11"/>(I) <text:s text:c="7"/>(IV)</text:p>
        <text:p text:style-name="P11"><text:s/>Puff, the magic drag-on lived by the sea <text:s/>And frol-icked in the </text:p>
        <text:p text:style-name="P11"><text:s/></text:p>
        <text:p text:style-name="P11"><text:s/>(I) <text:s text:c="7"/>(VI)m <text:s text:c="6"/>(II)7 <text:s text:c="9"/>(V)7 <text:s text:c="4"/>(I)</text:p>
        <text:p text:style-name="P11"><text:s/>au-tumn mist in a land called Ho-nah-Lee. - <text:s/></text:p>
        <text:p text:style-name="P11"><text:s text:c="19"/>^</text:p>
        <text:p text:style-name="P11"><text:s text:c="19"/>last time to Coda</text:p>
        <text:p text:style-name="P11"><text:s/></text:p>
        <text:p text:style-name="P11"><text:s/></text:p>
        <text:p text:style-name="P11"><text:s/></text:p>
        <text:p text:style-name="P11"><text:s/>Verse: </text:p>
        <text:p text:style-name="P11"><text:s text:c="3"/>(C) <text:s text:c="22"/>(III)m <text:s text:c="10"/>(IV) <text:s text:c="25"/>(I)</text:p>
        <text:p text:style-name="P11"><text:s/>- To- get-her they would trav-el on a boat <text:s/>with <text:s/>bil-lowed <text:s/>sail,-</text:p>
        <text:p text:style-name="P11"><text:s/>- (VI) <text:s text:c="2"/>drag-on <text:s/>lives for-ev-er <text:s/>but <text:s text:c="2"/>not <text:s text:c="2"/>so <text:s text:c="3"/>lit - tle <text:s/>boys,-</text:p>
        <text:p text:style-name="P11"><text:s/>- His head was bent in <text:s text:c="2"/>sor-row <text:s text:c="5"/>green scales fell like rain,-</text:p>
        <text:p text:style-name="P11"><text:s/></text:p>
        <text:p text:style-name="P11"><text:s/>(IV) <text:s text:c="17"/>(I) <text:s text:c="7"/>(VI)m7 <text:s text:c="7"/>(II)7 <text:s text:c="15"/>(V)7</text:p>
        <text:p text:style-name="P11"><text:s/>Jack-ie <text:s/>kept <text:s/>a <text:s text:c="2"/>look-out perched on Puff's gi-gan-tic tail,</text:p>
        <text:p text:style-name="P11"><text:s/>Paint-ed wings and gi-ant <text:s text:c="2"/>rings make way <text:s text:c="2"/>for oth-er <text:s/>toys,</text:p>
        <text:p text:style-name="P11"><text:s/>Puff <text:s/>no <text:s/>long-er <text:s/>went to <text:s/>play <text:s text:c="2"/>a - long <text:s/>the cher-ry lane, <text:s/>With-</text:p>
        <text:p text:style-name="P11"><text:s/></text:p>
        <text:p text:style-name="P11"><text:s/>(I) <text:s text:c="16"/>(III)m <text:s text:c="16"/>(IV) <text:s text:c="17"/>(I)</text:p>
        <text:p text:style-name="P11"><text:s/>No-ble kings <text:s/>and princ-es <text:s text:c="2"/>would <text:s text:c="2"/>bow when-e'er they came,</text:p>
        <text:p text:style-name="P11"><text:s/>One grey night it hap-pened, Jack-ie Pa-per <text:s text:c="2"/>came <text:s/>no <text:s/>more <text:s text:c="3"/>And</text:p>
        <text:p text:style-name="P11"><text:s/>out his life-long friend <text:s text:c="12"/>Puff could not be <text:s/>brave <text:s text:c="2"/>So</text:p>
        <text:p text:style-name="P11"><text:s/></text:p>
        <text:p text:style-name="P11"><text:s/>(IV) <text:s text:c="18"/>(I) <text:s text:c="10"/>(VI)m7 <text:s text:c="6"/>(II)7 <text:s text:c="9"/>(V)7 <text:s text:c="7"/>(I) <text:s text:c="4"/>(V)7</text:p>
        <text:p text:style-name="P11"><text:s/>Pi-rate ships would low'r their flag when Puff roared out <text:s/>his <text:s/>name. Oh!</text:p>
        <text:p text:style-name="P11"><text:s/>Puff that might-y <text:s text:c="2"/>drag-on, <text:s text:c="8"/>he <text:s text:c="2"/>ceased his <text:s/>fear-less roar. Oh!</text:p>
        <text:p text:style-name="P11"><text:s/>Puff that might-y <text:s text:c="2"/>drag-on, <text:s text:c="3"/>sad - ly <text:s/>slipped <text:s/>in-to his <text:s text:c="3"/>cave. Oh!</text:p>
        <text:p text:style-name="P11"><text:s/></text:p>
        <text:p text:style-name="P11"><text:s/></text:p>
        <text:p text:style-name="P11"><text:s text:c="3"/>(II)7 <text:s text:c="11"/>(V)7 <text:s text:c="8"/>(I) (IV) (I) (V)7 (I)</text:p>
        <text:p text:style-name="P11"><text:s/>Coda: land <text:s/>called <text:s/>Ho - nah - Lee. </text:p>
        <text:p text:style-name="P21">(I)</text:p>
        <text:p text:style-name="P11"><text:s/>John Jacob Jingleheimer Schmidt</text:p>
        <text:p text:style-name="P11"><text:s text:c="8"/>(IV) <text:s text:c="8"/>(V)7 <text:s text:c="10"/>(I)</text:p>
        <text:p text:style-name="P11"><text:s/>His name is my name, too!</text:p>
        <text:p text:style-name="P11"><text:s/>(I)</text:p>
        <text:p text:style-name="P11"><text:s/>Whenever we go out,</text:p>
        <text:p text:style-name="P11"><text:s text:c="9"/>(IV)</text:p>
        <text:p text:style-name="P11"><text:s/>The people always shout</text:p>
        <text:p text:style-name="P11"><text:s text:c="12"/>(V)7</text:p>
        <text:p text:style-name="P11"><text:s/>saying John Jacob Jingleheimer Schmidt!</text:p>
        <text:p text:style-name="P11"><text:s/>La la la la la la la</text:p>
        <text:p text:style-name="P26">[Verse 1]</text:p>
        <text:p text:style-name="P17"><text:s/>(I) <text:s text:c="8"/>(V) <text:s text:c="14"/>(VI)m <text:s text:c="12"/>(IV)</text:p>
        <text:p text:style-name="P17"><text:s text:c="4"/>Just a small town girl, <text:s text:c="3"/>living in a lonely world</text:p>
        <text:p text:style-name="P17"><text:s/>(I) <text:s text:c="14"/>(V) <text:s text:c="19"/>(III)m <text:s text:c="2"/>(IV)</text:p>
        <text:p text:style-name="P17"><text:s text:c="4"/>She took the midnight train going anywhere</text:p>
        <text:p text:style-name="P17"><text:s/></text:p>
        <text:p text:style-name="P17"><text:s/>[Verse 2]</text:p>
        <text:p text:style-name="P17"><text:s/>(I) <text:s text:c="8"/>(V) <text:s text:c="7"/>(VI)m <text:s text:c="19"/>(IV)</text:p>
        <text:p text:style-name="P17"><text:s text:c="4"/>Just a city boy, <text:s text:c="3"/>born and raised in south Detroit</text:p>
        <text:p text:style-name="P17"><text:s/>(I) <text:s text:c="13"/>(V) <text:s text:c="19"/>(III)m <text:s text:c="2"/>(IV)</text:p>
        <text:p text:style-name="P17"><text:s text:c="4"/>He took the midnight train going anywhere</text:p>
        <text:p text:style-name="P17"><text:s/></text:p>
        <text:p text:style-name="P17"><text:s/>[V.3 INSTRUMENTAL](guitar entrance 4 bars in)</text:p>
        <text:p text:style-name="P17"><text:s/></text:p>
        <text:p text:style-name="P17"><text:s/>[Verse 4]</text:p>
        <text:p text:style-name="P17"><text:s/>(I) <text:s text:c="16"/>(V) <text:s text:c="7"/>(VI)m</text:p>
        <text:p text:style-name="P17"><text:s text:c="3"/>(IV) singer in a smoky room,</text:p>
        <text:p text:style-name="P17"><text:s text:c="25"/>(IV)</text:p>
        <text:p text:style-name="P17"><text:s text:c="3"/>the smell of wine and cheap perfume</text:p>
        <text:p text:style-name="P17"><text:s/>(I) <text:s text:c="22"/>(V) <text:s text:c="23"/>(III)m</text:p>
        <text:p text:style-name="P17"><text:s text:c="4"/>For a smile they can share the night, it goes on and on</text:p>
        <text:p text:style-name="P17"><text:s text:c="6"/>(IV)</text:p>
        <text:p text:style-name="P17"><text:s text:c="2"/>and on and on</text:p>
        <text:p text:style-name="P17"><text:s/></text:p>
        <text:p text:style-name="P17"><text:s/>[Chorus]</text:p>
        <text:p text:style-name="P17"><text:s/>(IV) <text:s text:c="16"/>(I)</text:p>
        <text:p text:style-name="P17"><text:s/>Strangers waiting <text:s text:c="3"/>up and down the boulevard</text:p>
        <text:p text:style-name="P17"><text:s text:c="7"/>(IV) <text:s text:c="28"/>(I)</text:p>
        <text:p text:style-name="P17"><text:s/>Their shadows <text:s text:c="4"/>searching in the night</text:p>
        <text:p text:style-name="P17"><text:s/>(IV) <text:s text:c="19"/>(I)</text:p>
        <text:p text:style-name="P17"><text:s/>Streetlight, people, <text:s text:c="2"/>living just to find emotion</text:p>
        <text:p text:style-name="P17"><text:s/>(IV) <text:s text:c="23"/>(V) <text:s text:c="3"/>(I) <text:s text:c="3"/>(V) <text:s/>(I) <text:s/>(IV)</text:p>
        <text:p text:style-name="P17"><text:s/>Hiding, somewhere in the night</text:p>
        <text:p text:style-name="P17"><text:s/></text:p>
        <text:p text:style-name="P17"><text:s/>[Instrumental]</text:p>
        <text:p text:style-name="P17"><text:s/>(I) (V) (VI)m (IV)</text:p>
        <text:p text:style-name="P17"><text:s/></text:p>
        <text:p text:style-name="P17"><text:s/>[Verse 5]</text:p>
        <text:p text:style-name="P17"><text:s/>(I) <text:s text:c="17"/>(V) <text:s text:c="8"/>(VI)m <text:s text:c="12"/>(IV)</text:p>
        <text:p text:style-name="P17"><text:s text:c="4"/>Working hard to get my fill, <text:s text:c="3"/>everybody wants a thrill</text:p>
        <text:p text:style-name="P17"><text:s text:c="2"/>(I) <text:s text:c="20"/>(V) <text:s text:c="17"/>(III)m <text:s text:c="6"/>(IV)</text:p>
        <text:p text:style-name="P17"><text:s text:c="4"/>Paying anything to roll the dice, just one more time</text:p>
        <text:p text:style-name="P17"><text:s/></text:p>
        <text:p text:style-name="P17"><text:s/>[Verse 6]</text:p>
        <text:p text:style-name="P17"><text:s/>(I) <text:s text:c="16"/>(V) <text:s text:c="14"/>(VI)m <text:s text:c="17"/>(IV)</text:p>
        <text:p text:style-name="P17"><text:s text:c="4"/>Some will win, some will lose, <text:s text:c="3"/>some were born to sing the blues</text:p>
        <text:p text:style-name="P17"><text:s text:c="2"/>(I) <text:s text:c="14"/>(V) <text:s text:c="18"/>(III)m <text:s text:c="10"/>(IV)</text:p>
        <text:p text:style-name="P17"><text:s text:c="4"/>Oh, the movie never ends; it goes on and on and on and on</text:p>
        <text:p text:style-name="P17"><text:s/></text:p>
        <text:p text:style-name="P17"><text:s/>[Chorus]</text:p>
        <text:p text:style-name="P17"><text:s/>(IV) <text:s text:c="16"/>(I)</text:p>
        <text:p text:style-name="P17"><text:s/>Strangers waiting <text:s text:c="3"/>up and down the boulevard</text:p>
        <text:p text:style-name="P17"><text:s text:c="7"/>(IV) <text:s text:c="26"/>(I)</text:p>
        <text:p text:style-name="P17"><text:s/>Their shadows searching <text:s text:c="3"/>in the night</text:p>
        <text:p text:style-name="P17"><text:s/>(IV) <text:s text:c="20"/>(I)</text:p>
        <text:p text:style-name="P17"><text:s/>Streetlights, people, <text:s text:c="2"/>living just to find emotion</text:p>
        <text:p text:style-name="P17"><text:s/>(IV) <text:s text:c="23"/>(V) <text:s text:c="2"/>(I) <text:s text:c="3"/>(V) <text:s/>(I) <text:s/>(IV)</text:p>
        <text:p text:style-name="P17"><text:s/>Hiding, somewhere in the night</text:p>
        <text:p text:style-name="P17"><text:s/></text:p>
        <text:p text:style-name="P17"><text:s/>[GUITAR SOLO OVER VERS(I) CHORDS]</text:p>
        <text:p text:style-name="P17"><text:s/>(I) <text:s text:c="8"/>(V) <text:s text:c="14"/>(VI)m <text:s text:c="8"/>(IV)</text:p>
        <text:p text:style-name="P17"><text:s/>(I) <text:s text:c="8"/>(V) <text:s text:c="14"/>(III)m <text:s text:c="8"/>(IV)</text:p>
        <text:p text:style-name="P17"><text:s/></text:p>
        <text:p text:style-name="P17"><text:s/>(I) <text:s text:c="9"/>(V) <text:s text:c="9"/>(VI)m <text:s text:c="13"/>(IV)</text:p>
        <text:p text:style-name="P17"><text:s/>Don't stop believing <text:s text:c="3"/>hold on to the feeling</text:p>
        <text:p text:style-name="P17"><text:s/>(I) <text:s text:c="10"/>(V) <text:s text:c="10"/>(III)m <text:s text:c="10"/>(IV)</text:p>
        <text:p text:style-name="P17"><text:s/>Streetlight people <text:s/>oo-oh</text:p>
        <text:p text:style-name="P17"><text:s/>(I) <text:s text:c="9"/>(V) <text:s text:c="9"/>(VI)m <text:s text:c="13"/>(IV)</text:p>
        <text:p text:style-name="P17"><text:s/>Don't stop believing <text:s text:c="3"/>hold on to the feeling</text:p>
        <text:p text:style-name="P17"><text:s/>(I) <text:s text:c="10"/>(V) <text:s text:c="10"/>(III)m <text:s text:c="10"/>(IV)</text:p>
        <text:p text:style-name="P17"><text:s/>Streetlight people <text:s text:c="2"/>oo-oh</text:p>
        <text:p text:style-name="P17"><text:s/></text:p>
        <text:p text:style-name="P17"><text:s/>(I) <text:s text:c="9"/>(V) <text:s text:c="9"/>(VI)m <text:s text:c="13"/>(IV)</text:p>
        <text:p text:style-name="P17"><text:s/>Don't stop believing <text:s text:c="3"/>hold on to the feeling</text:p>
        <text:p text:style-name="P17"><text:s/>(I) <text:s text:c="10"/>(V) <text:s text:c="10"/>(III)m <text:s text:c="10"/>(IV)</text:p>
        <text:p text:style-name="P17"><text:s/>Streetlight people <text:s text:c="2"/>oo-oh</text:p>
        <text:p text:style-name="P26">(I) <text:s text:c="11"/>(V) </text:p>
        <text:p text:style-name="P17"><text:s/>Day-o, Day-ay-ay-o</text:p>
        <text:p text:style-name="P17"><text:s text:c="4"/>(I) <text:s text:c="19"/>(V)</text:p>
        <text:p text:style-name="P17"><text:s/>Daylight come and me wan' go home</text:p>
        <text:p text:style-name="P17"><text:s text:c="4"/>(I) <text:s text:c="30"/></text:p>
        <text:p text:style-name="P17"><text:s/>Day, me say day, me say day, me say day</text:p>
        <text:p text:style-name="P17"><text:s text:c="30"/>(V)</text:p>
        <text:p text:style-name="P17"><text:s/>Me say day, me say day-ay-ay-o</text:p>
        <text:p text:style-name="P17"><text:s text:c="4"/>(I) <text:s text:c="19"/>(V) <text:s text:c="6"/>(I)</text:p>
        <text:p text:style-name="P17"><text:s/>Daylight come and me wan' go home</text:p>
        <text:p text:style-name="P17"><text:s/></text:p>
        <text:p text:style-name="P17"><text:s text:c="4"/>(I) <text:s text:c="23"/></text:p>
        <text:p text:style-name="P17"><text:s/>Work all night on a drink a' rum</text:p>
        <text:p text:style-name="P17"><text:s text:c="25"/>(V)</text:p>
        <text:p text:style-name="P17"><text:s/>Daylight come and me wan' go home</text:p>
        <text:p text:style-name="P17"><text:s text:c="4"/>(I)</text:p>
        <text:p text:style-name="P17"><text:s/>Stack banana till the mornin' come</text:p>
        <text:p text:style-name="P17"><text:s text:c="24"/>(V) <text:s text:c="7"/>(I)</text:p>
        <text:p text:style-name="P17"><text:s/>Daylight come and me wan' go home</text:p>
        <text:p text:style-name="P17"><text:s/></text:p>
        <text:p text:style-name="P17"><text:s text:c="4"/>(I) <text:s text:c="32"/>(V)</text:p>
        <text:p text:style-name="P17"><text:s/>Come, Mister tally man, tally me banana</text:p>
        <text:p text:style-name="P17"><text:s text:c="4"/>(I) <text:s text:c="19"/>(V)</text:p>
        <text:p text:style-name="P17"><text:s/>Daylight come and me wan' go home</text:p>
        <text:p text:style-name="P17"><text:s text:c="4"/>(I) <text:s text:c="20"/>(V) <text:s text:c="4"/></text:p>
        <text:p text:style-name="P17"><text:s/>Come, Mister tally man, tally me banana</text:p>
        <text:p text:style-name="P17"><text:s text:c="4"/>(I) <text:s text:c="19"/>(V)</text:p>
        <text:p text:style-name="P17"><text:s/>Daylight come and me wan' go home</text:p>
        <text:p text:style-name="P17"><text:s/></text:p>
        <text:p text:style-name="P17"><text:s text:c="4"/>(I) <text:s text:c="24"/></text:p>
        <text:p text:style-name="P17"><text:s/>It's six foot, seven foot, eight foot BUNCH!</text:p>
        <text:p text:style-name="P17"><text:s text:c="28"/>(V)</text:p>
        <text:p text:style-name="P17"><text:s/>Daylight come and me wan' go home</text:p>
        <text:p text:style-name="P17"><text:s text:c="4"/>(I) <text:s text:c="28"/></text:p>
        <text:p text:style-name="P17"><text:s/>Six foot, seven foot, eight foot BUNCH!</text:p>
        <text:p text:style-name="P17"><text:s text:c="4"/>(I) <text:s text:c="17"/>(V) <text:s/></text:p>
        <text:p text:style-name="P17"><text:s/>Daylight come and me wan' go home</text:p>
        <text:p text:style-name="P17"><text:s/></text:p>
        <text:p text:style-name="P17"><text:s text:c="4"/>(I) <text:s text:c="13"/></text:p>
        <text:p text:style-name="P17"><text:s/>Day, me say day-ay-ay-o</text:p>
        <text:p text:style-name="P17"><text:s text:c="28"/>(V)</text:p>
        <text:p text:style-name="P17"><text:s/>Daylight come and me wan' go home</text:p>
        <text:p text:style-name="P17"><text:s text:c="4"/>(I) <text:s text:c="22"/></text:p>
        <text:p text:style-name="P17"><text:s/>Day, me say day, me say day, me say day…</text:p>
        <text:p text:style-name="P17"><text:s text:c="4"/>(I) <text:s text:c="18"/>(V) </text:p>
        <text:p text:style-name="P17"><text:s/>Daylight come and me wan' go home</text:p>
        <text:p text:style-name="P17"><text:s/></text:p>
        <text:p text:style-name="P17"><text:s text:c="4"/>(I) <text:s text:c="27"/></text:p>
        <text:p text:style-name="P17"><text:s/>(V) beautiful bunch a' ripe banana</text:p>
        <text:p text:style-name="P17"><text:s text:c="24"/>(V)</text:p>
        <text:p text:style-name="P17"><text:s/>Daylight come and me wan' go home</text:p>
        <text:p text:style-name="P17"><text:s/></text:p>
        <text:p text:style-name="P17"><text:s/>Highly deadly black tarantula</text:p>
        <text:p text:style-name="P17"><text:s text:c="23"/>(V) <text:s/></text:p>
        <text:p text:style-name="P17"><text:s/>Daylight come and me wan' go home</text:p>
        <text:p text:style-name="P17"><text:s/></text:p>
        <text:p text:style-name="P17"><text:s text:c="4"/>(I) <text:s text:c="39"/></text:p>
        <text:p text:style-name="P17"><text:s/>It's six foot, seven foot, eight foot BUNCH!</text:p>
        <text:p text:style-name="P17"><text:s text:c="4"/>(I) <text:s text:c="18"/>(V) <text:s text:c="9"/></text:p>
        <text:p text:style-name="P17"><text:s/>Daylight come and me wan' go home</text:p>
        <text:p text:style-name="P17"><text:s text:c="4"/>(I) <text:s text:c="30"/></text:p>
        <text:p text:style-name="P17"><text:s/>Six foot, seven foot, eight foot BUNCH!</text:p>
        <text:p text:style-name="P17"><text:s text:c="25"/>(V) </text:p>
        <text:p text:style-name="P17"><text:s/>Daylight come and me wan' go home</text:p>
        <text:p text:style-name="P17"><text:s/></text:p>
        <text:p text:style-name="P17"><text:s text:c="4"/>(I) <text:s text:c="8"/>(V) <text:s text:c="9"/></text:p>
        <text:p text:style-name="P17"><text:s/>Day, me say day-ay-ay-o</text:p>
        <text:p text:style-name="P17"><text:s text:c="4"/>(I) <text:s text:c="18"/>(V)</text:p>
        <text:p text:style-name="P17"><text:s/>Daylight come and me wan' go home</text:p>
        <text:p text:style-name="P17"><text:s text:c="4"/>(I) <text:s text:c="26"/></text:p>
        <text:p text:style-name="P17"><text:s/>Day, me say day, me say day, me say day…</text:p>
        <text:p text:style-name="P17"><text:s text:c="24"/>(V) </text:p>
        <text:p text:style-name="P17"><text:s/>Daylight come and me wan' go home</text:p>
        <text:p text:style-name="P17"><text:s/></text:p>
        <text:p text:style-name="P17"><text:s text:c="4"/>(I) <text:s text:c="28"/></text:p>
        <text:p text:style-name="P17"><text:s/>Come, Mister tally man, tally me banana</text:p>
        <text:p text:style-name="P17"><text:s text:c="24"/>(V) <text:s text:c="8"/></text:p>
        <text:p text:style-name="P17"><text:s/>Daylight come and me wan' go home</text:p>
        <text:p text:style-name="P17"><text:soft-page-break/><text:s text:c="4"/>(I) <text:s text:c="31"/>(V) <text:s text:c="2"/></text:p>
        <text:p text:style-name="P17"><text:s/>Come, Mister tally man, tally me banana</text:p>
        <text:p text:style-name="P17"><text:s text:c="4"/>(I) <text:s text:c="18"/>(V)</text:p>
        <text:p text:style-name="P17"><text:s/>Daylight come and me wan' go home</text:p>
        <text:p text:style-name="P17"><text:s/></text:p>
        <text:p text:style-name="P17"><text:s text:c="4"/>(I) <text:s text:c="14"/></text:p>
        <text:p text:style-name="P17"><text:s/>Day-o, day-ay-ay-o</text:p>
        <text:p text:style-name="P17"><text:s text:c="24"/>(V)</text:p>
        <text:p text:style-name="P17"><text:s/>Daylight come and me wan' go home</text:p>
        <text:p text:style-name="P17"><text:s text:c="4"/>(I) <text:s text:c="24"/></text:p>
        <text:p text:style-name="P17"><text:s/>Day, me say day, me say day, me say day</text:p>
        <text:p text:style-name="P17"><text:s text:c="4"/>(I) <text:s text:c="18"/></text:p>
        <text:p text:style-name="P17"><text:s/>Me say day, me say day-ay-ay-o</text:p>
        <text:p text:style-name="P17"><text:s text:c="24"/>(V)</text:p>
        <text:p text:style-name="P17"><text:s/>Daylight come and me wan' go home</text:p>
        <text:p text:style-name="P26">[Intro]</text:p>
        <text:p text:style-name="P17"><text:s/></text:p>
        <text:p text:style-name="P17"><text:s/>(I) <text:s/>(V) <text:s/>(IV)sus2</text:p>
        <text:p text:style-name="P17"><text:s/>(I) <text:s/>(V) <text:s/>(IV)sus2</text:p>
        <text:p text:style-name="P17"><text:s/>(I) <text:s/>(V) <text:s/>(IV)sus2</text:p>
        <text:p text:style-name="P17"><text:s/>(I) <text:s/>(V) <text:s/>(IV)sus2</text:p>
        <text:p text:style-name="P17"><text:s/></text:p>
        <text:p text:style-name="P17"><text:s/></text:p>
        <text:p text:style-name="P17"><text:s/>[Verse]</text:p>
        <text:p text:style-name="P17"><text:s/></text:p>
        <text:p text:style-name="P17"><text:s/>(I) <text:s text:c="4"/>(V) <text:s text:c="13"/>(IV)sus2 <text:s text:c="22"/>(I)</text:p>
        <text:p text:style-name="P17"><text:s text:c="2"/>If I had a million dollars (If I had a million dollars)</text:p>
        <text:p text:style-name="P17"><text:s/>(I) <text:s text:c="3"/>(V) <text:s text:c="9"/>(IV)sus2 <text:s text:c="19"/>(I)</text:p>
        <text:p text:style-name="P17"><text:s text:c="2"/>I'd buy you a house (I would buy you a house)</text:p>
        <text:p text:style-name="P17"><text:s/>(I) <text:s text:c="4"/>(V) <text:s text:c="13"/>(IV)sus2 <text:s text:c="22"/>(I)</text:p>
        <text:p text:style-name="P17"><text:s text:c="2"/>If I had a million dollars (If I had a million dollars)</text:p>
        <text:p text:style-name="P17"><text:s/>(I) <text:s text:c="11"/>(V) <text:s text:c="18"/>(IV)sus2</text:p>
        <text:p text:style-name="P17"><text:s text:c="2"/>I'd buy you furniture for your house (Maybe a nice chesterfield or an </text:p>
        <text:p text:style-name="P17"><text:s/>(I)</text:p>
        <text:p text:style-name="P17"><text:s/>ottoman)</text:p>
        <text:p text:style-name="P17"><text:s/>(I) <text:s text:c="8"/>(V) <text:s text:c="13"/>(IV)sus2 <text:s text:c="22"/>(I)</text:p>
        <text:p text:style-name="P17"><text:s text:c="2"/>And if I had a million dollars (If I had a million dollars)</text:p>
        <text:p text:style-name="P17"><text:s/>(I) <text:s text:c="9"/>(V) <text:s text:c="8"/>(IV)sus2 <text:s text:c="21"/>(I)</text:p>
        <text:p text:style-name="P17"><text:s text:c="2"/>Well, I'd buy you a K-Car ((I) nice Reliant automobile)</text:p>
        <text:p text:style-name="P17"><text:s/>(I) <text:s text:c="4"/>(V) <text:s text:c="13"/>(IV)sus2 <text:s text:c="14"/>(V)</text:p>
        <text:p text:style-name="P17"><text:s text:c="2"/>If I had a million dollars I'd buy your love</text:p>
        <text:p text:style-name="P17"><text:s/></text:p>
        <text:p text:style-name="P17"><text:s/></text:p>
        <text:p text:style-name="P17"><text:s/>[Chorus]</text:p>
        <text:p text:style-name="P17"><text:s/></text:p>
        <text:p text:style-name="P17"><text:s/>(IV)sus2 (V) <text:s text:c="13"/>(I) <text:s text:c="5"/>( (I)/(VII) ) <text:s text:c="7"/>(VI)m <text:s text:c="14"/>(IV)sus2</text:p>
        <text:p text:style-name="P17"><text:s text:c="2"/>If I had a million dollars, I'd build a tree fort in our yard</text:p>
        <text:p text:style-name="P17"><text:s/>(IV)sus2 (V) <text:s text:c="13"/>(I) <text:s text:c="7"/>( (I)/(VII) ) <text:s text:c="2"/>(VI)m <text:s text:c="22"/>(IV)sus2</text:p>
        <text:p text:style-name="P17"><text:s text:c="2"/>If I had a million dollars, you could help, it wouldn't be that hard</text:p>
        <text:p text:style-name="P17"><text:s/>(IV)sus2 (V) <text:s text:c="13"/>(I)</text:p>
        <text:p text:style-name="P17"><text:s text:c="2"/>If I had a million dollars <text:s/></text:p>
        <text:p text:style-name="P17"><text:s text:c="9"/>( (I)/(VII) ) <text:s text:c="8"/>(VI)m <text:s text:c="27"/>(IV)sus2 (strum once)</text:p>
        <text:p text:style-name="P17"><text:s text:c="2"/>Maybe we could put a little tiny fridge in there somewhere</text:p>
        <text:p text:style-name="P17"><text:s text:c="42"/>(V) (strum once)</text:p>
        <text:p text:style-name="P17"><text:s text:c="2"/>You know, we could just go up there and hang out</text:p>
        <text:p text:style-name="P17"><text:s/></text:p>
        <text:p text:style-name="P17"><text:s/></text:p>
        <text:p text:style-name="P17"><text:s/>[Break] (Talking part)</text:p>
        <text:p text:style-name="P17"><text:s/></text:p>
        <text:p text:style-name="P17"><text:s text:c="29"/>(I)</text:p>
        <text:p text:style-name="P17"><text:s/>Like open the fridge and stuff</text:p>
        <text:p text:style-name="P17"><text:s text:c="33"/>(V)</text:p>
        <text:p text:style-name="P17"><text:s/>There would already be laid out foods for us</text:p>
        <text:p text:style-name="P17"><text:s text:c="8"/>(IV)sus2 <text:s text:c="31"/>(I) </text:p>
        <text:p text:style-name="P17"><text:s/>Like little pre-wrapped sausages and things</text:p>
        <text:p text:style-name="P17"><text:s/>(I) <text:s text:c="21"/>(V) <text:s text:c="38"/>(IV)sus2</text:p>
        <text:p text:style-name="P17"><text:s/>They have pre-wrapped sausages but they don't have pre-wrapped bacon</text:p>
        <text:p text:style-name="P17"><text:s text:c="20"/>(IV) (strum once)</text:p>
        <text:p text:style-name="P17"><text:s/>Well, can you blame 'em</text:p>
        <text:p text:style-name="P17"><text:s/>N.C.</text:p>
        <text:p text:style-name="P17"><text:s/>Uh, yeah</text:p>
        <text:p text:style-name="P17"><text:s/></text:p>
        <text:p text:style-name="P17"><text:s/></text:p>
        <text:p text:style-name="P17"><text:s/>[Verse]</text:p>
        <text:p text:style-name="P17"><text:s/></text:p>
        <text:p text:style-name="P17"><text:s/>(I) <text:s text:c="4"/>(V) <text:s text:c="13"/>(IV)sus2 <text:s text:c="22"/>(I)</text:p>
        <text:p text:style-name="P17"><text:s text:c="2"/>If I had a million dollars (If I had a million dollars)</text:p>
        <text:p text:style-name="P17"><text:s/>(I) <text:s text:c="9"/>(V) <text:s text:c="15"/>(IV)sus2 <text:s text:c="29"/>(I) </text:p>
        <text:p text:style-name="P17"><text:s text:c="2"/>Well, I'd buy you a fur coat (But not a real fur coat that's cruel)</text:p>
        <text:p text:style-name="P17"><text:s/>(I) <text:s text:c="8"/>(V) <text:s text:c="13"/>(IV)sus2 <text:s text:c="22"/>(I) </text:p>
        <text:p text:style-name="P17"><text:s text:c="2"/>And if I had a million dollars (If I had a million dollars)</text:p>
        <text:p text:style-name="P17"><text:s/>(I) <text:s text:c="9"/>(V) <text:s text:c="17"/>(IV)sus2 <text:s text:c="22"/>(I) </text:p>
        <text:p text:style-name="P17"><text:s text:c="2"/>Well, I'd buy you an exotic pet (Yep, like a llama or an emu)</text:p>
        <text:p text:style-name="P17"><text:s/>(I) <text:s text:c="8"/>(V) <text:s text:c="13"/>(IV)sus2 <text:s text:c="24"/>(I) </text:p>
        <text:p text:style-name="P17"><text:s text:c="2"/>And if I had a million dollars (If I had a a million dollars)</text:p>
        <text:p text:style-name="P17"><text:s/>(I) <text:s text:c="9"/>(V) <text:s text:c="23"/>(IV)sus2 <text:s text:c="4"/></text:p>
        <text:p text:style-name="P17"><text:s text:c="2"/>Well, I'd buy you John Merrick's remains (Ooh, all them crazy elephant </text:p>
        <text:p text:style-name="P17"><text:s text:c="2"/>(I)</text:p>
        <text:p text:style-name="P17"><text:s text:c="2"/>bones)</text:p>
        <text:p text:style-name="P17"><text:s/>(I) <text:s text:c="8"/>(V) <text:s text:c="13"/>(IV)sus2 <text:s text:c="14"/>(V) </text:p>
        <text:p text:style-name="P17"><text:s text:c="2"/>And If I had a million dollars I'd buy your love</text:p>
        <text:p text:style-name="P17"><text:s/></text:p>
        <text:p text:style-name="P17"><text:s/></text:p>
        <text:p text:style-name="P17"><text:soft-page-break/><text:s/>[Chorus]</text:p>
        <text:p text:style-name="P17"><text:s/></text:p>
        <text:p text:style-name="P17"><text:s/>(IV)sus2 (V) <text:s text:c="13"/>(I) <text:s text:c="7"/>( (I)/(VII) ) <text:s text:c="2"/>(VI)m <text:s text:c="18"/>(IV)sus2</text:p>
        <text:p text:style-name="P17"><text:s text:c="2"/>If I had a million dollars, we wouldn't have to walk to the store</text:p>
        <text:p text:style-name="P17"><text:s/>(IV)sus2 (V) <text:s text:c="13"/>(I) <text:s text:c="7"/>( (I)/(VII) ) <text:s text:c="5"/>(VI)m <text:s text:c="15"/>(IV)sus2</text:p>
        <text:p text:style-name="P17"><text:s text:c="2"/>If I had a million dollars, we'd take a limousine 'cause it costs more</text:p>
        <text:p text:style-name="P17"><text:s/>(IV)sus2 (V) <text:s text:c="13"/>(I) <text:s text:c="8"/>( (I)/(VII) ) <text:s text:c="2"/>(VI)m <text:s text:c="15"/>(IV)sus2(strum once)</text:p>
        <text:p text:style-name="P17"><text:s text:c="2"/>If I had a million dollars, we wouldn't have to eat Kraft Dinner</text:p>
        <text:p text:style-name="P17"><text:s text:c="24"/>(V) (strum once)</text:p>
        <text:p text:style-name="P17"><text:s text:c="2"/>But we would eat Kraft Dinner</text:p>
        <text:p text:style-name="P17"><text:s/></text:p>
        <text:p text:style-name="P17"><text:s/></text:p>
        <text:p text:style-name="P17"><text:s/>[Break]</text:p>
        <text:p text:style-name="P17"><text:s/></text:p>
        <text:p text:style-name="P17"><text:s text:c="38"/>(I)</text:p>
        <text:p text:style-name="P17"><text:s/>Of course we would, we’d just eat more</text:p>
        <text:p text:style-name="P17"><text:s text:c="12"/>(IV)sus2 <text:s text:c="12"/>(V) <text:s text:c="7"/></text:p>
        <text:p text:style-name="P17"><text:s/>And buy really expensive ketchups with it</text:p>
        <text:p text:style-name="P17"><text:s text:c="42"/>(I)</text:p>
        <text:p text:style-name="P17"><text:s/>That’s right, all the fanciest ke… dijon ketchups!</text:p>
        <text:p text:style-name="P17"><text:s text:c="8"/>(IV)sus2 <text:s text:c="6"/>(V) (strum once) </text:p>
        <text:p text:style-name="P17"><text:s/>Mmmmmm, Mmmm-Hmmm</text:p>
        <text:p text:style-name="P17"><text:s/></text:p>
        <text:p text:style-name="P17"><text:s/></text:p>
        <text:p text:style-name="P17"><text:s/>[Verse]</text:p>
        <text:p text:style-name="P17"><text:s/></text:p>
        <text:p text:style-name="P17"><text:s/>(I) <text:s text:c="4"/>(V) <text:s text:c="13"/>(IV)sus2 <text:s text:c="22"/>(I) <text:s text:c="5"/></text:p>
        <text:p text:style-name="P17"><text:s text:c="2"/>If I had a million dollars (If I had a million dollars)</text:p>
        <text:p text:style-name="P17"><text:s/>(I) <text:s text:c="9"/>(V) <text:s text:c="16"/>(IV)sus2 <text:s text:c="34"/>(I)</text:p>
        <text:p text:style-name="P17"><text:s text:c="2"/>Well, I'd buy you a green dress (But not a real green dress, that's cruel)</text:p>
        <text:p text:style-name="P17"><text:s/>(I) <text:s text:c="8"/>(V) <text:s text:c="13"/>(IV)sus2 <text:s text:c="22"/>(I)</text:p>
        <text:p text:style-name="P17"><text:s text:c="2"/>And if I had a million dollars (If I had a million dollars)</text:p>
        <text:p text:style-name="P17"><text:s/>(I) <text:s text:c="9"/>(V) <text:s text:c="11"/>(IV)sus2 <text:s text:c="17"/>(I)</text:p>
        <text:p text:style-name="P17"><text:s text:c="2"/>Well, I'd buy you some art ((I) Picasso or a Garfunkel)</text:p>
        <text:p text:style-name="P17"><text:s/>(I) <text:s text:c="4"/>(V) <text:s text:c="13"/>(IV)sus2 <text:s text:c="22"/>(I)</text:p>
        <text:p text:style-name="P17"><text:s text:c="2"/>If I had a million dollars (If I had a million dollars)</text:p>
        <text:p text:style-name="P17"><text:s/>(I) <text:s text:c="9"/>(V) <text:s text:c="9"/>(IV)sus2 <text:s text:c="30"/>(I)</text:p>
        <text:p text:style-name="P17"><text:s text:c="2"/>Well, I'd buy you a monkey (Haven't you always wanted a monkey)</text:p>
        <text:p text:style-name="P17"><text:s/>(I) <text:s text:c="4"/>(V) <text:s text:c="13"/>(IV)sus2 <text:s text:c="16"/>(V)</text:p>
        <text:p text:style-name="P17"><text:s text:c="2"/>If I had a million dollars, I’d buy your love</text:p>
        <text:p text:style-name="P17"><text:s/></text:p>
        <text:p text:style-name="P17"><text:s/></text:p>
        <text:p text:style-name="P17"><text:s/>[Outro]</text:p>
        <text:p text:style-name="P17"><text:s/></text:p>
        <text:p text:style-name="P17"><text:s/>(IV)sus2 (V) <text:s text:c="13"/>(I) <text:s text:c="3"/>( (I)/(VII) ) (VI)m <text:s text:c="12"/>(IV)sus2</text:p>
        <text:p text:style-name="P17"><text:s text:c="2"/>If I had a million dollars, If I had a million dollars</text:p>
        <text:p text:style-name="P17"><text:s/>(IV)sus2 (V) <text:s text:c="13"/>(I) <text:s text:c="3"/>( (I)/(VII) ) (VI)m <text:s text:c="12"/>(IV)sus2</text:p>
        <text:p text:style-name="P17"><text:s text:c="2"/>If I had a million dollars, If I had a million dollars</text:p>
        <text:p text:style-name="P17"><text:s/>(IV)sus2 (V) <text:s text:c="13"/>(I) ( (I)/(VII) ) (VI)m <text:s/>(V) <text:s/>(IV)sus2</text:p>
        <text:p text:style-name="P17"><text:s text:c="2"/>If I had a million dollars</text:p>
        <text:p text:style-name="P17"><text:s/>(V) (strum once) </text:p>
        <text:p text:style-name="P17"><text:s text:c="2"/>I'd be rich</text:p>
        <text:p text:style-name="P17"><text:s/></text:p>
        <text:p text:style-name="P17"><text:s/>(I) <text:s text:c="2"/>(IV) <text:s/>(V) <text:s text:c="2"/>(I)</text:p>
        <text:p text:style-name="P26"><text:s text:c="11"/>(IV)</text:p>
        <text:p text:style-name="P17"><text:s/>On top of spaghetti,</text:p>
        <text:p text:style-name="P17"><text:s text:c="20"/>(I)</text:p>
        <text:p text:style-name="P17"><text:s/>All covered with cheese,</text:p>
        <text:p text:style-name="P17"><text:s text:c="19"/>(V)</text:p>
        <text:p text:style-name="P17"><text:s/>I lost my poor meatball,</text:p>
        <text:p text:style-name="P17"><text:s text:c="17"/>(I)</text:p>
        <text:p text:style-name="P17"><text:s/>When somebody sneezed ):</text:p>
        <text:p text:style-name="P17"><text:s/></text:p>
        <text:p text:style-name="P17"><text:s text:c="20"/>(IV)</text:p>
        <text:p text:style-name="P17"><text:s/>It rolled off the table,</text:p>
        <text:p text:style-name="P17"><text:s text:c="15"/>(I)</text:p>
        <text:p text:style-name="P17"><text:s/>And onto the floor,</text:p>
        <text:p text:style-name="P17"><text:s text:c="14"/>(V)</text:p>
        <text:p text:style-name="P17"><text:s/>And then my meatball,</text:p>
        <text:p text:style-name="P17"><text:s text:c="23"/>(I)</text:p>
        <text:p text:style-name="P17"><text:s/>Rolled right out the door.</text:p>
        <text:p text:style-name="P17"><text:s/></text:p>
        <text:p text:style-name="P17"><text:s text:c="20"/>(IV)</text:p>
        <text:p text:style-name="P17"><text:s/>It rolled onto the sidewalk,</text:p>
        <text:p text:style-name="P17"><text:s text:c="16"/>(I)</text:p>
        <text:p text:style-name="P17"><text:s/>Then into the street,</text:p>
        <text:p text:style-name="P17"><text:s text:c="18"/>(V)</text:p>
        <text:p text:style-name="P17"><text:s/>And now my poor meatball,</text:p>
        <text:p text:style-name="P17"><text:s text:c="17"/>(I)</text:p>
        <text:p text:style-name="P17"><text:s/>Is too dirty to eat.</text:p>
        <text:p text:style-name="P17"><text:s/></text:p>
        <text:p text:style-name="P26">[Verse]</text:p>
        <text:p text:style-name="P17"><text:s text:c="2"/>(I)</text:p>
        <text:p text:style-name="P17"><text:s/>When I wake up, well I know I'm gonna be,</text:p>
        <text:p text:style-name="P17"><text:s text:c="11"/>(IV) <text:s text:c="13"/>(V) <text:s text:c="15"/>(I)</text:p>
        <text:p text:style-name="P17"><text:s/>I'm gonna be the man who wakes up next to you</text:p>
        <text:p text:style-name="P17"><text:s/>(I)</text:p>
        <text:p text:style-name="P17"><text:s/>When I go out, yeah I know I'm gonna be</text:p>
        <text:p text:style-name="P17"><text:s text:c="11"/>(IV) <text:s text:c="13"/>(V) <text:s text:c="14"/>(I)</text:p>
        <text:p text:style-name="P17"><text:s/>I'm gonna be the man who goes along with you</text:p>
        <text:p text:style-name="P17"><text:s/>(I)</text:p>
        <text:p text:style-name="P17"><text:s/>If I get drunk, well I know I'm gonna be</text:p>
        <text:p text:style-name="P17"><text:s text:c="11"/>(IV) <text:s text:c="13"/>(V) <text:s text:c="17"/>(I)</text:p>
        <text:p text:style-name="P17"><text:s/>I'm gonna be the man who gets drunk next to you</text:p>
        <text:p text:style-name="P17"><text:s/>(I)</text:p>
        <text:p text:style-name="P17"><text:s/>And if I haver, hey I know I'm gonna be</text:p>
        <text:p text:style-name="P17"><text:s text:c="11"/>(IV) <text:s text:c="15"/>(V) <text:s text:c="10"/>(I)</text:p>
        <text:p text:style-name="P17"><text:s/>I'm gonna be the man who's havering to you</text:p>
        <text:p text:style-name="P17"><text:s/></text:p>
        <text:p text:style-name="P18"><text:s/></text:p>
        <text:p text:style-name="P18"><text:s/>[Chorus]</text:p>
        <text:p text:style-name="P17"><text:s/>(I)</text:p>
        <text:p text:style-name="P17"><text:s/>But I would walk 500 miles</text:p>
        <text:p text:style-name="P17"><text:s text:c="35"/>(IV) <text:s text:c="3"/>(V)</text:p>
        <text:p text:style-name="P17"><text:s text:c="5"/>(IV) <text:s text:c="11"/>(V)* <text:s text:c="13"/>*Five Hundred</text:p>
        <text:p text:style-name="P17"><text:s/>And I would walk 500 more</text:p>
        <text:p text:style-name="P17"><text:s text:c="9"/>(I) <text:s text:c="30"/>(IV)</text:p>
        <text:p text:style-name="P17"><text:s/>Just to be the man who walks a thousand miles</text:p>
        <text:p text:style-name="P17"><text:s text:c="14"/>(V) <text:s text:c="6"/>(I)</text:p>
        <text:p text:style-name="P17"><text:s/>To fall down at your door</text:p>
        <text:p text:style-name="P17"><text:s/></text:p>
        <text:p text:style-name="P17"><text:s/></text:p>
        <text:p text:style-name="P17"><text:s/>[Verse]</text:p>
        <text:p text:style-name="P17"><text:s/>When I'm working, yes I know I'm gonna be</text:p>
        <text:p text:style-name="P17"><text:s/>I'm gonna be the man who's working hard for you</text:p>
        <text:p text:style-name="P17"><text:s text:c="2"/>And when the money, comes in for the work I do</text:p>
        <text:p text:style-name="P17"><text:s text:c="2"/>I'll pass almost every penny on to you</text:p>
        <text:p text:style-name="P17"><text:s/>When I come home(When I come home), well I know I'm gonna be</text:p>
        <text:p text:style-name="P17"><text:s text:c="3"/>I'm gonna be the man who comes back home to you</text:p>
        <text:p text:style-name="P17"><text:s text:c="2"/>And if I grow , well I know I'm gonna be</text:p>
        <text:p text:style-name="P17"><text:s text:c="2"/>I'm gonna be the man who's growing old with you</text:p>
        <text:p text:style-name="P17"><text:s text:c="2"/></text:p>
        <text:p text:style-name="P17"><text:s/>[Chorus]</text:p>
        <text:p text:style-name="P17"><text:s/></text:p>
        <text:p text:style-name="P17"><text:s/>(I) (IV) (V)</text:p>
        <text:p text:style-name="P17"><text:s/>fa la la (fa la la)</text:p>
        <text:p text:style-name="P17"><text:s/>fa la la (fa la la)</text:p>
        <text:p text:style-name="P17"><text:s/></text:p>
        <text:p text:style-name="P17"><text:s/>fa la la (fa la la)</text:p>
        <text:p text:style-name="P17"><text:s/>fa la la (fa la la)</text:p>
        <text:p text:style-name="P17"><text:s/></text:p>
        <text:p text:style-name="P17"><text:s/></text:p>
        <text:p text:style-name="P17"><text:s/>[Verse]</text:p>
        <text:p text:style-name="P17"><text:s text:c="2"/>When I'm lonely, well I know I'm gonna be</text:p>
        <text:p text:style-name="P17"><text:s/>I'm gonna be the man who's lonely without you</text:p>
        <text:p text:style-name="P17"><text:s/>And when I'm dreaming, well I know I'm gonna dream</text:p>
        <text:p text:style-name="P17"><text:s/>I'm gonna Dream about the time when I'm with you</text:p>
        <text:p text:style-name="P17"><text:s/>When I go out(When I go out), well I know I'm gonna be</text:p>
        <text:p text:style-name="P17"><text:s/>I'm gonna be the man who goes along with you</text:p>
        <text:p text:style-name="P17"><text:s/>And when I come home(When I come home), yes I know I'm gonna be</text:p>
        <text:p text:style-name="P17"><text:s text:c="11"/>(IV) <text:s text:c="13"/>(V) <text:s text:c="19"/>(I) Stop strumming</text:p>
        <text:p text:style-name="P17"><text:s/>I'm gonna be the man who comes back home with you</text:p>
        <text:p text:style-name="P17"><text:s text:c="11"/>(IV) <text:s text:c="15"/>(V) <text:s text:c="15"/>(I)</text:p>
        <text:p text:style-name="P17"><text:s/>I'm gonna be the man who's coming home with you</text:p>
        <text:p text:style-name="P17"><text:s/></text:p>
        <text:p text:style-name="P17"><text:s text:c="2"/></text:p>
        <text:p text:style-name="P17"><text:s/></text:p>
        <text:p text:style-name="P17"><text:s/>[Chorus]</text:p>
        <text:p text:style-name="P17"><text:s/></text:p>
        <text:p text:style-name="P17"><text:s/>fa la la (fa la la)</text:p>
        <text:p text:style-name="P17"><text:s/>fa la la (fa la la)</text:p>
        <text:p text:style-name="P17"><text:s/></text:p>
        <text:p text:style-name="P17"><text:s/>fa la la (fa la la)</text:p>
        <text:p text:style-name="P17"><text:s/>fa la la (fa la la)</text:p>
        <text:p text:style-name="P17"><text:s/></text:p>
        <text:p text:style-name="P17"><text:s/>fa la la (fa la la)</text:p>
        <text:p text:style-name="P17"><text:s/>fa la la (fa la la)</text:p>
        <text:p text:style-name="P17"><text:s/></text:p>
        <text:p text:style-name="P17"><text:s/>Da Da Da Dun Diddle Un Diddle Un Diddle Uh Da Da</text:p>
        <text:p text:style-name="P17"><text:soft-page-break/><text:s/></text:p>
        <text:p text:style-name="P17"><text:s/>fa la la (fa la la)</text:p>
        <text:p text:style-name="P17"><text:s/>fa la la (fa la la)</text:p>
        <text:p text:style-name="P17"><text:s/></text:p>
        <text:p text:style-name="P17"><text:s/></text:p>
        <text:p text:style-name="P17"><text:s/>[Ending]</text:p>
        <text:p text:style-name="P17"><text:s/></text:p>
        <text:p text:style-name="P17"><text:s/>(I)</text:p>
        <text:p text:style-name="P17"><text:s/></text:p>
        <text:p text:style-name="P26">[Chorus]</text:p>
        <text:p text:style-name="P17"><text:s/>(II) <text:s text:c="17"/>(VI)</text:p>
        <text:p text:style-name="P17"><text:s/>I would swallow my pride</text:p>
        <text:p text:style-name="P17"><text:s text:c="22"/>(III)</text:p>
        <text:p text:style-name="P17"><text:s/>I would choke on the rinds</text:p>
        <text:p text:style-name="P17"><text:s text:c="45"/>(II)</text:p>
        <text:p text:style-name="P17"><text:s/>But the lack thereof would leave me empty inside</text:p>
        <text:p text:style-name="P17"><text:s/>(II) <text:s text:c="17"/>(VI) <text:s text:c="19"/>(VII)</text:p>
        <text:p text:style-name="P17"><text:s/>I would swallow my doubt turn it inside out</text:p>
        <text:p text:style-name="P17"><text:s/></text:p>
        <text:p text:style-name="P17"><text:s/>(find nothing but faith in nothing)</text:p>
        <text:p text:style-name="P17"><text:s/>(VI) <text:s text:c="20"/>(III)</text:p>
        <text:p text:style-name="P17"><text:s/>Want to put my tender heart in a blender</text:p>
        <text:p text:style-name="P17"><text:s/>(VII)</text:p>
        <text:p text:style-name="P17"><text:s/>Watch it spin around to a beautiful oblivion</text:p>
        <text:p text:style-name="P17"><text:s/>(VI) <text:s text:c="4"/>(III) <text:s text:c="12"/>(VII)</text:p>
        <text:p text:style-name="P17"><text:s/>Rendezvous then I'm through with you</text:p>
        <text:p text:style-name="P17"><text:s/></text:p>
        <text:p text:style-name="P17"><text:s/>(III) <text:s text:c="17"/>(VII) <text:s text:c="12"/>(II) <text:s text:c="14"/>(I)</text:p>
        <text:p text:style-name="P17"><text:s/>I burn burn like a wicker cabinet chalk white and oh so frail</text:p>
        <text:p text:style-name="P17"><text:s/>(III) <text:s text:c="8"/>(VII) <text:s text:c="13"/>(VI)</text:p>
        <text:p text:style-name="P17"><text:s/>I see our time had gotten stale</text:p>
        <text:p text:style-name="P17"><text:s/>(III) <text:s text:c="19"/>(VII)</text:p>
        <text:p text:style-name="P17"><text:s/>The tick tock of the clock is painful</text:p>
        <text:p text:style-name="P17"><text:s/>(II) <text:s text:c="11"/>(I)</text:p>
        <text:p text:style-name="P17"><text:s/>All sane and logical</text:p>
        <text:p text:style-name="P17"><text:s/>(III) <text:s text:c="8"/>(VII) <text:s text:c="13"/>(VI)</text:p>
        <text:p text:style-name="P17"><text:s/>I want to tear it off the wall</text:p>
        <text:p text:style-name="P17"><text:s/>(III) <text:s text:c="15"/>(VII)</text:p>
        <text:p text:style-name="P17"><text:s/>I hear words and clips and phrases</text:p>
        <text:p text:style-name="P17"><text:s/>(II) <text:s text:c="16"/>(I)</text:p>
        <text:p text:style-name="P17"><text:s/>I think sick like ginger ale</text:p>
        <text:p text:style-name="P17"><text:s/>(III) <text:s text:c="9"/>(VII) <text:s text:c="11"/>(I)</text:p>
        <text:p text:style-name="P17"><text:s/>My stomach turns and I exhale</text:p>
        <text:p text:style-name="P17"><text:s/></text:p>
        <text:p text:style-name="P17"><text:s/>[Chorus]</text:p>
        <text:p text:style-name="P17"><text:s/></text:p>
        <text:p text:style-name="P17"><text:s/></text:p>
        <text:p text:style-name="P17"><text:s/>(III) <text:s text:c="8"/>(VII)</text:p>
        <text:p text:style-name="P17"><text:s/>So cal is where my mind states</text:p>
        <text:p text:style-name="P17"><text:s/>(II) <text:s text:c="14"/>(I)</text:p>
        <text:p text:style-name="P17"><text:s/>but it's not my state of mind</text:p>
        <text:p text:style-name="P17"><text:s/>(III) <text:s text:c="9"/>(VII) <text:s text:c="9"/>(VI)</text:p>
        <text:p text:style-name="P17"><text:s/>I'm not as ugly sad as you</text:p>
        <text:p text:style-name="P17"><text:s/>(III) <text:s text:c="6"/>(VII)</text:p>
        <text:p text:style-name="P17"><text:s/>Or am I origami</text:p>
        <text:p text:style-name="P17"><text:s/>(II) <text:s text:c="12"/>(I)</text:p>
        <text:p text:style-name="P17"><text:s/>Folded up and just pretend</text:p>
        <text:p text:style-name="P17"><text:s/>(III) <text:s text:c="14"/>(VII) <text:s text:c="13"/>(I)</text:p>
        <text:p text:style-name="P17"><text:s/>demented as the motives in your head</text:p>
        <text:p text:style-name="P17"><text:s/></text:p>
        <text:p text:style-name="P17"><text:s/>-Chorus-</text:p>
        <text:p text:style-name="P17"><text:s/></text:p>
        <text:p text:style-name="P17"><text:s/>(III)/(VII) (VI) (II) (VI) Staccato</text:p>
        <text:p text:style-name="P17"><text:s/></text:p>
        <text:p text:style-name="P17"><text:s/>(III)/(VII) (VI) <text:s text:c="16"/>(II) <text:s text:c="23"/>(VI)</text:p>
        <text:p text:style-name="P17"><text:s/>I alone am the one you don't know you need take heed feed your ego</text:p>
        <text:p text:style-name="P17"><text:s/>(III)/(VII) <text:s text:c="3"/>(VI) <text:s text:c="26"/>(II) <text:s text:c="23"/>(VI)</text:p>
        <text:p text:style-name="P17"><text:s/>Make me blind when your eyes close, sink when you get close, tie me to the</text:p>
        <text:p text:style-name="P17"><text:s/></text:p>
        <text:p text:style-name="P17"><text:s/>Bed post</text:p>
        <text:p text:style-name="P17"><text:s/>(III)/(VII) (VI) <text:s text:c="16"/>(II) <text:s text:c="22"/>(VI)</text:p>
        <text:p text:style-name="P17"><text:s/>I alone am the one you don't know you need you don't know you need me.</text:p>
        <text:p text:style-name="P17"><text:s/>(III)/(VII) <text:s text:c="3"/>(VI) <text:s text:c="26"/>(II) (pause) <text:s text:c="4"/>(VI)</text:p>
        <text:p text:style-name="P17"><text:s/>make me Blind when your eyes close, tie me to the bed post</text:p>
        <text:p text:style-name="P17"><text:s/></text:p>
        <text:p text:style-name="P17"><text:s/>[Chorus]</text:p>
        <text:p text:style-name="P17"/>
        <text:p text:style-name="P2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0:04:53.961736674</meta:creation-date>
    <dc:date>2020-01-14T13:33:33.772644327</dc:date>
    <meta:editing-duration>PT2H47M2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47" meta:paragraph-count="2141" meta:word-count="10318" meta:character-count="67673" meta:non-whitespace-character-count="40536"/>
  </office:meta>
</office:document-meta>
</file>